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0.078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2.5728in"/>
    </style:style>
    <style:style style:name="co9" style:family="table-column">
      <style:table-column-properties fo:break-before="auto" style:column-width="2.5835in"/>
    </style:style>
    <style:style style:name="co10" style:family="table-column">
      <style:table-column-properties fo:break-before="auto" style:column-width="2.35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ossedPropertyTest1" table:style-name="ta1">
        <table:shapes>
          <draw:frame draw:z-index="0" draw:style-name="gr1" draw:text-style-name="P1" svg:width="13.911in" svg:height="8.8657in" svg:x="0in" svg:y="2.0079in">
            <draw:object draw:notify-on-update-of-ranges="CrossedPropertyTest1.B1:CrossedPropertyTest1.B1 CrossedPropertyTest1.B2:CrossedPropertyTest1.B101 CrossedPropertyTest1.C1:CrossedPropertyTest1.C1 CrossedPropertyTest1.C2:CrossedPropertyTest1.C101 CrossedPropertyTest1.D1:CrossedPropertyTest1.D1 CrossedPropertyTest1.D2:CrossedPropertyTest1.D101 CrossedPropertyTest1.E1:CrossedPropertyTest1.E1 CrossedPropertyTest1.E2:CrossedPropertyTest1.E101 CrossedPropertyTest1.F1:CrossedPropertyTest1.F1 CrossedPropertyTest1.F2:CrossedPropertyTest1.F101 CrossedPropertyTest1.G1:CrossedPropertyTest1.G1 CrossedPropertyTest1.G2:CrossedPropertyTest1.G101 CrossedPropertyTest1.H1:CrossedPropertyTest1.H1 CrossedPropertyTest1.H2:CrossedPropertyTest1.H101 CrossedPropertyTest1.I1:CrossedPropertyTest1.I1 CrossedPropertyTest1.I2:CrossedPropertyTest1.I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8642in" svg:height="9.4744in" svg:x="11.0295in" svg:y="10.552in">
            <draw:object draw:notify-on-update-of-ranges="CrossedPropertyTest1.H1:CrossedPropertyTest1.H1 CrossedPropertyTest1.H2:CrossedPropertyTest1.H101 CrossedPropertyTest1.I1:CrossedPropertyTest1.I1 CrossedPropertyTest1.I2:CrossedPropertyTest1.I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8622in" svg:height="9.472in" svg:x="17.2323in" svg:y="3.3055in">
            <draw:object draw:notify-on-update-of-ranges="CrossedPropertyTest1.B1:CrossedPropertyTest1.B1 CrossedPropertyTest1.B2:CrossedPropertyTest1.B101 CrossedPropertyTest1.F1:CrossedPropertyTest1.F1 CrossedPropertyTest1.F2:CrossedPropertyTest1.F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8622in" svg:height="9.472in" svg:x="39.2862in" svg:y="16.5756in">
            <draw:object draw:notify-on-update-of-ranges="CrossedPropertyTest1.C1:CrossedPropertyTest1.C1 CrossedPropertyTest1.C2:CrossedPropertyTest1.C101 CrossedPropertyTest1.G1:CrossedPropertyTest1.G1 CrossedPropertyTest1.G2:CrossedPropertyTest1.G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 </text:p>
          </table:table-cell>
          <table:table-cell office:value-type="string" calcext:value-type="string">
            <text:p><text:s/>joint compression</text:p>
          </table:table-cell>
          <table:table-cell office:value-type="string" calcext:value-type="string">
            <text:p>1+2-12</text:p>
          </table:table-cell>
          <table:table-cell office:value-type="string" calcext:value-type="string">
            <text:p><text:s/>Mutual compression crossed(s1:s1)</text:p>
          </table:table-cell>
          <table:table-cell office:value-type="string" calcext:value-type="string">
            <text:p><text:s/>Mutual compression crossed(s2:s2)</text:p>
          </table:table-cell>
          <table:table-cell office:value-type="string" calcext:value-type="string">
            <text:p><text:s/>Mutual compression crossed(s1:s2)</text:p>
          </table:table-cell>
          <table:table-cell office:value-type="string" calcext:value-type="string">
            <text:p><text:s/>Mutual compression crossed(s2:s1)</text:p>
          </table:table-cell>
          <table:table-cell table:number-columns-repeated="2"/>
          <table:table-cell office:value-type="string" calcext:value-type="string">
            <text:p><text:s/>Mutual compression crossed(s1:s1)</text:p>
          </table:table-cell>
          <table:table-cell office:value-type="string" calcext:value-type="string">
            <text:p><text:s/>Mutual compression crossed(s2:s2)</text:p>
          </table:table-cell>
          <table:table-cell table:number-columns-repeated="2" office:value-type="string" calcext:value-type="string">
            <text:p><text:s/>Mutual compression crossed(s1:s2)</text:p>
          </table:table-cell>
          <table:table-cell table:number-columns-repeated="2"/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8" calcext:value-type="float">
            <text:p>0.8</text:p>
          </table:table-cell>
          <table:table-cell table:formula="of:=[.B2]+[.C2]-[.D2]" office:value-type="float" office:value="0.8" calcext:value-type="float">
            <text:p>0.8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2"/>
          <table:table-cell table:formula="of:=[.F2]*2" office:value-type="float" office:value="1.2" calcext:value-type="float">
            <text:p>1.2</text:p>
          </table:table-cell>
          <table:table-cell table:formula="of:=[.G2]*2" office:value-type="float" office:value="1.2" calcext:value-type="float">
            <text:p>1.2</text:p>
          </table:table-cell>
          <table:table-cell table:formula="of:=[.H2]*2" office:value-type="float" office:value="1.2" calcext:value-type="float">
            <text:p>1.2</text:p>
          </table:table-cell>
          <table:table-cell table:formula="of:=[.I2]*2" office:value-type="float" office:value="1.2" calcext:value-type="float">
            <text:p>1.2</text:p>
          </table:table-cell>
          <table:table-cell table:number-columns-repeated="2"/>
          <table:table-cell office:value-type="float" office:value="1101100" calcext:value-type="float">
            <text:p>1101100</text:p>
          </table:table-cell>
          <table:table-cell office:value-type="float" office:value="1000011101" calcext:value-type="float">
            <text:p>1000011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710526315789474" calcext:value-type="float">
            <text:p>0.710526315789474</text:p>
          </table:table-cell>
          <table:table-cell table:formula="of:=[.B3]+[.C3]-[.D3]" office:value-type="float" office:value="0.868421052631579" calcext:value-type="float">
            <text:p>0.868421052631579</text:p>
          </table:table-cell>
          <table:table-cell office:value-type="float" office:value="0.473684210526316" calcext:value-type="float">
            <text:p>0.473684210526316</text:p>
          </table:table-cell>
          <table:table-cell table:number-columns-repeated="3" office:value-type="float" office:value="0.552631578947368" calcext:value-type="float">
            <text:p>0.552631578947368</text:p>
          </table:table-cell>
          <table:table-cell table:number-columns-repeated="2"/>
          <table:table-cell table:formula="of:=[.F3]*2" office:value-type="float" office:value="0.947368421052632" calcext:value-type="float">
            <text:p>0.947368421052632</text:p>
          </table:table-cell>
          <table:table-cell table:formula="of:=[.G3]*2" office:value-type="float" office:value="1.10526315789474" calcext:value-type="float">
            <text:p>1.10526315789474</text:p>
          </table:table-cell>
          <table:table-cell table:formula="of:=[.H3]*2" office:value-type="float" office:value="1.10526315789474" calcext:value-type="float">
            <text:p>1.10526315789474</text:p>
          </table:table-cell>
          <table:table-cell table:formula="of:=[.I3]*2" office:value-type="float" office:value="1.10526315789474" calcext:value-type="float">
            <text:p>1.10526315789474</text:p>
          </table:table-cell>
          <table:table-cell table:number-columns-repeated="2"/>
          <table:table-cell office:value-type="float" office:value="1101100010001001" calcext:value-type="float">
            <text:p>1101100010001001</text:p>
          </table:table-cell>
          <table:table-cell office:value-type="float" office:value="1.0000111011011E+018" calcext:value-type="float">
            <text:p>1.000011101101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office:value-type="float" office:value="0.696428571428571" calcext:value-type="float">
            <text:p>0.696428571428571</text:p>
          </table:table-cell>
          <table:table-cell table:formula="of:=[.B4]+[.C4]-[.D4]" office:value-type="float" office:value="0.732142857142857" calcext:value-type="float">
            <text:p>0.732142857142857</text:p>
          </table:table-cell>
          <table:table-cell office:value-type="float" office:value="0.535714285714286" calcext:value-type="float">
            <text:p>0.535714285714286</text:p>
          </table:table-cell>
          <table:table-cell table:number-columns-repeated="3" office:value-type="float" office:value="0.571428571428571" calcext:value-type="float">
            <text:p>0.571428571428571</text:p>
          </table:table-cell>
          <table:table-cell table:number-columns-repeated="2"/>
          <table:table-cell table:formula="of:=[.F4]*2" office:value-type="float" office:value="1.07142857142857" calcext:value-type="float">
            <text:p>1.07142857142857</text:p>
          </table:table-cell>
          <table:table-cell table:formula="of:=[.G4]*2" office:value-type="float" office:value="1.14285714285714" calcext:value-type="float">
            <text:p>1.14285714285714</text:p>
          </table:table-cell>
          <table:table-cell table:formula="of:=[.H4]*2" office:value-type="float" office:value="1.14285714285714" calcext:value-type="float">
            <text:p>1.14285714285714</text:p>
          </table:table-cell>
          <table:table-cell table:formula="of:=[.I4]*2" office:value-type="float" office:value="1.14285714285714" calcext:value-type="float">
            <text:p>1.14285714285714</text:p>
          </table:table-cell>
          <table:table-cell table:number-columns-repeated="2"/>
          <table:table-cell office:value-type="float" office:value="1.101100010001E+024" calcext:value-type="float">
            <text:p>1.101100010001E+024</text:p>
          </table:table-cell>
          <table:table-cell office:value-type="float" office:value="1.0000111011011E+027" calcext:value-type="float">
            <text:p>1.0000111011011E+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662162162162162" calcext:value-type="float">
            <text:p>0.662162162162162</text:p>
          </table:table-cell>
          <table:table-cell table:formula="of:=[.B5]+[.C5]-[.D5]" office:value-type="float" office:value="0.797297297297298" calcext:value-type="float">
            <text:p>0.797297297297298</text:p>
          </table:table-cell>
          <table:table-cell office:value-type="float" office:value="0.567567567567568" calcext:value-type="float">
            <text:p>0.567567567567568</text:p>
          </table:table-cell>
          <table:table-cell table:number-columns-repeated="3" office:value-type="float" office:value="0.608108108108108" calcext:value-type="float">
            <text:p>0.608108108108108</text:p>
          </table:table-cell>
          <table:table-cell table:number-columns-repeated="2"/>
          <table:table-cell table:formula="of:=[.F5]*2" office:value-type="float" office:value="1.13513513513514" calcext:value-type="float">
            <text:p>1.13513513513514</text:p>
          </table:table-cell>
          <table:table-cell table:formula="of:=[.G5]*2" office:value-type="float" office:value="1.21621621621622" calcext:value-type="float">
            <text:p>1.21621621621622</text:p>
          </table:table-cell>
          <table:table-cell table:formula="of:=[.H5]*2" office:value-type="float" office:value="1.21621621621622" calcext:value-type="float">
            <text:p>1.21621621621622</text:p>
          </table:table-cell>
          <table:table-cell table:formula="of:=[.I5]*2" office:value-type="float" office:value="1.21621621621622" calcext:value-type="float">
            <text:p>1.21621621621622</text:p>
          </table:table-cell>
          <table:table-cell table:number-columns-repeated="2"/>
          <table:table-cell office:value-type="float" office:value="1.101100010001E+033" calcext:value-type="float">
            <text:p>1.101100010001E+033</text:p>
          </table:table-cell>
          <table:table-cell office:value-type="float" office:value="1.0000111011011E+036" calcext:value-type="float">
            <text:p>1.0000111011011E+0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73913043478261" calcext:value-type="float">
            <text:p>0.673913043478261</text:p>
          </table:table-cell>
          <table:table-cell office:value-type="float" office:value="0.760869565217391" calcext:value-type="float">
            <text:p>0.760869565217391</text:p>
          </table:table-cell>
          <table:table-cell office:value-type="float" office:value="0.630434782608696" calcext:value-type="float">
            <text:p>0.630434782608696</text:p>
          </table:table-cell>
          <table:table-cell table:formula="of:=[.B6]+[.C6]-[.D6]" office:value-type="float" office:value="0.804347826086956" calcext:value-type="float">
            <text:p>0.804347826086956</text:p>
          </table:table-cell>
          <table:table-cell office:value-type="float" office:value="0.58695652173913" calcext:value-type="float">
            <text:p>0.58695652173913</text:p>
          </table:table-cell>
          <table:table-cell table:number-columns-repeated="3" office:value-type="float" office:value="0.597826086956522" calcext:value-type="float">
            <text:p>0.597826086956522</text:p>
          </table:table-cell>
          <table:table-cell table:number-columns-repeated="2"/>
          <table:table-cell table:formula="of:=[.F6]*2" office:value-type="float" office:value="1.17391304347826" calcext:value-type="float">
            <text:p>1.17391304347826</text:p>
          </table:table-cell>
          <table:table-cell table:formula="of:=[.G6]*2" office:value-type="float" office:value="1.19565217391304" calcext:value-type="float">
            <text:p>1.19565217391304</text:p>
          </table:table-cell>
          <table:table-cell table:formula="of:=[.H6]*2" office:value-type="float" office:value="1.19565217391304" calcext:value-type="float">
            <text:p>1.19565217391304</text:p>
          </table:table-cell>
          <table:table-cell table:formula="of:=[.I6]*2" office:value-type="float" office:value="1.19565217391304" calcext:value-type="float">
            <text:p>1.19565217391304</text:p>
          </table:table-cell>
          <table:table-cell table:number-columns-repeated="2"/>
          <table:table-cell office:value-type="float" office:value="1.101100010001E+042" calcext:value-type="float">
            <text:p>1.101100010001E+042</text:p>
          </table:table-cell>
          <table:table-cell office:value-type="float" office:value="1.0000111011011E+045" calcext:value-type="float">
            <text:p>1.0000111011011E+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645454545454546" calcext:value-type="float">
            <text:p>0.645454545454546</text:p>
          </table:table-cell>
          <table:table-cell table:formula="of:=[.B7]+[.C7]-[.D7]" office:value-type="float" office:value="0.736363636363636" calcext:value-type="float">
            <text:p>0.73636363636363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09090909090909" calcext:value-type="float">
            <text:p>0.609090909090909</text:p>
          </table:table-cell>
          <table:table-cell table:number-columns-repeated="2"/>
          <table:table-cell table:formula="of:=[.F7]*2" office:value-type="float" office:value="1.2" calcext:value-type="float">
            <text:p>1.2</text:p>
          </table:table-cell>
          <table:table-cell table:formula="of:=[.G7]*2" office:value-type="float" office:value="1.21818181818182" calcext:value-type="float">
            <text:p>1.21818181818182</text:p>
          </table:table-cell>
          <table:table-cell table:formula="of:=[.H7]*2" office:value-type="float" office:value="1.21818181818182" calcext:value-type="float">
            <text:p>1.21818181818182</text:p>
          </table:table-cell>
          <table:table-cell table:formula="of:=[.I7]*2" office:value-type="float" office:value="1.21818181818182" calcext:value-type="float">
            <text:p>1.21818181818182</text:p>
          </table:table-cell>
          <table:table-cell table:number-columns-repeated="2"/>
          <table:table-cell office:value-type="float" office:value="1.101100010001E+051" calcext:value-type="float">
            <text:p>1.101100010001E+051</text:p>
          </table:table-cell>
          <table:table-cell office:value-type="float" office:value="1.0000111011011E+054" calcext:value-type="float">
            <text:p>1.0000111011011E+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25" calcext:value-type="float">
            <text:p>0.625</text:p>
          </table:table-cell>
          <table:table-cell table:formula="of:=[.B8]+[.C8]-[.D8]" office:value-type="float" office:value="0.765625" calcext:value-type="float">
            <text:p>0.765625</text:p>
          </table:table-cell>
          <table:table-cell table:number-columns-repeated="4" office:value-type="float" office:value="0.5625" calcext:value-type="float">
            <text:p>0.5625</text:p>
          </table:table-cell>
          <table:table-cell table:number-columns-repeated="2"/>
          <table:table-cell table:formula="of:=[.F8]*2" office:value-type="float" office:value="1.125" calcext:value-type="float">
            <text:p>1.125</text:p>
          </table:table-cell>
          <table:table-cell table:formula="of:=[.G8]*2" office:value-type="float" office:value="1.125" calcext:value-type="float">
            <text:p>1.125</text:p>
          </table:table-cell>
          <table:table-cell table:formula="of:=[.H8]*2" office:value-type="float" office:value="1.125" calcext:value-type="float">
            <text:p>1.125</text:p>
          </table:table-cell>
          <table:table-cell table:formula="of:=[.I8]*2" office:value-type="float" office:value="1.125" calcext:value-type="float">
            <text:p>1.125</text:p>
          </table:table-cell>
          <table:table-cell table:number-columns-repeated="2"/>
          <table:table-cell office:value-type="float" office:value="1.101100010001E+060" calcext:value-type="float">
            <text:p>1.101100010001E+060</text:p>
          </table:table-cell>
          <table:table-cell office:value-type="float" office:value="1.0000111011011E+063" calcext:value-type="float">
            <text:p>1.0000111011011E+0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71232876712329" calcext:value-type="float">
            <text:p>0.671232876712329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0.623287671232877" calcext:value-type="float">
            <text:p>0.623287671232877</text:p>
          </table:table-cell>
          <table:table-cell table:formula="of:=[.B9]+[.C9]-[.D9]" office:value-type="float" office:value="0.746575342465753" calcext:value-type="float">
            <text:p>0.746575342465753</text:p>
          </table:table-cell>
          <table:table-cell office:value-type="float" office:value="0.589041095890411" calcext:value-type="float">
            <text:p>0.589041095890411</text:p>
          </table:table-cell>
          <table:table-cell table:number-columns-repeated="3" office:value-type="float" office:value="0.582191780821918" calcext:value-type="float">
            <text:p>0.582191780821918</text:p>
          </table:table-cell>
          <table:table-cell table:number-columns-repeated="2"/>
          <table:table-cell table:formula="of:=[.F9]*2" office:value-type="float" office:value="1.17808219178082" calcext:value-type="float">
            <text:p>1.17808219178082</text:p>
          </table:table-cell>
          <table:table-cell table:formula="of:=[.G9]*2" office:value-type="float" office:value="1.16438356164384" calcext:value-type="float">
            <text:p>1.16438356164384</text:p>
          </table:table-cell>
          <table:table-cell table:formula="of:=[.H9]*2" office:value-type="float" office:value="1.16438356164384" calcext:value-type="float">
            <text:p>1.16438356164384</text:p>
          </table:table-cell>
          <table:table-cell table:formula="of:=[.I9]*2" office:value-type="float" office:value="1.16438356164384" calcext:value-type="float">
            <text:p>1.16438356164384</text:p>
          </table:table-cell>
          <table:table-cell table:number-columns-repeated="2"/>
          <table:table-cell office:value-type="float" office:value="1.101100010001E+069" calcext:value-type="float">
            <text:p>1.101100010001E+069</text:p>
          </table:table-cell>
          <table:table-cell office:value-type="float" office:value="1.0000111011011E+072" calcext:value-type="float">
            <text:p>1.0000111011011E+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.670731707317073" calcext:value-type="float">
            <text:p>0.670731707317073</text:p>
          </table:table-cell>
          <table:table-cell office:value-type="float" office:value="0.628048780487805" calcext:value-type="float">
            <text:p>0.628048780487805</text:p>
          </table:table-cell>
          <table:table-cell table:formula="of:=[.B10]+[.C10]-[.D10]" office:value-type="float" office:value="0.713414634146341" calcext:value-type="float">
            <text:p>0.713414634146341</text:p>
          </table:table-cell>
          <table:table-cell office:value-type="float" office:value="0.560975609756098" calcext:value-type="float">
            <text:p>0.560975609756098</text:p>
          </table:table-cell>
          <table:table-cell table:number-columns-repeated="3" office:value-type="float" office:value="0.579268292682927" calcext:value-type="float">
            <text:p>0.579268292682927</text:p>
          </table:table-cell>
          <table:table-cell table:number-columns-repeated="2"/>
          <table:table-cell table:formula="of:=[.F10]*2" office:value-type="float" office:value="1.1219512195122" calcext:value-type="float">
            <text:p>1.1219512195122</text:p>
          </table:table-cell>
          <table:table-cell table:formula="of:=[.G10]*2" office:value-type="float" office:value="1.15853658536585" calcext:value-type="float">
            <text:p>1.15853658536585</text:p>
          </table:table-cell>
          <table:table-cell table:formula="of:=[.H10]*2" office:value-type="float" office:value="1.15853658536585" calcext:value-type="float">
            <text:p>1.15853658536585</text:p>
          </table:table-cell>
          <table:table-cell table:formula="of:=[.I10]*2" office:value-type="float" office:value="1.15853658536585" calcext:value-type="float">
            <text:p>1.15853658536585</text:p>
          </table:table-cell>
          <table:table-cell table:number-columns-repeated="2"/>
          <table:table-cell office:value-type="float" office:value="1.101100010001E+078" calcext:value-type="float">
            <text:p>1.101100010001E+078</text:p>
          </table:table-cell>
          <table:table-cell office:value-type="float" office:value="1.0000111011011E+081" calcext:value-type="float">
            <text:p>1.0000111011011E+0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.659340659340659" calcext:value-type="float">
            <text:p>0.659340659340659</text:p>
          </table:table-cell>
          <table:table-cell office:value-type="float" office:value="0.620879120879121" calcext:value-type="float">
            <text:p>0.620879120879121</text:p>
          </table:table-cell>
          <table:table-cell table:formula="of:=[.B11]+[.C11]-[.D11]" office:value-type="float" office:value="0.697802197802197" calcext:value-type="float">
            <text:p>0.697802197802197</text:p>
          </table:table-cell>
          <table:table-cell office:value-type="float" office:value="0.538461538461538" calcext:value-type="float">
            <text:p>0.538461538461538</text:p>
          </table:table-cell>
          <table:table-cell table:number-columns-repeated="3" office:value-type="float" office:value="0.576923076923077" calcext:value-type="float">
            <text:p>0.576923076923077</text:p>
          </table:table-cell>
          <table:table-cell table:number-columns-repeated="2"/>
          <table:table-cell table:formula="of:=[.F11]*2" office:value-type="float" office:value="1.07692307692308" calcext:value-type="float">
            <text:p>1.07692307692308</text:p>
          </table:table-cell>
          <table:table-cell table:formula="of:=[.G11]*2" office:value-type="float" office:value="1.15384615384615" calcext:value-type="float">
            <text:p>1.15384615384615</text:p>
          </table:table-cell>
          <table:table-cell table:formula="of:=[.H11]*2" office:value-type="float" office:value="1.15384615384615" calcext:value-type="float">
            <text:p>1.15384615384615</text:p>
          </table:table-cell>
          <table:table-cell table:formula="of:=[.I11]*2" office:value-type="float" office:value="1.15384615384615" calcext:value-type="float">
            <text:p>1.15384615384615</text:p>
          </table:table-cell>
          <table:table-cell table:number-columns-repeated="2"/>
          <table:table-cell office:value-type="float" office:value="1.101100010001E+087" calcext:value-type="float">
            <text:p>1.101100010001E+087</text:p>
          </table:table-cell>
          <table:table-cell office:value-type="float" office:value="1.0000111011011E+090" calcext:value-type="float">
            <text:p>1.0000111011011E+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605" calcext:value-type="float">
            <text:p>0.605</text:p>
          </table:table-cell>
          <table:table-cell table:formula="of:=[.B12]+[.C12]-[.D12]" office:value-type="float" office:value="0.705" calcext:value-type="float">
            <text:p>0.70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565" calcext:value-type="float">
            <text:p>0.565</text:p>
          </table:table-cell>
          <table:table-cell table:number-columns-repeated="2"/>
          <table:table-cell table:formula="of:=[.F12]*2" office:value-type="float" office:value="1.1" calcext:value-type="float">
            <text:p>1.1</text:p>
          </table:table-cell>
          <table:table-cell table:formula="of:=[.G12]*2" office:value-type="float" office:value="1.13" calcext:value-type="float">
            <text:p>1.13</text:p>
          </table:table-cell>
          <table:table-cell table:formula="of:=[.H12]*2" office:value-type="float" office:value="1.13" calcext:value-type="float">
            <text:p>1.13</text:p>
          </table:table-cell>
          <table:table-cell table:formula="of:=[.I12]*2" office:value-type="float" office:value="1.13" calcext:value-type="float">
            <text:p>1.13</text:p>
          </table:table-cell>
          <table:table-cell table:number-columns-repeated="2"/>
          <table:table-cell office:value-type="float" office:value="1.101100010001E+096" calcext:value-type="float">
            <text:p>1.101100010001E+096</text:p>
          </table:table-cell>
          <table:table-cell office:value-type="float" office:value="1.0000111011011E+099" calcext:value-type="float">
            <text:p>1.0000111011011E+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51376146788991" calcext:value-type="float">
            <text:p>0.651376146788991</text:p>
          </table:table-cell>
          <table:table-cell office:value-type="float" office:value="0.623853211009174" calcext:value-type="float">
            <text:p>0.623853211009174</text:p>
          </table:table-cell>
          <table:table-cell office:value-type="float" office:value="0.610091743119266" calcext:value-type="float">
            <text:p>0.610091743119266</text:p>
          </table:table-cell>
          <table:table-cell table:formula="of:=[.B13]+[.C13]-[.D13]" office:value-type="float" office:value="0.665137614678899" calcext:value-type="float">
            <text:p>0.665137614678899</text:p>
          </table:table-cell>
          <table:table-cell office:value-type="float" office:value="0.568807339449541" calcext:value-type="float">
            <text:p>0.568807339449541</text:p>
          </table:table-cell>
          <table:table-cell table:number-columns-repeated="3" office:value-type="float" office:value="0.545871559633028" calcext:value-type="float">
            <text:p>0.545871559633028</text:p>
          </table:table-cell>
          <table:table-cell table:number-columns-repeated="2"/>
          <table:table-cell table:formula="of:=[.F13]*2" office:value-type="float" office:value="1.13761467889908" calcext:value-type="float">
            <text:p>1.13761467889908</text:p>
          </table:table-cell>
          <table:table-cell table:formula="of:=[.G13]*2" office:value-type="float" office:value="1.09174311926606" calcext:value-type="float">
            <text:p>1.09174311926606</text:p>
          </table:table-cell>
          <table:table-cell table:formula="of:=[.H13]*2" office:value-type="float" office:value="1.09174311926606" calcext:value-type="float">
            <text:p>1.09174311926606</text:p>
          </table:table-cell>
          <table:table-cell table:formula="of:=[.I13]*2" office:value-type="float" office:value="1.09174311926606" calcext:value-type="float">
            <text:p>1.09174311926606</text:p>
          </table:table-cell>
          <table:table-cell table:number-columns-repeated="2"/>
          <table:table-cell office:value-type="float" office:value="1.101100010001E+105" calcext:value-type="float">
            <text:p>1.101100010001E+105</text:p>
          </table:table-cell>
          <table:table-cell office:value-type="float" office:value="1.0000111011011E+108" calcext:value-type="float">
            <text:p>1.0000111011011E+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44067796610169" calcext:value-type="float">
            <text:p>0.644067796610169</text:p>
          </table:table-cell>
          <table:table-cell office:value-type="float" office:value="0.627118644067797" calcext:value-type="float">
            <text:p>0.627118644067797</text:p>
          </table:table-cell>
          <table:table-cell office:value-type="float" office:value="0.597457627118644" calcext:value-type="float">
            <text:p>0.597457627118644</text:p>
          </table:table-cell>
          <table:table-cell table:formula="of:=[.B14]+[.C14]-[.D14]" office:value-type="float" office:value="0.673728813559322" calcext:value-type="float">
            <text:p>0.673728813559322</text:p>
          </table:table-cell>
          <table:table-cell office:value-type="float" office:value="0.550847457627119" calcext:value-type="float">
            <text:p>0.550847457627119</text:p>
          </table:table-cell>
          <table:table-cell table:number-columns-repeated="3" office:value-type="float" office:value="0.546610169491525" calcext:value-type="float">
            <text:p>0.546610169491525</text:p>
          </table:table-cell>
          <table:table-cell table:number-columns-repeated="2"/>
          <table:table-cell table:formula="of:=[.F14]*2" office:value-type="float" office:value="1.10169491525424" calcext:value-type="float">
            <text:p>1.10169491525424</text:p>
          </table:table-cell>
          <table:table-cell table:formula="of:=[.G14]*2" office:value-type="float" office:value="1.09322033898305" calcext:value-type="float">
            <text:p>1.09322033898305</text:p>
          </table:table-cell>
          <table:table-cell table:formula="of:=[.H14]*2" office:value-type="float" office:value="1.09322033898305" calcext:value-type="float">
            <text:p>1.09322033898305</text:p>
          </table:table-cell>
          <table:table-cell table:formula="of:=[.I14]*2" office:value-type="float" office:value="1.09322033898305" calcext:value-type="float">
            <text:p>1.09322033898305</text:p>
          </table:table-cell>
          <table:table-cell table:number-columns-repeated="2"/>
          <table:table-cell office:value-type="float" office:value="1.101100010001E+114" calcext:value-type="float">
            <text:p>1.101100010001E+114</text:p>
          </table:table-cell>
          <table:table-cell office:value-type="float" office:value="1.0000111011011E+117" calcext:value-type="float">
            <text:p>1.0000111011011E+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37795275590551" calcext:value-type="float">
            <text:p>0.637795275590551</text:p>
          </table:table-cell>
          <table:table-cell office:value-type="float" office:value="0.622047244094488" calcext:value-type="float">
            <text:p>0.622047244094488</text:p>
          </table:table-cell>
          <table:table-cell office:value-type="float" office:value="0.590551181102362" calcext:value-type="float">
            <text:p>0.590551181102362</text:p>
          </table:table-cell>
          <table:table-cell table:formula="of:=[.B15]+[.C15]-[.D15]" office:value-type="float" office:value="0.669291338582677" calcext:value-type="float">
            <text:p>0.669291338582677</text:p>
          </table:table-cell>
          <table:table-cell office:value-type="float" office:value="0.519685039370079" calcext:value-type="float">
            <text:p>0.519685039370079</text:p>
          </table:table-cell>
          <table:table-cell table:number-columns-repeated="3" office:value-type="float" office:value="0.551181102362205" calcext:value-type="float">
            <text:p>0.551181102362205</text:p>
          </table:table-cell>
          <table:table-cell table:number-columns-repeated="2"/>
          <table:table-cell table:formula="of:=[.F15]*2" office:value-type="float" office:value="1.03937007874016" calcext:value-type="float">
            <text:p>1.03937007874016</text:p>
          </table:table-cell>
          <table:table-cell table:formula="of:=[.G15]*2" office:value-type="float" office:value="1.10236220472441" calcext:value-type="float">
            <text:p>1.10236220472441</text:p>
          </table:table-cell>
          <table:table-cell table:formula="of:=[.H15]*2" office:value-type="float" office:value="1.10236220472441" calcext:value-type="float">
            <text:p>1.10236220472441</text:p>
          </table:table-cell>
          <table:table-cell table:formula="of:=[.I15]*2" office:value-type="float" office:value="1.10236220472441" calcext:value-type="float">
            <text:p>1.10236220472441</text:p>
          </table:table-cell>
          <table:table-cell table:number-columns-repeated="2"/>
          <table:table-cell office:value-type="float" office:value="1.101100010001E+123" calcext:value-type="float">
            <text:p>1.101100010001E+123</text:p>
          </table:table-cell>
          <table:table-cell office:value-type="float" office:value="1.0000111011011E+126" calcext:value-type="float">
            <text:p>1.0000111011011E+1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17647058823529" calcext:value-type="float">
            <text:p>0.6176470588235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4558823529412" calcext:value-type="float">
            <text:p>0.584558823529412</text:p>
          </table:table-cell>
          <table:table-cell table:formula="of:=[.B16]+[.C16]-[.D16]" office:value-type="float" office:value="0.658088235294117" calcext:value-type="float">
            <text:p>0.658088235294117</text:p>
          </table:table-cell>
          <table:table-cell office:value-type="float" office:value="0.529411764705882" calcext:value-type="float">
            <text:p>0.529411764705882</text:p>
          </table:table-cell>
          <table:table-cell table:number-columns-repeated="3" office:value-type="float" office:value="0.536764705882353" calcext:value-type="float">
            <text:p>0.536764705882353</text:p>
          </table:table-cell>
          <table:table-cell table:number-columns-repeated="2"/>
          <table:table-cell table:formula="of:=[.F16]*2" office:value-type="float" office:value="1.05882352941176" calcext:value-type="float">
            <text:p>1.05882352941176</text:p>
          </table:table-cell>
          <table:table-cell table:formula="of:=[.G16]*2" office:value-type="float" office:value="1.07352941176471" calcext:value-type="float">
            <text:p>1.07352941176471</text:p>
          </table:table-cell>
          <table:table-cell table:formula="of:=[.H16]*2" office:value-type="float" office:value="1.07352941176471" calcext:value-type="float">
            <text:p>1.07352941176471</text:p>
          </table:table-cell>
          <table:table-cell table:formula="of:=[.I16]*2" office:value-type="float" office:value="1.07352941176471" calcext:value-type="float">
            <text:p>1.07352941176471</text:p>
          </table:table-cell>
          <table:table-cell table:number-columns-repeated="2"/>
          <table:table-cell office:value-type="float" office:value="1.101100010001E+132" calcext:value-type="float">
            <text:p>1.101100010001E+132</text:p>
          </table:table-cell>
          <table:table-cell office:value-type="float" office:value="1.0000111011011E+135" calcext:value-type="float">
            <text:p>1.0000111011011E+1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627586206896552" calcext:value-type="float">
            <text:p>0.627586206896552</text:p>
          </table:table-cell>
          <table:table-cell office:value-type="float" office:value="0.579310344827586" calcext:value-type="float">
            <text:p>0.579310344827586</text:p>
          </table:table-cell>
          <table:table-cell table:formula="of:=[.B17]+[.C17]-[.D17]" office:value-type="float" office:value="0.66896551724138" calcext:value-type="float">
            <text:p>0.66896551724138</text:p>
          </table:table-cell>
          <table:table-cell office:value-type="float" office:value="0.517241379310345" calcext:value-type="float">
            <text:p>0.517241379310345</text:p>
          </table:table-cell>
          <table:table-cell table:number-columns-repeated="3" office:value-type="float" office:value="0.53448275862069" calcext:value-type="float">
            <text:p>0.53448275862069</text:p>
          </table:table-cell>
          <table:table-cell table:number-columns-repeated="2"/>
          <table:table-cell table:formula="of:=[.F17]*2" office:value-type="float" office:value="1.03448275862069" calcext:value-type="float">
            <text:p>1.03448275862069</text:p>
          </table:table-cell>
          <table:table-cell table:formula="of:=[.G17]*2" office:value-type="float" office:value="1.06896551724138" calcext:value-type="float">
            <text:p>1.06896551724138</text:p>
          </table:table-cell>
          <table:table-cell table:formula="of:=[.H17]*2" office:value-type="float" office:value="1.06896551724138" calcext:value-type="float">
            <text:p>1.06896551724138</text:p>
          </table:table-cell>
          <table:table-cell table:formula="of:=[.I17]*2" office:value-type="float" office:value="1.06896551724138" calcext:value-type="float">
            <text:p>1.06896551724138</text:p>
          </table:table-cell>
          <table:table-cell table:number-columns-repeated="2"/>
          <table:table-cell office:value-type="float" office:value="1.101100010001E+141" calcext:value-type="float">
            <text:p>1.101100010001E+141</text:p>
          </table:table-cell>
          <table:table-cell office:value-type="float" office:value="1.0000111011011E+144" calcext:value-type="float">
            <text:p>1.0000111011011E+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03896103896104" calcext:value-type="float">
            <text:p>0.603896103896104</text:p>
          </table:table-cell>
          <table:table-cell office:value-type="float" office:value="0.623376623376623" calcext:value-type="float">
            <text:p>0.623376623376623</text:p>
          </table:table-cell>
          <table:table-cell office:value-type="float" office:value="0.564935064935065" calcext:value-type="float">
            <text:p>0.564935064935065</text:p>
          </table:table-cell>
          <table:table-cell table:formula="of:=[.B18]+[.C18]-[.D18]" office:value-type="float" office:value="0.662337662337662" calcext:value-type="float">
            <text:p>0.662337662337662</text:p>
          </table:table-cell>
          <table:table-cell office:value-type="float" office:value="0.506493506493506" calcext:value-type="float">
            <text:p>0.506493506493506</text:p>
          </table:table-cell>
          <table:table-cell table:number-columns-repeated="3" office:value-type="float" office:value="0.535714285714286" calcext:value-type="float">
            <text:p>0.535714285714286</text:p>
          </table:table-cell>
          <table:table-cell table:number-columns-repeated="2"/>
          <table:table-cell table:formula="of:=[.F18]*2" office:value-type="float" office:value="1.01298701298701" calcext:value-type="float">
            <text:p>1.01298701298701</text:p>
          </table:table-cell>
          <table:table-cell table:formula="of:=[.G18]*2" office:value-type="float" office:value="1.07142857142857" calcext:value-type="float">
            <text:p>1.07142857142857</text:p>
          </table:table-cell>
          <table:table-cell table:formula="of:=[.H18]*2" office:value-type="float" office:value="1.07142857142857" calcext:value-type="float">
            <text:p>1.07142857142857</text:p>
          </table:table-cell>
          <table:table-cell table:formula="of:=[.I18]*2" office:value-type="float" office:value="1.07142857142857" calcext:value-type="float">
            <text:p>1.07142857142857</text:p>
          </table:table-cell>
          <table:table-cell table:number-columns-repeated="2"/>
          <table:table-cell office:value-type="float" office:value="1.101100010001E+150" calcext:value-type="float">
            <text:p>1.101100010001E+150</text:p>
          </table:table-cell>
          <table:table-cell office:value-type="float" office:value="1.0000111011011E+153" calcext:value-type="float">
            <text:p>1.0000111011011E+1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07361963190184" calcext:value-type="float">
            <text:p>0.607361963190184</text:p>
          </table:table-cell>
          <table:table-cell office:value-type="float" office:value="0.625766871165644" calcext:value-type="float">
            <text:p>0.625766871165644</text:p>
          </table:table-cell>
          <table:table-cell office:value-type="float" office:value="0.570552147239264" calcext:value-type="float">
            <text:p>0.570552147239264</text:p>
          </table:table-cell>
          <table:table-cell table:formula="of:=[.B19]+[.C19]-[.D19]" office:value-type="float" office:value="0.662576687116564" calcext:value-type="float">
            <text:p>0.662576687116564</text:p>
          </table:table-cell>
          <table:table-cell office:value-type="float" office:value="0.515337423312883" calcext:value-type="float">
            <text:p>0.515337423312883</text:p>
          </table:table-cell>
          <table:table-cell table:number-columns-repeated="3" office:value-type="float" office:value="0.524539877300613" calcext:value-type="float">
            <text:p>0.524539877300613</text:p>
          </table:table-cell>
          <table:table-cell table:number-columns-repeated="2"/>
          <table:table-cell table:formula="of:=[.F19]*2" office:value-type="float" office:value="1.03067484662577" calcext:value-type="float">
            <text:p>1.03067484662577</text:p>
          </table:table-cell>
          <table:table-cell table:formula="of:=[.G19]*2" office:value-type="float" office:value="1.04907975460123" calcext:value-type="float">
            <text:p>1.04907975460123</text:p>
          </table:table-cell>
          <table:table-cell table:formula="of:=[.H19]*2" office:value-type="float" office:value="1.04907975460123" calcext:value-type="float">
            <text:p>1.04907975460123</text:p>
          </table:table-cell>
          <table:table-cell table:formula="of:=[.I19]*2" office:value-type="float" office:value="1.04907975460123" calcext:value-type="float">
            <text:p>1.04907975460123</text:p>
          </table:table-cell>
          <table:table-cell table:number-columns-repeated="2"/>
          <table:table-cell office:value-type="float" office:value="1.101100010001E+159" calcext:value-type="float">
            <text:p>1.101100010001E+159</text:p>
          </table:table-cell>
          <table:table-cell office:value-type="float" office:value="1.0000111011011E+162" calcext:value-type="float">
            <text:p>1.0000111011011E+1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1046511627907" calcext:value-type="float">
            <text:p>0.61046511627907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0.566860465116279" calcext:value-type="float">
            <text:p>0.566860465116279</text:p>
          </table:table-cell>
          <table:table-cell table:formula="of:=[.B20]+[.C20]-[.D20]" office:value-type="float" office:value="0.671511627906977" calcext:value-type="float">
            <text:p>0.671511627906977</text:p>
          </table:table-cell>
          <table:table-cell office:value-type="float" office:value="0.505813953488372" calcext:value-type="float">
            <text:p>0.505813953488372</text:p>
          </table:table-cell>
          <table:table-cell table:number-columns-repeated="3" office:value-type="float" office:value="0.51453488372093" calcext:value-type="float">
            <text:p>0.51453488372093</text:p>
          </table:table-cell>
          <table:table-cell table:number-columns-repeated="2"/>
          <table:table-cell table:formula="of:=[.F20]*2" office:value-type="float" office:value="1.01162790697674" calcext:value-type="float">
            <text:p>1.01162790697674</text:p>
          </table:table-cell>
          <table:table-cell table:formula="of:=[.G20]*2" office:value-type="float" office:value="1.02906976744186" calcext:value-type="float">
            <text:p>1.02906976744186</text:p>
          </table:table-cell>
          <table:table-cell table:formula="of:=[.H20]*2" office:value-type="float" office:value="1.02906976744186" calcext:value-type="float">
            <text:p>1.02906976744186</text:p>
          </table:table-cell>
          <table:table-cell table:formula="of:=[.I20]*2" office:value-type="float" office:value="1.02906976744186" calcext:value-type="float">
            <text:p>1.02906976744186</text:p>
          </table:table-cell>
          <table:table-cell table:number-columns-repeated="2"/>
          <table:table-cell office:value-type="float" office:value="1.101100010001E+168" calcext:value-type="float">
            <text:p>1.101100010001E+168</text:p>
          </table:table-cell>
          <table:table-cell office:value-type="float" office:value="1.0000111011011E+171" calcext:value-type="float">
            <text:p>1.0000111011011E+1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96685082872928" calcext:value-type="float">
            <text:p>0.596685082872928</text:p>
          </table:table-cell>
          <table:table-cell office:value-type="float" office:value="0.613259668508287" calcext:value-type="float">
            <text:p>0.613259668508287</text:p>
          </table:table-cell>
          <table:table-cell office:value-type="float" office:value="0.57182320441989" calcext:value-type="float">
            <text:p>0.57182320441989</text:p>
          </table:table-cell>
          <table:table-cell table:formula="of:=[.B21]+[.C21]-[.D21]" office:value-type="float" office:value="0.638121546961325" calcext:value-type="float">
            <text:p>0.638121546961325</text:p>
          </table:table-cell>
          <table:table-cell table:number-columns-repeated="4" office:value-type="float" office:value="0.513812154696133" calcext:value-type="float">
            <text:p>0.513812154696133</text:p>
          </table:table-cell>
          <table:table-cell table:number-columns-repeated="2"/>
          <table:table-cell table:formula="of:=[.F21]*2" office:value-type="float" office:value="1.02762430939227" calcext:value-type="float">
            <text:p>1.02762430939227</text:p>
          </table:table-cell>
          <table:table-cell table:formula="of:=[.G21]*2" office:value-type="float" office:value="1.02762430939227" calcext:value-type="float">
            <text:p>1.02762430939227</text:p>
          </table:table-cell>
          <table:table-cell table:formula="of:=[.H21]*2" office:value-type="float" office:value="1.02762430939227" calcext:value-type="float">
            <text:p>1.02762430939227</text:p>
          </table:table-cell>
          <table:table-cell table:formula="of:=[.I21]*2" office:value-type="float" office:value="1.02762430939227" calcext:value-type="float">
            <text:p>1.02762430939227</text:p>
          </table:table-cell>
          <table:table-cell table:number-columns-repeated="2"/>
          <table:table-cell office:value-type="float" office:value="1.101100010001E+177" calcext:value-type="float">
            <text:p>1.101100010001E+177</text:p>
          </table:table-cell>
          <table:table-cell office:value-type="float" office:value="1.0000111011011E+180" calcext:value-type="float">
            <text:p>1.0000111011011E+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" calcext:value-type="float">
            <text:p>0.6</text:p>
          </table:table-cell>
          <table:table-cell office:value-type="float" office:value="0.615789473684211" calcext:value-type="float">
            <text:p>0.615789473684211</text:p>
          </table:table-cell>
          <table:table-cell office:value-type="float" office:value="0.560526315789474" calcext:value-type="float">
            <text:p>0.560526315789474</text:p>
          </table:table-cell>
          <table:table-cell table:formula="of:=[.B22]+[.C22]-[.D22]" office:value-type="float" office:value="0.655263157894737" calcext:value-type="float">
            <text:p>0.655263157894737</text:p>
          </table:table-cell>
          <table:table-cell office:value-type="float" office:value="0.521052631578947" calcext:value-type="float">
            <text:p>0.521052631578947</text:p>
          </table:table-cell>
          <table:table-cell table:number-columns-repeated="3" office:value-type="float" office:value="0.513157894736842" calcext:value-type="float">
            <text:p>0.513157894736842</text:p>
          </table:table-cell>
          <table:table-cell table:number-columns-repeated="2"/>
          <table:table-cell table:formula="of:=[.F22]*2" office:value-type="float" office:value="1.04210526315789" calcext:value-type="float">
            <text:p>1.04210526315789</text:p>
          </table:table-cell>
          <table:table-cell table:formula="of:=[.G22]*2" office:value-type="float" office:value="1.02631578947368" calcext:value-type="float">
            <text:p>1.02631578947368</text:p>
          </table:table-cell>
          <table:table-cell table:formula="of:=[.H22]*2" office:value-type="float" office:value="1.02631578947368" calcext:value-type="float">
            <text:p>1.02631578947368</text:p>
          </table:table-cell>
          <table:table-cell table:formula="of:=[.I22]*2" office:value-type="float" office:value="1.02631578947368" calcext:value-type="float">
            <text:p>1.02631578947368</text:p>
          </table:table-cell>
          <table:table-cell table:number-columns-repeated="2"/>
          <table:table-cell office:value-type="float" office:value="1.101100010001E+186" calcext:value-type="float">
            <text:p>1.101100010001E+186</text:p>
          </table:table-cell>
          <table:table-cell office:value-type="float" office:value="1.0000111011011E+189" calcext:value-type="float">
            <text:p>1.0000111011011E+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87939698492462" calcext:value-type="float">
            <text:p>0.587939698492462</text:p>
          </table:table-cell>
          <table:table-cell office:value-type="float" office:value="0.618090452261306" calcext:value-type="float">
            <text:p>0.618090452261306</text:p>
          </table:table-cell>
          <table:table-cell office:value-type="float" office:value="0.557788944723618" calcext:value-type="float">
            <text:p>0.557788944723618</text:p>
          </table:table-cell>
          <table:table-cell table:formula="of:=[.B23]+[.C23]-[.D23]" office:value-type="float" office:value="0.64824120603015" calcext:value-type="float">
            <text:p>0.64824120603015</text:p>
          </table:table-cell>
          <table:table-cell office:value-type="float" office:value="0.512562814070352" calcext:value-type="float">
            <text:p>0.512562814070352</text:p>
          </table:table-cell>
          <table:table-cell table:number-columns-repeated="3" office:value-type="float" office:value="0.505025125628141" calcext:value-type="float">
            <text:p>0.505025125628141</text:p>
          </table:table-cell>
          <table:table-cell table:number-columns-repeated="2"/>
          <table:table-cell table:formula="of:=[.F23]*2" office:value-type="float" office:value="1.0251256281407" calcext:value-type="float">
            <text:p>1.0251256281407</text:p>
          </table:table-cell>
          <table:table-cell table:formula="of:=[.G23]*2" office:value-type="float" office:value="1.01005025125628" calcext:value-type="float">
            <text:p>1.01005025125628</text:p>
          </table:table-cell>
          <table:table-cell table:formula="of:=[.H23]*2" office:value-type="float" office:value="1.01005025125628" calcext:value-type="float">
            <text:p>1.01005025125628</text:p>
          </table:table-cell>
          <table:table-cell table:formula="of:=[.I23]*2" office:value-type="float" office:value="1.01005025125628" calcext:value-type="float">
            <text:p>1.01005025125628</text:p>
          </table:table-cell>
          <table:table-cell table:number-columns-repeated="2"/>
          <table:table-cell office:value-type="float" office:value="1.101100010001E+195" calcext:value-type="float">
            <text:p>1.101100010001E+195</text:p>
          </table:table-cell>
          <table:table-cell office:value-type="float" office:value="1.0000111011011E+198" calcext:value-type="float">
            <text:p>1.0000111011011E+1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91346153846154" calcext:value-type="float">
            <text:p>0.591346153846154</text:p>
          </table:table-cell>
          <table:table-cell office:value-type="float" office:value="0.605769230769231" calcext:value-type="float">
            <text:p>0.605769230769231</text:p>
          </table:table-cell>
          <table:table-cell office:value-type="float" office:value="0.555288461538462" calcext:value-type="float">
            <text:p>0.555288461538462</text:p>
          </table:table-cell>
          <table:table-cell table:formula="of:=[.B24]+[.C24]-[.D24]" office:value-type="float" office:value="0.641826923076923" calcext:value-type="float">
            <text:p>0.641826923076923</text:p>
          </table:table-cell>
          <table:table-cell office:value-type="float" office:value="0.504807692307692" calcext:value-type="float">
            <text:p>0.504807692307692</text:p>
          </table:table-cell>
          <table:table-cell table:number-columns-repeated="3" office:value-type="float" office:value="0.497596153846154" calcext:value-type="float">
            <text:p>0.497596153846154</text:p>
          </table:table-cell>
          <table:table-cell table:number-columns-repeated="2"/>
          <table:table-cell table:formula="of:=[.F24]*2" office:value-type="float" office:value="1.00961538461538" calcext:value-type="float">
            <text:p>1.00961538461538</text:p>
          </table:table-cell>
          <table:table-cell table:formula="of:=[.G24]*2" office:value-type="float" office:value="0.995192307692308" calcext:value-type="float">
            <text:p>0.995192307692308</text:p>
          </table:table-cell>
          <table:table-cell table:formula="of:=[.H24]*2" office:value-type="float" office:value="0.995192307692308" calcext:value-type="float">
            <text:p>0.995192307692308</text:p>
          </table:table-cell>
          <table:table-cell table:formula="of:=[.I24]*2" office:value-type="float" office:value="0.995192307692308" calcext:value-type="float">
            <text:p>0.995192307692308</text:p>
          </table:table-cell>
          <table:table-cell table:number-columns-repeated="2"/>
          <table:table-cell office:value-type="float" office:value="1.101100010001E+204" calcext:value-type="float">
            <text:p>1.101100010001E+204</text:p>
          </table:table-cell>
          <table:table-cell office:value-type="float" office:value="1.0000111011011E+207" calcext:value-type="float">
            <text:p>1.0000111011011E+2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94470046082949" calcext:value-type="float">
            <text:p>0.594470046082949</text:p>
          </table:table-cell>
          <table:table-cell office:value-type="float" office:value="0.608294930875576" calcext:value-type="float">
            <text:p>0.608294930875576</text:p>
          </table:table-cell>
          <table:table-cell office:value-type="float" office:value="0.552995391705069" calcext:value-type="float">
            <text:p>0.552995391705069</text:p>
          </table:table-cell>
          <table:table-cell table:formula="of:=[.B25]+[.C25]-[.D25]" office:value-type="float" office:value="0.649769585253456" calcext:value-type="float">
            <text:p>0.649769585253456</text:p>
          </table:table-cell>
          <table:table-cell office:value-type="float" office:value="0.511520737327189" calcext:value-type="float">
            <text:p>0.511520737327189</text:p>
          </table:table-cell>
          <table:table-cell table:number-columns-repeated="3" office:value-type="float" office:value="0.504608294930876" calcext:value-type="float">
            <text:p>0.504608294930876</text:p>
          </table:table-cell>
          <table:table-cell table:number-columns-repeated="2"/>
          <table:table-cell table:formula="of:=[.F25]*2" office:value-type="float" office:value="1.02304147465438" calcext:value-type="float">
            <text:p>1.02304147465438</text:p>
          </table:table-cell>
          <table:table-cell table:formula="of:=[.G25]*2" office:value-type="float" office:value="1.00921658986175" calcext:value-type="float">
            <text:p>1.00921658986175</text:p>
          </table:table-cell>
          <table:table-cell table:formula="of:=[.H25]*2" office:value-type="float" office:value="1.00921658986175" calcext:value-type="float">
            <text:p>1.00921658986175</text:p>
          </table:table-cell>
          <table:table-cell table:formula="of:=[.I25]*2" office:value-type="float" office:value="1.00921658986175" calcext:value-type="float">
            <text:p>1.00921658986175</text:p>
          </table:table-cell>
          <table:table-cell table:number-columns-repeated="2"/>
          <table:table-cell office:value-type="float" office:value="1.101100010001E+213" calcext:value-type="float">
            <text:p>1.101100010001E+213</text:p>
          </table:table-cell>
          <table:table-cell office:value-type="float" office:value="1.0000111011011E+216" calcext:value-type="float">
            <text:p>1.0000111011011E+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.597345132743363" calcext:value-type="float">
            <text:p>0.597345132743363</text:p>
          </table:table-cell>
          <table:table-cell office:value-type="float" office:value="0.550884955752212" calcext:value-type="float">
            <text:p>0.550884955752212</text:p>
          </table:table-cell>
          <table:table-cell table:formula="of:=[.B26]+[.C26]-[.D26]" office:value-type="float" office:value="0.643805309734514" calcext:value-type="float">
            <text:p>0.643805309734514</text:p>
          </table:table-cell>
          <table:table-cell office:value-type="float" office:value="0.504424778761062" calcext:value-type="float">
            <text:p>0.504424778761062</text:p>
          </table:table-cell>
          <table:table-cell table:number-columns-repeated="3" office:value-type="float" office:value="0.497787610619469" calcext:value-type="float">
            <text:p>0.497787610619469</text:p>
          </table:table-cell>
          <table:table-cell table:number-columns-repeated="2"/>
          <table:table-cell table:formula="of:=[.F26]*2" office:value-type="float" office:value="1.00884955752212" calcext:value-type="float">
            <text:p>1.00884955752212</text:p>
          </table:table-cell>
          <table:table-cell table:formula="of:=[.G26]*2" office:value-type="float" office:value="0.995575221238938" calcext:value-type="float">
            <text:p>0.995575221238938</text:p>
          </table:table-cell>
          <table:table-cell table:formula="of:=[.H26]*2" office:value-type="float" office:value="0.995575221238938" calcext:value-type="float">
            <text:p>0.995575221238938</text:p>
          </table:table-cell>
          <table:table-cell table:formula="of:=[.I26]*2" office:value-type="float" office:value="0.995575221238938" calcext:value-type="float">
            <text:p>0.995575221238938</text:p>
          </table:table-cell>
          <table:table-cell table:number-columns-repeated="2"/>
          <table:table-cell office:value-type="float" office:value="1.101100010001E+222" calcext:value-type="float">
            <text:p>1.101100010001E+222</text:p>
          </table:table-cell>
          <table:table-cell office:value-type="float" office:value="1.0000111011011E+225" calcext:value-type="float">
            <text:p>1.0000111011011E+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542553191489362" calcext:value-type="float">
            <text:p>0.542553191489362</text:p>
          </table:table-cell>
          <table:table-cell table:formula="of:=[.B27]+[.C27]-[.D27]" office:value-type="float" office:value="0.657446808510638" calcext:value-type="float">
            <text:p>0.657446808510638</text:p>
          </table:table-cell>
          <table:table-cell office:value-type="float" office:value="0.472340425531915" calcext:value-type="float">
            <text:p>0.472340425531915</text:p>
          </table:table-cell>
          <table:table-cell table:number-columns-repeated="3" office:value-type="float" office:value="0.485106382978723" calcext:value-type="float">
            <text:p>0.485106382978723</text:p>
          </table:table-cell>
          <table:table-cell table:number-columns-repeated="2"/>
          <table:table-cell table:formula="of:=[.F27]*2" office:value-type="float" office:value="0.94468085106383" calcext:value-type="float">
            <text:p>0.94468085106383</text:p>
          </table:table-cell>
          <table:table-cell table:formula="of:=[.G27]*2" office:value-type="float" office:value="0.970212765957446" calcext:value-type="float">
            <text:p>0.970212765957446</text:p>
          </table:table-cell>
          <table:table-cell table:formula="of:=[.H27]*2" office:value-type="float" office:value="0.970212765957446" calcext:value-type="float">
            <text:p>0.970212765957446</text:p>
          </table:table-cell>
          <table:table-cell table:formula="of:=[.I27]*2" office:value-type="float" office:value="0.970212765957446" calcext:value-type="float">
            <text:p>0.970212765957446</text:p>
          </table:table-cell>
          <table:table-cell table:number-columns-repeated="2"/>
          <table:table-cell office:value-type="float" office:value="1.101100010001E+231" calcext:value-type="float">
            <text:p>1.101100010001E+231</text:p>
          </table:table-cell>
          <table:table-cell office:value-type="float" office:value="1.0000111011011E+234" calcext:value-type="float">
            <text:p>1.0000111011011E+2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.590163934426229" calcext:value-type="float">
            <text:p>0.590163934426229</text:p>
          </table:table-cell>
          <table:table-cell office:value-type="float" office:value="0.540983606557377" calcext:value-type="float">
            <text:p>0.540983606557377</text:p>
          </table:table-cell>
          <table:table-cell table:formula="of:=[.B28]+[.C28]-[.D28]" office:value-type="float" office:value="0.639344262295081" calcext:value-type="float">
            <text:p>0.639344262295081</text:p>
          </table:table-cell>
          <table:table-cell office:value-type="float" office:value="0.479508196721311" calcext:value-type="float">
            <text:p>0.479508196721311</text:p>
          </table:table-cell>
          <table:table-cell table:number-columns-repeated="3" office:value-type="float" office:value="0.491803278688525" calcext:value-type="float">
            <text:p>0.491803278688525</text:p>
          </table:table-cell>
          <table:table-cell table:number-columns-repeated="2"/>
          <table:table-cell table:formula="of:=[.F28]*2" office:value-type="float" office:value="0.959016393442622" calcext:value-type="float">
            <text:p>0.959016393442622</text:p>
          </table:table-cell>
          <table:table-cell table:formula="of:=[.G28]*2" office:value-type="float" office:value="0.98360655737705" calcext:value-type="float">
            <text:p>0.98360655737705</text:p>
          </table:table-cell>
          <table:table-cell table:formula="of:=[.H28]*2" office:value-type="float" office:value="0.98360655737705" calcext:value-type="float">
            <text:p>0.98360655737705</text:p>
          </table:table-cell>
          <table:table-cell table:formula="of:=[.I28]*2" office:value-type="float" office:value="0.98360655737705" calcext:value-type="float">
            <text:p>0.98360655737705</text:p>
          </table:table-cell>
          <table:table-cell table:number-columns-repeated="2"/>
          <table:table-cell office:value-type="float" office:value="1.101100010001E+240" calcext:value-type="float">
            <text:p>1.101100010001E+240</text:p>
          </table:table-cell>
          <table:table-cell office:value-type="float" office:value="1.0000111011011E+243" calcext:value-type="float">
            <text:p>1.0000111011011E+2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.592885375494071" calcext:value-type="float">
            <text:p>0.592885375494071</text:p>
          </table:table-cell>
          <table:table-cell office:value-type="float" office:value="0.539525691699605" calcext:value-type="float">
            <text:p>0.539525691699605</text:p>
          </table:table-cell>
          <table:table-cell table:formula="of:=[.B29]+[.C29]-[.D29]" office:value-type="float" office:value="0.646245059288537" calcext:value-type="float">
            <text:p>0.646245059288537</text:p>
          </table:table-cell>
          <table:table-cell office:value-type="float" office:value="0.474308300395257" calcext:value-type="float">
            <text:p>0.474308300395257</text:p>
          </table:table-cell>
          <table:table-cell table:number-columns-repeated="3" office:value-type="float" office:value="0.486166007905138" calcext:value-type="float">
            <text:p>0.486166007905138</text:p>
          </table:table-cell>
          <table:table-cell table:number-columns-repeated="2"/>
          <table:table-cell table:formula="of:=[.F29]*2" office:value-type="float" office:value="0.948616600790514" calcext:value-type="float">
            <text:p>0.948616600790514</text:p>
          </table:table-cell>
          <table:table-cell table:formula="of:=[.G29]*2" office:value-type="float" office:value="0.972332015810276" calcext:value-type="float">
            <text:p>0.972332015810276</text:p>
          </table:table-cell>
          <table:table-cell table:formula="of:=[.H29]*2" office:value-type="float" office:value="0.972332015810276" calcext:value-type="float">
            <text:p>0.972332015810276</text:p>
          </table:table-cell>
          <table:table-cell table:formula="of:=[.I29]*2" office:value-type="float" office:value="0.972332015810276" calcext:value-type="float">
            <text:p>0.972332015810276</text:p>
          </table:table-cell>
          <table:table-cell table:number-columns-repeated="2"/>
          <table:table-cell office:value-type="float" office:value="1.101100010001E+249" calcext:value-type="float">
            <text:p>1.101100010001E+249</text:p>
          </table:table-cell>
          <table:table-cell office:value-type="float" office:value="1.0000111011011E+252" calcext:value-type="float">
            <text:p>1.0000111011011E+2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83969465648855" calcext:value-type="float">
            <text:p>0.583969465648855</text:p>
          </table:table-cell>
          <table:table-cell office:value-type="float" office:value="0.595419847328244" calcext:value-type="float">
            <text:p>0.595419847328244</text:p>
          </table:table-cell>
          <table:table-cell office:value-type="float" office:value="0.532442748091603" calcext:value-type="float">
            <text:p>0.532442748091603</text:p>
          </table:table-cell>
          <table:table-cell table:formula="of:=[.B30]+[.C30]-[.D30]" office:value-type="float" office:value="0.646946564885496" calcext:value-type="float">
            <text:p>0.646946564885496</text:p>
          </table:table-cell>
          <table:table-cell table:number-columns-repeated="4" office:value-type="float" office:value="0.480916030534351" calcext:value-type="float">
            <text:p>0.480916030534351</text:p>
          </table:table-cell>
          <table:table-cell table:number-columns-repeated="2"/>
          <table:table-cell table:formula="of:=[.F30]*2" office:value-type="float" office:value="0.961832061068702" calcext:value-type="float">
            <text:p>0.961832061068702</text:p>
          </table:table-cell>
          <table:table-cell table:formula="of:=[.G30]*2" office:value-type="float" office:value="0.961832061068702" calcext:value-type="float">
            <text:p>0.961832061068702</text:p>
          </table:table-cell>
          <table:table-cell table:formula="of:=[.H30]*2" office:value-type="float" office:value="0.961832061068702" calcext:value-type="float">
            <text:p>0.961832061068702</text:p>
          </table:table-cell>
          <table:table-cell table:formula="of:=[.I30]*2" office:value-type="float" office:value="0.961832061068702" calcext:value-type="float">
            <text:p>0.961832061068702</text:p>
          </table:table-cell>
          <table:table-cell table:number-columns-repeated="2"/>
          <table:table-cell office:value-type="float" office:value="1.101100010001E+258" calcext:value-type="float">
            <text:p>1.101100010001E+258</text:p>
          </table:table-cell>
          <table:table-cell office:value-type="float" office:value="1.0000111011011E+261" calcext:value-type="float">
            <text:p>1.0000111011011E+2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.586715867158672" calcext:value-type="float">
            <text:p>0.586715867158672</text:p>
          </table:table-cell>
          <table:table-cell office:value-type="float" office:value="0.53690036900369" calcext:value-type="float">
            <text:p>0.53690036900369</text:p>
          </table:table-cell>
          <table:table-cell table:formula="of:=[.B31]+[.C31]-[.D31]" office:value-type="float" office:value="0.636531365313654" calcext:value-type="float">
            <text:p>0.636531365313654</text:p>
          </table:table-cell>
          <table:table-cell office:value-type="float" office:value="0.47970479704797" calcext:value-type="float">
            <text:p>0.47970479704797</text:p>
          </table:table-cell>
          <table:table-cell table:number-columns-repeated="3" office:value-type="float" office:value="0.481549815498155" calcext:value-type="float">
            <text:p>0.481549815498155</text:p>
          </table:table-cell>
          <table:table-cell table:number-columns-repeated="2"/>
          <table:table-cell table:formula="of:=[.F31]*2" office:value-type="float" office:value="0.95940959409594" calcext:value-type="float">
            <text:p>0.95940959409594</text:p>
          </table:table-cell>
          <table:table-cell table:formula="of:=[.G31]*2" office:value-type="float" office:value="0.96309963099631" calcext:value-type="float">
            <text:p>0.96309963099631</text:p>
          </table:table-cell>
          <table:table-cell table:formula="of:=[.H31]*2" office:value-type="float" office:value="0.96309963099631" calcext:value-type="float">
            <text:p>0.96309963099631</text:p>
          </table:table-cell>
          <table:table-cell table:formula="of:=[.I31]*2" office:value-type="float" office:value="0.96309963099631" calcext:value-type="float">
            <text:p>0.96309963099631</text:p>
          </table:table-cell>
          <table:table-cell table:number-columns-repeated="2"/>
          <table:table-cell office:value-type="float" office:value="1.101100010001E+267" calcext:value-type="float">
            <text:p>1.101100010001E+267</text:p>
          </table:table-cell>
          <table:table-cell office:value-type="float" office:value="1.0000111011011E+270" calcext:value-type="float">
            <text:p>1.0000111011011E+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.589285714285714" calcext:value-type="float">
            <text:p>0.589285714285714</text:p>
          </table:table-cell>
          <table:table-cell office:value-type="float" office:value="0.535714285714286" calcext:value-type="float">
            <text:p>0.535714285714286</text:p>
          </table:table-cell>
          <table:table-cell table:formula="of:=[.B32]+[.C32]-[.D32]" office:value-type="float" office:value="0.642857142857142" calcext:value-type="float">
            <text:p>0.642857142857142</text:p>
          </table:table-cell>
          <table:table-cell office:value-type="float" office:value="0.475" calcext:value-type="float">
            <text:p>0.475</text:p>
          </table:table-cell>
          <table:table-cell table:number-columns-repeated="3" office:value-type="float" office:value="0.478571428571429" calcext:value-type="float">
            <text:p>0.478571428571429</text:p>
          </table:table-cell>
          <table:table-cell table:number-columns-repeated="2"/>
          <table:table-cell table:formula="of:=[.F32]*2" office:value-type="float" office:value="0.95" calcext:value-type="float">
            <text:p>0.95</text:p>
          </table:table-cell>
          <table:table-cell table:formula="of:=[.G32]*2" office:value-type="float" office:value="0.957142857142858" calcext:value-type="float">
            <text:p>0.957142857142858</text:p>
          </table:table-cell>
          <table:table-cell table:formula="of:=[.H32]*2" office:value-type="float" office:value="0.957142857142858" calcext:value-type="float">
            <text:p>0.957142857142858</text:p>
          </table:table-cell>
          <table:table-cell table:formula="of:=[.I32]*2" office:value-type="float" office:value="0.957142857142858" calcext:value-type="float">
            <text:p>0.957142857142858</text:p>
          </table:table-cell>
          <table:table-cell table:number-columns-repeated="2"/>
          <table:table-cell office:value-type="float" office:value="1.101100010001E+276" calcext:value-type="float">
            <text:p>1.101100010001E+276</text:p>
          </table:table-cell>
          <table:table-cell office:value-type="float" office:value="1.0000111011011E+279" calcext:value-type="float">
            <text:p>1.0000111011011E+2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.581314878892734" calcext:value-type="float">
            <text:p>0.581314878892734</text:p>
          </table:table-cell>
          <table:table-cell office:value-type="float" office:value="0.534602076124567" calcext:value-type="float">
            <text:p>0.534602076124567</text:p>
          </table:table-cell>
          <table:table-cell table:formula="of:=[.B33]+[.C33]-[.D33]" office:value-type="float" office:value="0.628027681660901" calcext:value-type="float">
            <text:p>0.628027681660901</text:p>
          </table:table-cell>
          <table:table-cell office:value-type="float" office:value="0.477508650519031" calcext:value-type="float">
            <text:p>0.477508650519031</text:p>
          </table:table-cell>
          <table:table-cell table:number-columns-repeated="3" office:value-type="float" office:value="0.474048442906574" calcext:value-type="float">
            <text:p>0.474048442906574</text:p>
          </table:table-cell>
          <table:table-cell table:number-columns-repeated="2"/>
          <table:table-cell table:formula="of:=[.F33]*2" office:value-type="float" office:value="0.955017301038062" calcext:value-type="float">
            <text:p>0.955017301038062</text:p>
          </table:table-cell>
          <table:table-cell table:formula="of:=[.G33]*2" office:value-type="float" office:value="0.948096885813148" calcext:value-type="float">
            <text:p>0.948096885813148</text:p>
          </table:table-cell>
          <table:table-cell table:formula="of:=[.H33]*2" office:value-type="float" office:value="0.948096885813148" calcext:value-type="float">
            <text:p>0.948096885813148</text:p>
          </table:table-cell>
          <table:table-cell table:formula="of:=[.I33]*2" office:value-type="float" office:value="0.948096885813148" calcext:value-type="float">
            <text:p>0.948096885813148</text:p>
          </table:table-cell>
          <table:table-cell table:number-columns-repeated="2"/>
          <table:table-cell office:value-type="float" office:value="1.101100010001E+285" calcext:value-type="float">
            <text:p>1.101100010001E+285</text:p>
          </table:table-cell>
          <table:table-cell office:value-type="float" office:value="1.0000111011011E+288" calcext:value-type="float">
            <text:p>1.0000111011011E+2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.583892617449664" calcext:value-type="float">
            <text:p>0.583892617449664</text:p>
          </table:table-cell>
          <table:table-cell office:value-type="float" office:value="0.531879194630873" calcext:value-type="float">
            <text:p>0.531879194630873</text:p>
          </table:table-cell>
          <table:table-cell table:formula="of:=[.B34]+[.C34]-[.D34]" office:value-type="float" office:value="0.635906040268455" calcext:value-type="float">
            <text:p>0.635906040268455</text:p>
          </table:table-cell>
          <table:table-cell office:value-type="float" office:value="0.483221476510067" calcext:value-type="float">
            <text:p>0.483221476510067</text:p>
          </table:table-cell>
          <table:table-cell table:number-columns-repeated="3" office:value-type="float" office:value="0.473154362416107" calcext:value-type="float">
            <text:p>0.473154362416107</text:p>
          </table:table-cell>
          <table:table-cell table:number-columns-repeated="2"/>
          <table:table-cell table:formula="of:=[.F34]*2" office:value-type="float" office:value="0.966442953020134" calcext:value-type="float">
            <text:p>0.966442953020134</text:p>
          </table:table-cell>
          <table:table-cell table:formula="of:=[.G34]*2" office:value-type="float" office:value="0.946308724832214" calcext:value-type="float">
            <text:p>0.946308724832214</text:p>
          </table:table-cell>
          <table:table-cell table:formula="of:=[.H34]*2" office:value-type="float" office:value="0.946308724832214" calcext:value-type="float">
            <text:p>0.946308724832214</text:p>
          </table:table-cell>
          <table:table-cell table:formula="of:=[.I34]*2" office:value-type="float" office:value="0.946308724832214" calcext:value-type="float">
            <text:p>0.946308724832214</text:p>
          </table:table-cell>
          <table:table-cell table:number-columns-repeated="2"/>
          <table:table-cell office:value-type="float" office:value="1.101100010001E+294" calcext:value-type="float">
            <text:p>1.101100010001E+294</text:p>
          </table:table-cell>
          <table:table-cell office:value-type="float" office:value="1.0000111011011E+297" calcext:value-type="float">
            <text:p>1.0000111011011E+2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76547231270358" calcext:value-type="float">
            <text:p>0.576547231270358</text:p>
          </table:table-cell>
          <table:table-cell office:value-type="float" office:value="0.586319218241042" calcext:value-type="float">
            <text:p>0.586319218241042</text:p>
          </table:table-cell>
          <table:table-cell office:value-type="float" office:value="0.534201954397394" calcext:value-type="float">
            <text:p>0.534201954397394</text:p>
          </table:table-cell>
          <table:table-cell table:formula="of:=[.B35]+[.C35]-[.D35]" office:value-type="float" office:value="0.628664495114006" calcext:value-type="float">
            <text:p>0.628664495114006</text:p>
          </table:table-cell>
          <table:table-cell office:value-type="float" office:value="0.478827361563518" calcext:value-type="float">
            <text:p>0.478827361563518</text:p>
          </table:table-cell>
          <table:table-cell table:number-columns-repeated="3" office:value-type="float" office:value="0.480456026058632" calcext:value-type="float">
            <text:p>0.480456026058632</text:p>
          </table:table-cell>
          <table:table-cell table:number-columns-repeated="2"/>
          <table:table-cell table:formula="of:=[.F35]*2" office:value-type="float" office:value="0.957654723127036" calcext:value-type="float">
            <text:p>0.957654723127036</text:p>
          </table:table-cell>
          <table:table-cell table:formula="of:=[.G35]*2" office:value-type="float" office:value="0.960912052117264" calcext:value-type="float">
            <text:p>0.960912052117264</text:p>
          </table:table-cell>
          <table:table-cell table:formula="of:=[.H35]*2" office:value-type="float" office:value="0.960912052117264" calcext:value-type="float">
            <text:p>0.960912052117264</text:p>
          </table:table-cell>
          <table:table-cell table:formula="of:=[.I35]*2" office:value-type="float" office:value="0.960912052117264" calcext:value-type="float">
            <text:p>0.960912052117264</text:p>
          </table:table-cell>
          <table:table-cell table:number-columns-repeated="2"/>
          <table:table-cell office:value-type="float" office:value="1.101100010001E+303" calcext:value-type="float">
            <text:p>1.101100010001E+303</text:p>
          </table:table-cell>
          <table:table-cell office:value-type="float" office:value="1.0000111011011E+306" calcext:value-type="float">
            <text:p>1.0000111011011E+3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69620253164557" calcext:value-type="float">
            <text:p>0.569620253164557</text:p>
          </table:table-cell>
          <table:table-cell office:value-type="float" office:value="0.579113924050633" calcext:value-type="float">
            <text:p>0.579113924050633</text:p>
          </table:table-cell>
          <table:table-cell office:value-type="float" office:value="0.52373417721519" calcext:value-type="float">
            <text:p>0.52373417721519</text:p>
          </table:table-cell>
          <table:table-cell table:formula="of:=[.B36]+[.C36]-[.D36]" office:value-type="float" office:value="0.625" calcext:value-type="float">
            <text:p>0.625</text:p>
          </table:table-cell>
          <table:table-cell office:value-type="float" office:value="0.468354430379747" calcext:value-type="float">
            <text:p>0.468354430379747</text:p>
          </table:table-cell>
          <table:table-cell table:number-columns-repeated="3" office:value-type="float" office:value="0.482594936708861" calcext:value-type="float">
            <text:p>0.482594936708861</text:p>
          </table:table-cell>
          <table:table-cell table:number-columns-repeated="2"/>
          <table:table-cell table:formula="of:=[.F36]*2" office:value-type="float" office:value="0.936708860759494" calcext:value-type="float">
            <text:p>0.936708860759494</text:p>
          </table:table-cell>
          <table:table-cell table:formula="of:=[.G36]*2" office:value-type="float" office:value="0.965189873417722" calcext:value-type="float">
            <text:p>0.965189873417722</text:p>
          </table:table-cell>
          <table:table-cell table:formula="of:=[.H36]*2" office:value-type="float" office:value="0.965189873417722" calcext:value-type="float">
            <text:p>0.965189873417722</text:p>
          </table:table-cell>
          <table:table-cell table:formula="of:=[.I36]*2" office:value-type="float" office:value="0.965189873417722" calcext:value-type="float">
            <text:p>0.96518987341772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72307692307692" calcext:value-type="float">
            <text:p>0.572307692307692</text:p>
          </table:table-cell>
          <table:table-cell office:value-type="float" office:value="0.581538461538462" calcext:value-type="float">
            <text:p>0.581538461538462</text:p>
          </table:table-cell>
          <table:table-cell office:value-type="float" office:value="0.530769230769231" calcext:value-type="float">
            <text:p>0.530769230769231</text:p>
          </table:table-cell>
          <table:table-cell table:formula="of:=[.B37]+[.C37]-[.D37]" office:value-type="float" office:value="0.623076923076923" calcext:value-type="float">
            <text:p>0.623076923076923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.473846153846154" calcext:value-type="float">
            <text:p>0.473846153846154</text:p>
          </table:table-cell>
          <table:table-cell table:number-columns-repeated="2"/>
          <table:table-cell table:formula="of:=[.F37]*2" office:value-type="float" office:value="0.96" calcext:value-type="float">
            <text:p>0.96</text:p>
          </table:table-cell>
          <table:table-cell table:formula="of:=[.G37]*2" office:value-type="float" office:value="0.947692307692308" calcext:value-type="float">
            <text:p>0.947692307692308</text:p>
          </table:table-cell>
          <table:table-cell table:formula="of:=[.H37]*2" office:value-type="float" office:value="0.947692307692308" calcext:value-type="float">
            <text:p>0.947692307692308</text:p>
          </table:table-cell>
          <table:table-cell table:formula="of:=[.I37]*2" office:value-type="float" office:value="0.947692307692308" calcext:value-type="float">
            <text:p>0.94769230769230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.574850299401198" calcext:value-type="float">
            <text:p>0.574850299401198</text:p>
          </table:table-cell>
          <table:table-cell office:value-type="float" office:value="0.526946107784431" calcext:value-type="float">
            <text:p>0.526946107784431</text:p>
          </table:table-cell>
          <table:table-cell table:formula="of:=[.B38]+[.C38]-[.D38]" office:value-type="float" office:value="0.622754491017965" calcext:value-type="float">
            <text:p>0.622754491017965</text:p>
          </table:table-cell>
          <table:table-cell office:value-type="float" office:value="0.470059880239521" calcext:value-type="float">
            <text:p>0.470059880239521</text:p>
          </table:table-cell>
          <table:table-cell table:number-columns-repeated="3" office:value-type="float" office:value="0.477544910179641" calcext:value-type="float">
            <text:p>0.477544910179641</text:p>
          </table:table-cell>
          <table:table-cell table:number-columns-repeated="2"/>
          <table:table-cell table:formula="of:=[.F38]*2" office:value-type="float" office:value="0.940119760479042" calcext:value-type="float">
            <text:p>0.940119760479042</text:p>
          </table:table-cell>
          <table:table-cell table:formula="of:=[.G38]*2" office:value-type="float" office:value="0.955089820359282" calcext:value-type="float">
            <text:p>0.955089820359282</text:p>
          </table:table-cell>
          <table:table-cell table:formula="of:=[.H38]*2" office:value-type="float" office:value="0.955089820359282" calcext:value-type="float">
            <text:p>0.955089820359282</text:p>
          </table:table-cell>
          <table:table-cell table:formula="of:=[.I38]*2" office:value-type="float" office:value="0.955089820359282" calcext:value-type="float">
            <text:p>0.9550898203592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68513119533528" calcext:value-type="float">
            <text:p>0.568513119533528</text:p>
          </table:table-cell>
          <table:table-cell office:value-type="float" office:value="0.577259475218659" calcext:value-type="float">
            <text:p>0.577259475218659</text:p>
          </table:table-cell>
          <table:table-cell office:value-type="float" office:value="0.527696793002916" calcext:value-type="float">
            <text:p>0.527696793002916</text:p>
          </table:table-cell>
          <table:table-cell table:formula="of:=[.B39]+[.C39]-[.D39]" office:value-type="float" office:value="0.618075801749271" calcext:value-type="float">
            <text:p>0.618075801749271</text:p>
          </table:table-cell>
          <table:table-cell office:value-type="float" office:value="0.475218658892128" calcext:value-type="float">
            <text:p>0.475218658892128</text:p>
          </table:table-cell>
          <table:table-cell table:number-columns-repeated="3" office:value-type="float" office:value="0.479591836734694" calcext:value-type="float">
            <text:p>0.479591836734694</text:p>
          </table:table-cell>
          <table:table-cell table:number-columns-repeated="2"/>
          <table:table-cell table:formula="of:=[.F39]*2" office:value-type="float" office:value="0.950437317784256" calcext:value-type="float">
            <text:p>0.950437317784256</text:p>
          </table:table-cell>
          <table:table-cell table:formula="of:=[.G39]*2" office:value-type="float" office:value="0.959183673469388" calcext:value-type="float">
            <text:p>0.959183673469388</text:p>
          </table:table-cell>
          <table:table-cell table:formula="of:=[.H39]*2" office:value-type="float" office:value="0.959183673469388" calcext:value-type="float">
            <text:p>0.959183673469388</text:p>
          </table:table-cell>
          <table:table-cell table:formula="of:=[.I39]*2" office:value-type="float" office:value="0.959183673469388" calcext:value-type="float">
            <text:p>0.95918367346938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1022727272727" calcext:value-type="float">
            <text:p>0.571022727272727</text:p>
          </table:table-cell>
          <table:table-cell office:value-type="float" office:value="0.528409090909091" calcext:value-type="float">
            <text:p>0.528409090909091</text:p>
          </table:table-cell>
          <table:table-cell table:formula="of:=[.B40]+[.C40]-[.D40]" office:value-type="float" office:value="0.605113636363636" calcext:value-type="float">
            <text:p>0.605113636363636</text:p>
          </table:table-cell>
          <table:table-cell office:value-type="float" office:value="0.471590909090909" calcext:value-type="float">
            <text:p>0.471590909090909</text:p>
          </table:table-cell>
          <table:table-cell table:number-columns-repeated="3" office:value-type="float" office:value="0.474431818181818" calcext:value-type="float">
            <text:p>0.474431818181818</text:p>
          </table:table-cell>
          <table:table-cell table:number-columns-repeated="2"/>
          <table:table-cell table:formula="of:=[.F40]*2" office:value-type="float" office:value="0.943181818181818" calcext:value-type="float">
            <text:p>0.943181818181818</text:p>
          </table:table-cell>
          <table:table-cell table:formula="of:=[.G40]*2" office:value-type="float" office:value="0.948863636363636" calcext:value-type="float">
            <text:p>0.948863636363636</text:p>
          </table:table-cell>
          <table:table-cell table:formula="of:=[.H40]*2" office:value-type="float" office:value="0.948863636363636" calcext:value-type="float">
            <text:p>0.948863636363636</text:p>
          </table:table-cell>
          <table:table-cell table:formula="of:=[.I40]*2" office:value-type="float" office:value="0.948863636363636" calcext:value-type="float">
            <text:p>0.94886363636363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65096952908587" calcext:value-type="float">
            <text:p>0.565096952908587</text:p>
          </table:table-cell>
          <table:table-cell office:value-type="float" office:value="0.573407202216066" calcext:value-type="float">
            <text:p>0.573407202216066</text:p>
          </table:table-cell>
          <table:table-cell office:value-type="float" office:value="0.515235457063712" calcext:value-type="float">
            <text:p>0.515235457063712</text:p>
          </table:table-cell>
          <table:table-cell table:formula="of:=[.B41]+[.C41]-[.D41]" office:value-type="float" office:value="0.623268698060941" calcext:value-type="float">
            <text:p>0.623268698060941</text:p>
          </table:table-cell>
          <table:table-cell office:value-type="float" office:value="0.481994459833795" calcext:value-type="float">
            <text:p>0.481994459833795</text:p>
          </table:table-cell>
          <table:table-cell table:number-columns-repeated="3" office:value-type="float" office:value="0.472299168975069" calcext:value-type="float">
            <text:p>0.472299168975069</text:p>
          </table:table-cell>
          <table:table-cell table:number-columns-repeated="2"/>
          <table:table-cell table:formula="of:=[.F41]*2" office:value-type="float" office:value="0.96398891966759" calcext:value-type="float">
            <text:p>0.96398891966759</text:p>
          </table:table-cell>
          <table:table-cell table:formula="of:=[.G41]*2" office:value-type="float" office:value="0.944598337950138" calcext:value-type="float">
            <text:p>0.944598337950138</text:p>
          </table:table-cell>
          <table:table-cell table:formula="of:=[.H41]*2" office:value-type="float" office:value="0.944598337950138" calcext:value-type="float">
            <text:p>0.944598337950138</text:p>
          </table:table-cell>
          <table:table-cell table:formula="of:=[.I41]*2" office:value-type="float" office:value="0.944598337950138" calcext:value-type="float">
            <text:p>0.94459833795013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567567567567568" calcext:value-type="float">
            <text:p>0.567567567567568</text:p>
          </table:table-cell>
          <table:table-cell office:value-type="float" office:value="0.513513513513513" calcext:value-type="float">
            <text:p>0.513513513513513</text:p>
          </table:table-cell>
          <table:table-cell table:formula="of:=[.B42]+[.C42]-[.D42]" office:value-type="float" office:value="0.613513513513514" calcext:value-type="float">
            <text:p>0.613513513513514</text:p>
          </table:table-cell>
          <table:table-cell office:value-type="float" office:value="0.478378378378378" calcext:value-type="float">
            <text:p>0.478378378378378</text:p>
          </table:table-cell>
          <table:table-cell table:number-columns-repeated="3" office:value-type="float" office:value="0.474324324324324" calcext:value-type="float">
            <text:p>0.474324324324324</text:p>
          </table:table-cell>
          <table:table-cell table:number-columns-repeated="2"/>
          <table:table-cell table:formula="of:=[.F42]*2" office:value-type="float" office:value="0.956756756756756" calcext:value-type="float">
            <text:p>0.956756756756756</text:p>
          </table:table-cell>
          <table:table-cell table:formula="of:=[.G42]*2" office:value-type="float" office:value="0.948648648648648" calcext:value-type="float">
            <text:p>0.948648648648648</text:p>
          </table:table-cell>
          <table:table-cell table:formula="of:=[.H42]*2" office:value-type="float" office:value="0.948648648648648" calcext:value-type="float">
            <text:p>0.948648648648648</text:p>
          </table:table-cell>
          <table:table-cell table:formula="of:=[.I42]*2" office:value-type="float" office:value="0.948648648648648" calcext:value-type="float">
            <text:p>0.94864864864864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62005277044855" calcext:value-type="float">
            <text:p>0.562005277044855</text:p>
          </table:table-cell>
          <table:table-cell office:value-type="float" office:value="0.569920844327177" calcext:value-type="float">
            <text:p>0.569920844327177</text:p>
          </table:table-cell>
          <table:table-cell office:value-type="float" office:value="0.523746701846966" calcext:value-type="float">
            <text:p>0.523746701846966</text:p>
          </table:table-cell>
          <table:table-cell table:formula="of:=[.B43]+[.C43]-[.D43]" office:value-type="float" office:value="0.608179419525066" calcext:value-type="float">
            <text:p>0.608179419525066</text:p>
          </table:table-cell>
          <table:table-cell office:value-type="float" office:value="0.45910290237467" calcext:value-type="float">
            <text:p>0.45910290237467</text:p>
          </table:table-cell>
          <table:table-cell table:number-columns-repeated="3" office:value-type="float" office:value="0.485488126649077" calcext:value-type="float">
            <text:p>0.485488126649077</text:p>
          </table:table-cell>
          <table:table-cell table:number-columns-repeated="2"/>
          <table:table-cell table:formula="of:=[.F43]*2" office:value-type="float" office:value="0.91820580474934" calcext:value-type="float">
            <text:p>0.91820580474934</text:p>
          </table:table-cell>
          <table:table-cell table:formula="of:=[.G43]*2" office:value-type="float" office:value="0.970976253298154" calcext:value-type="float">
            <text:p>0.970976253298154</text:p>
          </table:table-cell>
          <table:table-cell table:formula="of:=[.H43]*2" office:value-type="float" office:value="0.970976253298154" calcext:value-type="float">
            <text:p>0.970976253298154</text:p>
          </table:table-cell>
          <table:table-cell table:formula="of:=[.I43]*2" office:value-type="float" office:value="0.970976253298154" calcext:value-type="float">
            <text:p>0.97097625329815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564432989690722" calcext:value-type="float">
            <text:p>0.564432989690722</text:p>
          </table:table-cell>
          <table:table-cell office:value-type="float" office:value="0.510309278350515" calcext:value-type="float">
            <text:p>0.510309278350515</text:p>
          </table:table-cell>
          <table:table-cell table:formula="of:=[.B44]+[.C44]-[.D44]" office:value-type="float" office:value="0.610824742268042" calcext:value-type="float">
            <text:p>0.610824742268042</text:p>
          </table:table-cell>
          <table:table-cell office:value-type="float" office:value="0.47680412371134" calcext:value-type="float">
            <text:p>0.47680412371134</text:p>
          </table:table-cell>
          <table:table-cell table:number-columns-repeated="3" office:value-type="float" office:value="0.475515463917526" calcext:value-type="float">
            <text:p>0.475515463917526</text:p>
          </table:table-cell>
          <table:table-cell table:number-columns-repeated="2"/>
          <table:table-cell table:formula="of:=[.F44]*2" office:value-type="float" office:value="0.95360824742268" calcext:value-type="float">
            <text:p>0.95360824742268</text:p>
          </table:table-cell>
          <table:table-cell table:formula="of:=[.G44]*2" office:value-type="float" office:value="0.951030927835052" calcext:value-type="float">
            <text:p>0.951030927835052</text:p>
          </table:table-cell>
          <table:table-cell table:formula="of:=[.H44]*2" office:value-type="float" office:value="0.951030927835052" calcext:value-type="float">
            <text:p>0.951030927835052</text:p>
          </table:table-cell>
          <table:table-cell table:formula="of:=[.I44]*2" office:value-type="float" office:value="0.951030927835052" calcext:value-type="float">
            <text:p>0.95103092783505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.55919395465995" calcext:value-type="float">
            <text:p>0.55919395465995</text:p>
          </table:table-cell>
          <table:table-cell office:value-type="float" office:value="0.51007556675063" calcext:value-type="float">
            <text:p>0.51007556675063</text:p>
          </table:table-cell>
          <table:table-cell table:formula="of:=[.B45]+[.C45]-[.D45]" office:value-type="float" office:value="0.60831234256927" calcext:value-type="float">
            <text:p>0.60831234256927</text:p>
          </table:table-cell>
          <table:table-cell table:number-columns-repeated="4" office:value-type="float" office:value="0.47103274559194" calcext:value-type="float">
            <text:p>0.47103274559194</text:p>
          </table:table-cell>
          <table:table-cell table:number-columns-repeated="2"/>
          <table:table-cell table:formula="of:=[.F45]*2" office:value-type="float" office:value="0.94206549118388" calcext:value-type="float">
            <text:p>0.94206549118388</text:p>
          </table:table-cell>
          <table:table-cell table:formula="of:=[.G45]*2" office:value-type="float" office:value="0.94206549118388" calcext:value-type="float">
            <text:p>0.94206549118388</text:p>
          </table:table-cell>
          <table:table-cell table:formula="of:=[.H45]*2" office:value-type="float" office:value="0.94206549118388" calcext:value-type="float">
            <text:p>0.94206549118388</text:p>
          </table:table-cell>
          <table:table-cell table:formula="of:=[.I45]*2" office:value-type="float" office:value="0.94206549118388" calcext:value-type="float">
            <text:p>0.9420654911838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54187192118227" calcext:value-type="float">
            <text:p>0.554187192118227</text:p>
          </table:table-cell>
          <table:table-cell office:value-type="float" office:value="0.561576354679803" calcext:value-type="float">
            <text:p>0.561576354679803</text:p>
          </table:table-cell>
          <table:table-cell office:value-type="float" office:value="0.50615763546798" calcext:value-type="float">
            <text:p>0.50615763546798</text:p>
          </table:table-cell>
          <table:table-cell table:formula="of:=[.B46]+[.C46]-[.D46]" office:value-type="float" office:value="0.60960591133005" calcext:value-type="float">
            <text:p>0.60960591133005</text:p>
          </table:table-cell>
          <table:table-cell office:value-type="float" office:value="0.467980295566503" calcext:value-type="float">
            <text:p>0.467980295566503</text:p>
          </table:table-cell>
          <table:table-cell table:number-columns-repeated="3" office:value-type="float" office:value="0.475369458128079" calcext:value-type="float">
            <text:p>0.475369458128079</text:p>
          </table:table-cell>
          <table:table-cell table:number-columns-repeated="2"/>
          <table:table-cell table:formula="of:=[.F46]*2" office:value-type="float" office:value="0.935960591133006" calcext:value-type="float">
            <text:p>0.935960591133006</text:p>
          </table:table-cell>
          <table:table-cell table:formula="of:=[.G46]*2" office:value-type="float" office:value="0.950738916256158" calcext:value-type="float">
            <text:p>0.950738916256158</text:p>
          </table:table-cell>
          <table:table-cell table:formula="of:=[.H46]*2" office:value-type="float" office:value="0.950738916256158" calcext:value-type="float">
            <text:p>0.950738916256158</text:p>
          </table:table-cell>
          <table:table-cell table:formula="of:=[.I46]*2" office:value-type="float" office:value="0.950738916256158" calcext:value-type="float">
            <text:p>0.9507389162561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.556626506024096" calcext:value-type="float">
            <text:p>0.556626506024096</text:p>
          </table:table-cell>
          <table:table-cell office:value-type="float" office:value="0.524096385542169" calcext:value-type="float">
            <text:p>0.524096385542169</text:p>
          </table:table-cell>
          <table:table-cell table:formula="of:=[.B47]+[.C47]-[.D47]" office:value-type="float" office:value="0.589156626506023" calcext:value-type="float">
            <text:p>0.589156626506023</text:p>
          </table:table-cell>
          <table:table-cell office:value-type="float" office:value="0.472289156626506" calcext:value-type="float">
            <text:p>0.472289156626506</text:p>
          </table:table-cell>
          <table:table-cell table:number-columns-repeated="3" office:value-type="float" office:value="0.490361445783133" calcext:value-type="float">
            <text:p>0.490361445783133</text:p>
          </table:table-cell>
          <table:table-cell table:number-columns-repeated="2"/>
          <table:table-cell table:formula="of:=[.F47]*2" office:value-type="float" office:value="0.944578313253012" calcext:value-type="float">
            <text:p>0.944578313253012</text:p>
          </table:table-cell>
          <table:table-cell table:formula="of:=[.G47]*2" office:value-type="float" office:value="0.980722891566266" calcext:value-type="float">
            <text:p>0.980722891566266</text:p>
          </table:table-cell>
          <table:table-cell table:formula="of:=[.H47]*2" office:value-type="float" office:value="0.980722891566266" calcext:value-type="float">
            <text:p>0.980722891566266</text:p>
          </table:table-cell>
          <table:table-cell table:formula="of:=[.I47]*2" office:value-type="float" office:value="0.980722891566266" calcext:value-type="float">
            <text:p>0.98072289156626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.55188679245283" calcext:value-type="float">
            <text:p>0.55188679245283</text:p>
          </table:table-cell>
          <table:table-cell office:value-type="float" office:value="0.511792452830189" calcext:value-type="float">
            <text:p>0.511792452830189</text:p>
          </table:table-cell>
          <table:table-cell table:formula="of:=[.B48]+[.C48]-[.D48]" office:value-type="float" office:value="0.591981132075471" calcext:value-type="float">
            <text:p>0.591981132075471</text:p>
          </table:table-cell>
          <table:table-cell office:value-type="float" office:value="0.47877358490566" calcext:value-type="float">
            <text:p>0.47877358490566</text:p>
          </table:table-cell>
          <table:table-cell table:number-columns-repeated="3" office:value-type="float" office:value="0.487028301886793" calcext:value-type="float">
            <text:p>0.487028301886793</text:p>
          </table:table-cell>
          <table:table-cell table:number-columns-repeated="2"/>
          <table:table-cell table:formula="of:=[.F48]*2" office:value-type="float" office:value="0.95754716981132" calcext:value-type="float">
            <text:p>0.95754716981132</text:p>
          </table:table-cell>
          <table:table-cell table:formula="of:=[.G48]*2" office:value-type="float" office:value="0.974056603773586" calcext:value-type="float">
            <text:p>0.974056603773586</text:p>
          </table:table-cell>
          <table:table-cell table:formula="of:=[.H48]*2" office:value-type="float" office:value="0.974056603773586" calcext:value-type="float">
            <text:p>0.974056603773586</text:p>
          </table:table-cell>
          <table:table-cell table:formula="of:=[.I48]*2" office:value-type="float" office:value="0.974056603773586" calcext:value-type="float">
            <text:p>0.97405660377358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.547344110854503" calcext:value-type="float">
            <text:p>0.547344110854503</text:p>
          </table:table-cell>
          <table:table-cell office:value-type="float" office:value="0.510392609699769" calcext:value-type="float">
            <text:p>0.510392609699769</text:p>
          </table:table-cell>
          <table:table-cell table:formula="of:=[.B49]+[.C49]-[.D49]" office:value-type="float" office:value="0.584295612009237" calcext:value-type="float">
            <text:p>0.584295612009237</text:p>
          </table:table-cell>
          <table:table-cell office:value-type="float" office:value="0.480369515011547" calcext:value-type="float">
            <text:p>0.480369515011547</text:p>
          </table:table-cell>
          <table:table-cell table:number-columns-repeated="3" office:value-type="float" office:value="0.484988452655889" calcext:value-type="float">
            <text:p>0.484988452655889</text:p>
          </table:table-cell>
          <table:table-cell table:number-columns-repeated="2"/>
          <table:table-cell table:formula="of:=[.F49]*2" office:value-type="float" office:value="0.960739030023094" calcext:value-type="float">
            <text:p>0.960739030023094</text:p>
          </table:table-cell>
          <table:table-cell table:formula="of:=[.G49]*2" office:value-type="float" office:value="0.969976905311778" calcext:value-type="float">
            <text:p>0.969976905311778</text:p>
          </table:table-cell>
          <table:table-cell table:formula="of:=[.H49]*2" office:value-type="float" office:value="0.969976905311778" calcext:value-type="float">
            <text:p>0.969976905311778</text:p>
          </table:table-cell>
          <table:table-cell table:formula="of:=[.I49]*2" office:value-type="float" office:value="0.969976905311778" calcext:value-type="float">
            <text:p>0.96997690531177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.549773755656109" calcext:value-type="float">
            <text:p>0.549773755656109</text:p>
          </table:table-cell>
          <table:table-cell office:value-type="float" office:value="0.516968325791855" calcext:value-type="float">
            <text:p>0.516968325791855</text:p>
          </table:table-cell>
          <table:table-cell table:formula="of:=[.B50]+[.C50]-[.D50]" office:value-type="float" office:value="0.582579185520363" calcext:value-type="float">
            <text:p>0.582579185520363</text:p>
          </table:table-cell>
          <table:table-cell office:value-type="float" office:value="0.481900452488688" calcext:value-type="float">
            <text:p>0.481900452488688</text:p>
          </table:table-cell>
          <table:table-cell table:number-columns-repeated="3" office:value-type="float" office:value="0.48868778280543" calcext:value-type="float">
            <text:p>0.48868778280543</text:p>
          </table:table-cell>
          <table:table-cell table:number-columns-repeated="2"/>
          <table:table-cell table:formula="of:=[.F50]*2" office:value-type="float" office:value="0.963800904977376" calcext:value-type="float">
            <text:p>0.963800904977376</text:p>
          </table:table-cell>
          <table:table-cell table:formula="of:=[.G50]*2" office:value-type="float" office:value="0.97737556561086" calcext:value-type="float">
            <text:p>0.97737556561086</text:p>
          </table:table-cell>
          <table:table-cell table:formula="of:=[.H50]*2" office:value-type="float" office:value="0.97737556561086" calcext:value-type="float">
            <text:p>0.97737556561086</text:p>
          </table:table-cell>
          <table:table-cell table:formula="of:=[.I50]*2" office:value-type="float" office:value="0.97737556561086" calcext:value-type="float">
            <text:p>0.9773755656108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.545454545454545" calcext:value-type="float">
            <text:p>0.545454545454545</text:p>
          </table:table-cell>
          <table:table-cell office:value-type="float" office:value="0.51330376940133" calcext:value-type="float">
            <text:p>0.51330376940133</text:p>
          </table:table-cell>
          <table:table-cell table:formula="of:=[.B51]+[.C51]-[.D51]" office:value-type="float" office:value="0.57760532150776" calcext:value-type="float">
            <text:p>0.57760532150776</text:p>
          </table:table-cell>
          <table:table-cell office:value-type="float" office:value="0.478935698447894" calcext:value-type="float">
            <text:p>0.478935698447894</text:p>
          </table:table-cell>
          <table:table-cell table:number-columns-repeated="3" office:value-type="float" office:value="0.487804878048781" calcext:value-type="float">
            <text:p>0.487804878048781</text:p>
          </table:table-cell>
          <table:table-cell table:number-columns-repeated="2"/>
          <table:table-cell table:formula="of:=[.F51]*2" office:value-type="float" office:value="0.957871396895788" calcext:value-type="float">
            <text:p>0.957871396895788</text:p>
          </table:table-cell>
          <table:table-cell table:formula="of:=[.G51]*2" office:value-type="float" office:value="0.975609756097562" calcext:value-type="float">
            <text:p>0.975609756097562</text:p>
          </table:table-cell>
          <table:table-cell table:formula="of:=[.H51]*2" office:value-type="float" office:value="0.975609756097562" calcext:value-type="float">
            <text:p>0.975609756097562</text:p>
          </table:table-cell>
          <table:table-cell table:formula="of:=[.I51]*2" office:value-type="float" office:value="0.975609756097562" calcext:value-type="float">
            <text:p>0.97560975609756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7826086956522" calcext:value-type="float">
            <text:p>0.547826086956522</text:p>
          </table:table-cell>
          <table:table-cell office:value-type="float" office:value="0.541304347826087" calcext:value-type="float">
            <text:p>0.541304347826087</text:p>
          </table:table-cell>
          <table:table-cell office:value-type="float" office:value="0.518478260869565" calcext:value-type="float">
            <text:p>0.518478260869565</text:p>
          </table:table-cell>
          <table:table-cell table:formula="of:=[.B52]+[.C52]-[.D52]" office:value-type="float" office:value="0.570652173913044" calcext:value-type="float">
            <text:p>0.570652173913044</text:p>
          </table:table-cell>
          <table:table-cell office:value-type="float" office:value="0.495652173913043" calcext:value-type="float">
            <text:p>0.495652173913043</text:p>
          </table:table-cell>
          <table:table-cell table:number-columns-repeated="3" office:value-type="float" office:value="0.483695652173913" calcext:value-type="float">
            <text:p>0.483695652173913</text:p>
          </table:table-cell>
          <table:table-cell table:number-columns-repeated="2"/>
          <table:table-cell table:formula="of:=[.F52]*2" office:value-type="float" office:value="0.991304347826086" calcext:value-type="float">
            <text:p>0.991304347826086</text:p>
          </table:table-cell>
          <table:table-cell table:formula="of:=[.G52]*2" office:value-type="float" office:value="0.967391304347826" calcext:value-type="float">
            <text:p>0.967391304347826</text:p>
          </table:table-cell>
          <table:table-cell table:formula="of:=[.H52]*2" office:value-type="float" office:value="0.967391304347826" calcext:value-type="float">
            <text:p>0.967391304347826</text:p>
          </table:table-cell>
          <table:table-cell table:formula="of:=[.I52]*2" office:value-type="float" office:value="0.967391304347826" calcext:value-type="float">
            <text:p>0.96739130434782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.543710021321962" calcext:value-type="float">
            <text:p>0.543710021321962</text:p>
          </table:table-cell>
          <table:table-cell office:value-type="float" office:value="0.507462686567164" calcext:value-type="float">
            <text:p>0.507462686567164</text:p>
          </table:table-cell>
          <table:table-cell table:formula="of:=[.B53]+[.C53]-[.D53]" office:value-type="float" office:value="0.57995735607676" calcext:value-type="float">
            <text:p>0.57995735607676</text:p>
          </table:table-cell>
          <table:table-cell office:value-type="float" office:value="0.498933901918976" calcext:value-type="float">
            <text:p>0.498933901918976</text:p>
          </table:table-cell>
          <table:table-cell table:number-columns-repeated="3" office:value-type="float" office:value="0.486140724946695" calcext:value-type="float">
            <text:p>0.486140724946695</text:p>
          </table:table-cell>
          <table:table-cell table:number-columns-repeated="2"/>
          <table:table-cell table:formula="of:=[.F53]*2" office:value-type="float" office:value="0.997867803837952" calcext:value-type="float">
            <text:p>0.997867803837952</text:p>
          </table:table-cell>
          <table:table-cell table:formula="of:=[.G53]*2" office:value-type="float" office:value="0.97228144989339" calcext:value-type="float">
            <text:p>0.97228144989339</text:p>
          </table:table-cell>
          <table:table-cell table:formula="of:=[.H53]*2" office:value-type="float" office:value="0.97228144989339" calcext:value-type="float">
            <text:p>0.97228144989339</text:p>
          </table:table-cell>
          <table:table-cell table:formula="of:=[.I53]*2" office:value-type="float" office:value="0.97228144989339" calcext:value-type="float">
            <text:p>0.97228144989339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4602510460251" calcext:value-type="float">
            <text:p>0.54602510460251</text:p>
          </table:table-cell>
          <table:table-cell office:value-type="float" office:value="0.539748953974895" calcext:value-type="float">
            <text:p>0.539748953974895</text:p>
          </table:table-cell>
          <table:table-cell office:value-type="float" office:value="0.51255230125523" calcext:value-type="float">
            <text:p>0.51255230125523</text:p>
          </table:table-cell>
          <table:table-cell table:formula="of:=[.B54]+[.C54]-[.D54]" office:value-type="float" office:value="0.573221757322175" calcext:value-type="float">
            <text:p>0.573221757322175</text:p>
          </table:table-cell>
          <table:table-cell office:value-type="float" office:value="0.49163179916318" calcext:value-type="float">
            <text:p>0.49163179916318</text:p>
          </table:table-cell>
          <table:table-cell table:number-columns-repeated="3" office:value-type="float" office:value="0.486401673640167" calcext:value-type="float">
            <text:p>0.486401673640167</text:p>
          </table:table-cell>
          <table:table-cell table:number-columns-repeated="2"/>
          <table:table-cell table:formula="of:=[.F54]*2" office:value-type="float" office:value="0.98326359832636" calcext:value-type="float">
            <text:p>0.98326359832636</text:p>
          </table:table-cell>
          <table:table-cell table:formula="of:=[.G54]*2" office:value-type="float" office:value="0.972803347280334" calcext:value-type="float">
            <text:p>0.972803347280334</text:p>
          </table:table-cell>
          <table:table-cell table:formula="of:=[.H54]*2" office:value-type="float" office:value="0.972803347280334" calcext:value-type="float">
            <text:p>0.972803347280334</text:p>
          </table:table-cell>
          <table:table-cell table:formula="of:=[.I54]*2" office:value-type="float" office:value="0.972803347280334" calcext:value-type="float">
            <text:p>0.97280334728033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42094455852156" calcext:value-type="float">
            <text:p>0.542094455852156</text:p>
          </table:table-cell>
          <table:table-cell office:value-type="float" office:value="0.535934291581109" calcext:value-type="float">
            <text:p>0.535934291581109</text:p>
          </table:table-cell>
          <table:table-cell office:value-type="float" office:value="0.507186858316222" calcext:value-type="float">
            <text:p>0.507186858316222</text:p>
          </table:table-cell>
          <table:table-cell table:formula="of:=[.B55]+[.C55]-[.D55]" office:value-type="float" office:value="0.570841889117043" calcext:value-type="float">
            <text:p>0.570841889117043</text:p>
          </table:table-cell>
          <table:table-cell office:value-type="float" office:value="0.48870636550308" calcext:value-type="float">
            <text:p>0.48870636550308</text:p>
          </table:table-cell>
          <table:table-cell table:number-columns-repeated="3" office:value-type="float" office:value="0.491786447638604" calcext:value-type="float">
            <text:p>0.491786447638604</text:p>
          </table:table-cell>
          <table:table-cell table:number-columns-repeated="2"/>
          <table:table-cell table:formula="of:=[.F55]*2" office:value-type="float" office:value="0.97741273100616" calcext:value-type="float">
            <text:p>0.97741273100616</text:p>
          </table:table-cell>
          <table:table-cell table:formula="of:=[.G55]*2" office:value-type="float" office:value="0.983572895277208" calcext:value-type="float">
            <text:p>0.983572895277208</text:p>
          </table:table-cell>
          <table:table-cell table:formula="of:=[.H55]*2" office:value-type="float" office:value="0.983572895277208" calcext:value-type="float">
            <text:p>0.983572895277208</text:p>
          </table:table-cell>
          <table:table-cell table:formula="of:=[.I55]*2" office:value-type="float" office:value="0.983572895277208" calcext:value-type="float">
            <text:p>0.98357289527720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38306451612903" calcext:value-type="float">
            <text:p>0.538306451612903</text:p>
          </table:table-cell>
          <table:table-cell office:value-type="float" office:value="0.532258064516129" calcext:value-type="float">
            <text:p>0.532258064516129</text:p>
          </table:table-cell>
          <table:table-cell office:value-type="float" office:value="0.516129032258065" calcext:value-type="float">
            <text:p>0.516129032258065</text:p>
          </table:table-cell>
          <table:table-cell table:formula="of:=[.B56]+[.C56]-[.D56]" office:value-type="float" office:value="0.554435483870967" calcext:value-type="float">
            <text:p>0.554435483870967</text:p>
          </table:table-cell>
          <table:table-cell office:value-type="float" office:value="0.481854838709678" calcext:value-type="float">
            <text:p>0.481854838709678</text:p>
          </table:table-cell>
          <table:table-cell table:number-columns-repeated="3" office:value-type="float" office:value="0.493951612903226" calcext:value-type="float">
            <text:p>0.493951612903226</text:p>
          </table:table-cell>
          <table:table-cell table:number-columns-repeated="2"/>
          <table:table-cell table:formula="of:=[.F56]*2" office:value-type="float" office:value="0.963709677419356" calcext:value-type="float">
            <text:p>0.963709677419356</text:p>
          </table:table-cell>
          <table:table-cell table:formula="of:=[.G56]*2" office:value-type="float" office:value="0.987903225806452" calcext:value-type="float">
            <text:p>0.987903225806452</text:p>
          </table:table-cell>
          <table:table-cell table:formula="of:=[.H56]*2" office:value-type="float" office:value="0.987903225806452" calcext:value-type="float">
            <text:p>0.987903225806452</text:p>
          </table:table-cell>
          <table:table-cell table:formula="of:=[.I56]*2" office:value-type="float" office:value="0.987903225806452" calcext:value-type="float">
            <text:p>0.98790322580645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40594059405941" calcext:value-type="float">
            <text:p>0.540594059405941</text:p>
          </table:table-cell>
          <table:table-cell office:value-type="float" office:value="0.528712871287129" calcext:value-type="float">
            <text:p>0.528712871287129</text:p>
          </table:table-cell>
          <table:table-cell office:value-type="float" office:value="0.513861386138614" calcext:value-type="float">
            <text:p>0.513861386138614</text:p>
          </table:table-cell>
          <table:table-cell table:formula="of:=[.B57]+[.C57]-[.D57]" office:value-type="float" office:value="0.555445544554456" calcext:value-type="float">
            <text:p>0.555445544554456</text:p>
          </table:table-cell>
          <table:table-cell table:number-columns-repeated="4" office:value-type="float" office:value="0.485148514851485" calcext:value-type="float">
            <text:p>0.485148514851485</text:p>
          </table:table-cell>
          <table:table-cell table:number-columns-repeated="2"/>
          <table:table-cell table:formula="of:=[.F57]*2" office:value-type="float" office:value="0.97029702970297" calcext:value-type="float">
            <text:p>0.97029702970297</text:p>
          </table:table-cell>
          <table:table-cell table:formula="of:=[.G57]*2" office:value-type="float" office:value="0.97029702970297" calcext:value-type="float">
            <text:p>0.97029702970297</text:p>
          </table:table-cell>
          <table:table-cell table:formula="of:=[.H57]*2" office:value-type="float" office:value="0.97029702970297" calcext:value-type="float">
            <text:p>0.97029702970297</text:p>
          </table:table-cell>
          <table:table-cell table:formula="of:=[.I57]*2" office:value-type="float" office:value="0.97029702970297" calcext:value-type="float">
            <text:p>0.97029702970297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36964980544747" calcext:value-type="float">
            <text:p>0.536964980544747</text:p>
          </table:table-cell>
          <table:table-cell office:value-type="float" office:value="0.531128404669261" calcext:value-type="float">
            <text:p>0.531128404669261</text:p>
          </table:table-cell>
          <table:table-cell office:value-type="float" office:value="0.512645914396887" calcext:value-type="float">
            <text:p>0.512645914396887</text:p>
          </table:table-cell>
          <table:table-cell table:formula="of:=[.B58]+[.C58]-[.D58]" office:value-type="float" office:value="0.555447470817121" calcext:value-type="float">
            <text:p>0.555447470817121</text:p>
          </table:table-cell>
          <table:table-cell office:value-type="float" office:value="0.496108949416342" calcext:value-type="float">
            <text:p>0.496108949416342</text:p>
          </table:table-cell>
          <table:table-cell table:number-columns-repeated="3" office:value-type="float" office:value="0.487354085603113" calcext:value-type="float">
            <text:p>0.487354085603113</text:p>
          </table:table-cell>
          <table:table-cell table:number-columns-repeated="2"/>
          <table:table-cell table:formula="of:=[.F58]*2" office:value-type="float" office:value="0.992217898832684" calcext:value-type="float">
            <text:p>0.992217898832684</text:p>
          </table:table-cell>
          <table:table-cell table:formula="of:=[.G58]*2" office:value-type="float" office:value="0.974708171206226" calcext:value-type="float">
            <text:p>0.974708171206226</text:p>
          </table:table-cell>
          <table:table-cell table:formula="of:=[.H58]*2" office:value-type="float" office:value="0.974708171206226" calcext:value-type="float">
            <text:p>0.974708171206226</text:p>
          </table:table-cell>
          <table:table-cell table:formula="of:=[.I58]*2" office:value-type="float" office:value="0.974708171206226" calcext:value-type="float">
            <text:p>0.97470817120622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33460803059273" calcext:value-type="float">
            <text:p>0.533460803059273</text:p>
          </table:table-cell>
          <table:table-cell office:value-type="float" office:value="0.527724665391969" calcext:value-type="float">
            <text:p>0.527724665391969</text:p>
          </table:table-cell>
          <table:table-cell office:value-type="float" office:value="0.509560229445507" calcext:value-type="float">
            <text:p>0.509560229445507</text:p>
          </table:table-cell>
          <table:table-cell table:formula="of:=[.B59]+[.C59]-[.D59]" office:value-type="float" office:value="0.551625239005735" calcext:value-type="float">
            <text:p>0.551625239005735</text:p>
          </table:table-cell>
          <table:table-cell office:value-type="float" office:value="0.493307839388145" calcext:value-type="float">
            <text:p>0.493307839388145</text:p>
          </table:table-cell>
          <table:table-cell table:number-columns-repeated="3" office:value-type="float" office:value="0.486615678776291" calcext:value-type="float">
            <text:p>0.486615678776291</text:p>
          </table:table-cell>
          <table:table-cell table:number-columns-repeated="2"/>
          <table:table-cell table:formula="of:=[.F59]*2" office:value-type="float" office:value="0.98661567877629" calcext:value-type="float">
            <text:p>0.98661567877629</text:p>
          </table:table-cell>
          <table:table-cell table:formula="of:=[.G59]*2" office:value-type="float" office:value="0.973231357552582" calcext:value-type="float">
            <text:p>0.973231357552582</text:p>
          </table:table-cell>
          <table:table-cell table:formula="of:=[.H59]*2" office:value-type="float" office:value="0.973231357552582" calcext:value-type="float">
            <text:p>0.973231357552582</text:p>
          </table:table-cell>
          <table:table-cell table:formula="of:=[.I59]*2" office:value-type="float" office:value="0.973231357552582" calcext:value-type="float">
            <text:p>0.9732313575525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524436090225564" calcext:value-type="float">
            <text:p>0.524436090225564</text:p>
          </table:table-cell>
          <table:table-cell office:value-type="float" office:value="0.509398496240602" calcext:value-type="float">
            <text:p>0.509398496240602</text:p>
          </table:table-cell>
          <table:table-cell table:formula="of:=[.B60]+[.C60]-[.D60]" office:value-type="float" office:value="0.550751879699248" calcext:value-type="float">
            <text:p>0.550751879699248</text:p>
          </table:table-cell>
          <table:table-cell office:value-type="float" office:value="0.492481203007519" calcext:value-type="float">
            <text:p>0.492481203007519</text:p>
          </table:table-cell>
          <table:table-cell table:number-columns-repeated="3" office:value-type="float" office:value="0.493421052631579" calcext:value-type="float">
            <text:p>0.493421052631579</text:p>
          </table:table-cell>
          <table:table-cell table:number-columns-repeated="2"/>
          <table:table-cell table:formula="of:=[.F60]*2" office:value-type="float" office:value="0.984962406015038" calcext:value-type="float">
            <text:p>0.984962406015038</text:p>
          </table:table-cell>
          <table:table-cell table:formula="of:=[.G60]*2" office:value-type="float" office:value="0.986842105263158" calcext:value-type="float">
            <text:p>0.986842105263158</text:p>
          </table:table-cell>
          <table:table-cell table:formula="of:=[.H60]*2" office:value-type="float" office:value="0.986842105263158" calcext:value-type="float">
            <text:p>0.986842105263158</text:p>
          </table:table-cell>
          <table:table-cell table:formula="of:=[.I60]*2" office:value-type="float" office:value="0.986842105263158" calcext:value-type="float">
            <text:p>0.9868421052631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32347504621072" calcext:value-type="float">
            <text:p>0.532347504621072</text:p>
          </table:table-cell>
          <table:table-cell office:value-type="float" office:value="0.526802218114603" calcext:value-type="float">
            <text:p>0.526802218114603</text:p>
          </table:table-cell>
          <table:table-cell office:value-type="float" office:value="0.511090573012939" calcext:value-type="float">
            <text:p>0.511090573012939</text:p>
          </table:table-cell>
          <table:table-cell table:formula="of:=[.B61]+[.C61]-[.D61]" office:value-type="float" office:value="0.548059149722736" calcext:value-type="float">
            <text:p>0.548059149722736</text:p>
          </table:table-cell>
          <table:table-cell office:value-type="float" office:value="0.497227356746765" calcext:value-type="float">
            <text:p>0.497227356746765</text:p>
          </table:table-cell>
          <table:table-cell table:number-columns-repeated="3" office:value-type="float" office:value="0.482439926062847" calcext:value-type="float">
            <text:p>0.482439926062847</text:p>
          </table:table-cell>
          <table:table-cell table:number-columns-repeated="2"/>
          <table:table-cell table:formula="of:=[.F61]*2" office:value-type="float" office:value="0.99445471349353" calcext:value-type="float">
            <text:p>0.99445471349353</text:p>
          </table:table-cell>
          <table:table-cell table:formula="of:=[.G61]*2" office:value-type="float" office:value="0.964879852125694" calcext:value-type="float">
            <text:p>0.964879852125694</text:p>
          </table:table-cell>
          <table:table-cell table:formula="of:=[.H61]*2" office:value-type="float" office:value="0.964879852125694" calcext:value-type="float">
            <text:p>0.964879852125694</text:p>
          </table:table-cell>
          <table:table-cell table:formula="of:=[.I61]*2" office:value-type="float" office:value="0.964879852125694" calcext:value-type="float">
            <text:p>0.96487985212569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29090909090909" calcext:value-type="float">
            <text:p>0.529090909090909</text:p>
          </table:table-cell>
          <table:table-cell office:value-type="float" office:value="0.523636363636364" calcext:value-type="float">
            <text:p>0.523636363636364</text:p>
          </table:table-cell>
          <table:table-cell office:value-type="float" office:value="0.506363636363636" calcext:value-type="float">
            <text:p>0.506363636363636</text:p>
          </table:table-cell>
          <table:table-cell table:formula="of:=[.B62]+[.C62]-[.D62]" office:value-type="float" office:value="0.546363636363637" calcext:value-type="float">
            <text:p>0.546363636363637</text:p>
          </table:table-cell>
          <table:table-cell office:value-type="float" office:value="0.503636363636364" calcext:value-type="float">
            <text:p>0.503636363636364</text:p>
          </table:table-cell>
          <table:table-cell table:number-columns-repeated="3" office:value-type="float" office:value="0.483636363636364" calcext:value-type="float">
            <text:p>0.483636363636364</text:p>
          </table:table-cell>
          <table:table-cell table:number-columns-repeated="2"/>
          <table:table-cell table:formula="of:=[.F62]*2" office:value-type="float" office:value="1.00727272727273" calcext:value-type="float">
            <text:p>1.00727272727273</text:p>
          </table:table-cell>
          <table:table-cell table:formula="of:=[.G62]*2" office:value-type="float" office:value="0.967272727272728" calcext:value-type="float">
            <text:p>0.967272727272728</text:p>
          </table:table-cell>
          <table:table-cell table:formula="of:=[.H62]*2" office:value-type="float" office:value="0.967272727272728" calcext:value-type="float">
            <text:p>0.967272727272728</text:p>
          </table:table-cell>
          <table:table-cell table:formula="of:=[.I62]*2" office:value-type="float" office:value="0.967272727272728" calcext:value-type="float">
            <text:p>0.96727272727272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31305903398927" calcext:value-type="float">
            <text:p>0.531305903398927</text:p>
          </table:table-cell>
          <table:table-cell office:value-type="float" office:value="0.520572450805009" calcext:value-type="float">
            <text:p>0.520572450805009</text:p>
          </table:table-cell>
          <table:table-cell office:value-type="float" office:value="0.505366726296959" calcext:value-type="float">
            <text:p>0.505366726296959</text:p>
          </table:table-cell>
          <table:table-cell table:formula="of:=[.B63]+[.C63]-[.D63]" office:value-type="float" office:value="0.546511627906977" calcext:value-type="float">
            <text:p>0.546511627906977</text:p>
          </table:table-cell>
          <table:table-cell office:value-type="float" office:value="0.48479427549195" calcext:value-type="float">
            <text:p>0.48479427549195</text:p>
          </table:table-cell>
          <table:table-cell table:number-columns-repeated="3" office:value-type="float" office:value="0.491055456171735" calcext:value-type="float">
            <text:p>0.491055456171735</text:p>
          </table:table-cell>
          <table:table-cell table:number-columns-repeated="2"/>
          <table:table-cell table:formula="of:=[.F63]*2" office:value-type="float" office:value="0.9695885509839" calcext:value-type="float">
            <text:p>0.9695885509839</text:p>
          </table:table-cell>
          <table:table-cell table:formula="of:=[.G63]*2" office:value-type="float" office:value="0.98211091234347" calcext:value-type="float">
            <text:p>0.98211091234347</text:p>
          </table:table-cell>
          <table:table-cell table:formula="of:=[.H63]*2" office:value-type="float" office:value="0.98211091234347" calcext:value-type="float">
            <text:p>0.98211091234347</text:p>
          </table:table-cell>
          <table:table-cell table:formula="of:=[.I63]*2" office:value-type="float" office:value="0.98211091234347" calcext:value-type="float">
            <text:p>0.98211091234347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28169014084507" calcext:value-type="float">
            <text:p>0.528169014084507</text:p>
          </table:table-cell>
          <table:table-cell office:value-type="float" office:value="0.522887323943662" calcext:value-type="float">
            <text:p>0.522887323943662</text:p>
          </table:table-cell>
          <table:table-cell office:value-type="float" office:value="0.505281690140845" calcext:value-type="float">
            <text:p>0.505281690140845</text:p>
          </table:table-cell>
          <table:table-cell table:formula="of:=[.B64]+[.C64]-[.D64]" office:value-type="float" office:value="0.545774647887324" calcext:value-type="float">
            <text:p>0.545774647887324</text:p>
          </table:table-cell>
          <table:table-cell office:value-type="float" office:value="0.494718309859155" calcext:value-type="float">
            <text:p>0.494718309859155</text:p>
          </table:table-cell>
          <table:table-cell table:number-columns-repeated="3" office:value-type="float" office:value="0.492077464788732" calcext:value-type="float">
            <text:p>0.492077464788732</text:p>
          </table:table-cell>
          <table:table-cell table:number-columns-repeated="2"/>
          <table:table-cell table:formula="of:=[.F64]*2" office:value-type="float" office:value="0.98943661971831" calcext:value-type="float">
            <text:p>0.98943661971831</text:p>
          </table:table-cell>
          <table:table-cell table:formula="of:=[.G64]*2" office:value-type="float" office:value="0.984154929577464" calcext:value-type="float">
            <text:p>0.984154929577464</text:p>
          </table:table-cell>
          <table:table-cell table:formula="of:=[.H64]*2" office:value-type="float" office:value="0.984154929577464" calcext:value-type="float">
            <text:p>0.984154929577464</text:p>
          </table:table-cell>
          <table:table-cell table:formula="of:=[.I64]*2" office:value-type="float" office:value="0.984154929577464" calcext:value-type="float">
            <text:p>0.98415492957746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30329289428076" calcext:value-type="float">
            <text:p>0.530329289428076</text:p>
          </table:table-cell>
          <table:table-cell office:value-type="float" office:value="0.519930675909879" calcext:value-type="float">
            <text:p>0.519930675909879</text:p>
          </table:table-cell>
          <table:table-cell office:value-type="float" office:value="0.509532062391681" calcext:value-type="float">
            <text:p>0.509532062391681</text:p>
          </table:table-cell>
          <table:table-cell table:formula="of:=[.B65]+[.C65]-[.D65]" office:value-type="float" office:value="0.540727902946274" calcext:value-type="float">
            <text:p>0.540727902946274</text:p>
          </table:table-cell>
          <table:table-cell office:value-type="float" office:value="0.493934142114385" calcext:value-type="float">
            <text:p>0.493934142114385</text:p>
          </table:table-cell>
          <table:table-cell table:number-columns-repeated="3" office:value-type="float" office:value="0.490467937608319" calcext:value-type="float">
            <text:p>0.490467937608319</text:p>
          </table:table-cell>
          <table:table-cell table:number-columns-repeated="2"/>
          <table:table-cell table:formula="of:=[.F65]*2" office:value-type="float" office:value="0.98786828422877" calcext:value-type="float">
            <text:p>0.98786828422877</text:p>
          </table:table-cell>
          <table:table-cell table:formula="of:=[.G65]*2" office:value-type="float" office:value="0.980935875216638" calcext:value-type="float">
            <text:p>0.980935875216638</text:p>
          </table:table-cell>
          <table:table-cell table:formula="of:=[.H65]*2" office:value-type="float" office:value="0.980935875216638" calcext:value-type="float">
            <text:p>0.980935875216638</text:p>
          </table:table-cell>
          <table:table-cell table:formula="of:=[.I65]*2" office:value-type="float" office:value="0.980935875216638" calcext:value-type="float">
            <text:p>0.98093587521663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27303754266212" calcext:value-type="float">
            <text:p>0.527303754266212</text:p>
          </table:table-cell>
          <table:table-cell office:value-type="float" office:value="0.51877133105802" calcext:value-type="float">
            <text:p>0.51877133105802</text:p>
          </table:table-cell>
          <table:table-cell office:value-type="float" office:value="0.510238907849829" calcext:value-type="float">
            <text:p>0.510238907849829</text:p>
          </table:table-cell>
          <table:table-cell table:formula="of:=[.B66]+[.C66]-[.D66]" office:value-type="float" office:value="0.535836177474403" calcext:value-type="float">
            <text:p>0.53583617747440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89761092150171" calcext:value-type="float">
            <text:p>0.489761092150171</text:p>
          </table:table-cell>
          <table:table-cell table:number-columns-repeated="2"/>
          <table:table-cell table:formula="of:=[.F66]*2" office:value-type="float" office:value="1" calcext:value-type="float">
            <text:p>1</text:p>
          </table:table-cell>
          <table:table-cell table:formula="of:=[.G66]*2" office:value-type="float" office:value="0.979522184300342" calcext:value-type="float">
            <text:p>0.979522184300342</text:p>
          </table:table-cell>
          <table:table-cell table:formula="of:=[.H66]*2" office:value-type="float" office:value="0.979522184300342" calcext:value-type="float">
            <text:p>0.979522184300342</text:p>
          </table:table-cell>
          <table:table-cell table:formula="of:=[.I66]*2" office:value-type="float" office:value="0.979522184300342" calcext:value-type="float">
            <text:p>0.97952218430034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521008403361345" calcext:value-type="float">
            <text:p>0.521008403361345</text:p>
          </table:table-cell>
          <table:table-cell office:value-type="float" office:value="0.505882352941176" calcext:value-type="float">
            <text:p>0.505882352941176</text:p>
          </table:table-cell>
          <table:table-cell table:formula="of:=[.B67]+[.C67]-[.D67]" office:value-type="float" office:value="0.544537815126051" calcext:value-type="float">
            <text:p>0.544537815126051</text:p>
          </table:table-cell>
          <table:table-cell office:value-type="float" office:value="0.485714285714286" calcext:value-type="float">
            <text:p>0.485714285714286</text:p>
          </table:table-cell>
          <table:table-cell table:number-columns-repeated="3" office:value-type="float" office:value="0.489075630252101" calcext:value-type="float">
            <text:p>0.489075630252101</text:p>
          </table:table-cell>
          <table:table-cell table:number-columns-repeated="2"/>
          <table:table-cell table:formula="of:=[.F67]*2" office:value-type="float" office:value="0.971428571428572" calcext:value-type="float">
            <text:p>0.971428571428572</text:p>
          </table:table-cell>
          <table:table-cell table:formula="of:=[.G67]*2" office:value-type="float" office:value="0.978151260504202" calcext:value-type="float">
            <text:p>0.978151260504202</text:p>
          </table:table-cell>
          <table:table-cell table:formula="of:=[.H67]*2" office:value-type="float" office:value="0.978151260504202" calcext:value-type="float">
            <text:p>0.978151260504202</text:p>
          </table:table-cell>
          <table:table-cell table:formula="of:=[.I67]*2" office:value-type="float" office:value="0.978151260504202" calcext:value-type="float">
            <text:p>0.97815126050420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26490066225166" calcext:value-type="float">
            <text:p>0.526490066225166</text:p>
          </table:table-cell>
          <table:table-cell office:value-type="float" office:value="0.518211920529801" calcext:value-type="float">
            <text:p>0.518211920529801</text:p>
          </table:table-cell>
          <table:table-cell office:value-type="float" office:value="0.513245033112583" calcext:value-type="float">
            <text:p>0.513245033112583</text:p>
          </table:table-cell>
          <table:table-cell table:formula="of:=[.B68]+[.C68]-[.D68]" office:value-type="float" office:value="0.531456953642384" calcext:value-type="float">
            <text:p>0.531456953642384</text:p>
          </table:table-cell>
          <table:table-cell office:value-type="float" office:value="0.485099337748344" calcext:value-type="float">
            <text:p>0.485099337748344</text:p>
          </table:table-cell>
          <table:table-cell table:number-columns-repeated="3" office:value-type="float" office:value="0.490066225165563" calcext:value-type="float">
            <text:p>0.490066225165563</text:p>
          </table:table-cell>
          <table:table-cell table:number-columns-repeated="2"/>
          <table:table-cell table:formula="of:=[.F68]*2" office:value-type="float" office:value="0.970198675496688" calcext:value-type="float">
            <text:p>0.970198675496688</text:p>
          </table:table-cell>
          <table:table-cell table:formula="of:=[.G68]*2" office:value-type="float" office:value="0.980132450331126" calcext:value-type="float">
            <text:p>0.980132450331126</text:p>
          </table:table-cell>
          <table:table-cell table:formula="of:=[.H68]*2" office:value-type="float" office:value="0.980132450331126" calcext:value-type="float">
            <text:p>0.980132450331126</text:p>
          </table:table-cell>
          <table:table-cell table:formula="of:=[.I68]*2" office:value-type="float" office:value="0.980132450331126" calcext:value-type="float">
            <text:p>0.98013245033112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28548123980424" calcext:value-type="float">
            <text:p>0.528548123980424</text:p>
          </table:table-cell>
          <table:table-cell office:value-type="float" office:value="0.515497553017944" calcext:value-type="float">
            <text:p>0.515497553017944</text:p>
          </table:table-cell>
          <table:table-cell office:value-type="float" office:value="0.512234910277325" calcext:value-type="float">
            <text:p>0.512234910277325</text:p>
          </table:table-cell>
          <table:table-cell table:formula="of:=[.B69]+[.C69]-[.D69]" office:value-type="float" office:value="0.531810766721043" calcext:value-type="float">
            <text:p>0.531810766721043</text:p>
          </table:table-cell>
          <table:table-cell office:value-type="float" office:value="0.492659053833605" calcext:value-type="float">
            <text:p>0.492659053833605</text:p>
          </table:table-cell>
          <table:table-cell table:number-columns-repeated="3" office:value-type="float" office:value="0.49673735725938" calcext:value-type="float">
            <text:p>0.49673735725938</text:p>
          </table:table-cell>
          <table:table-cell table:number-columns-repeated="2"/>
          <table:table-cell table:formula="of:=[.F69]*2" office:value-type="float" office:value="0.98531810766721" calcext:value-type="float">
            <text:p>0.98531810766721</text:p>
          </table:table-cell>
          <table:table-cell table:formula="of:=[.G69]*2" office:value-type="float" office:value="0.99347471451876" calcext:value-type="float">
            <text:p>0.99347471451876</text:p>
          </table:table-cell>
          <table:table-cell table:formula="of:=[.H69]*2" office:value-type="float" office:value="0.99347471451876" calcext:value-type="float">
            <text:p>0.99347471451876</text:p>
          </table:table-cell>
          <table:table-cell table:formula="of:=[.I69]*2" office:value-type="float" office:value="0.99347471451876" calcext:value-type="float">
            <text:p>0.9934747145187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2572347266881" calcext:value-type="float">
            <text:p>0.52572347266881</text:p>
          </table:table-cell>
          <table:table-cell office:value-type="float" office:value="0.517684887459807" calcext:value-type="float">
            <text:p>0.517684887459807</text:p>
          </table:table-cell>
          <table:table-cell office:value-type="float" office:value="0.506430868167203" calcext:value-type="float">
            <text:p>0.506430868167203</text:p>
          </table:table-cell>
          <table:table-cell table:formula="of:=[.B70]+[.C70]-[.D70]" office:value-type="float" office:value="0.536977491961414" calcext:value-type="float">
            <text:p>0.536977491961414</text:p>
          </table:table-cell>
          <table:table-cell office:value-type="float" office:value="0.491961414790997" calcext:value-type="float">
            <text:p>0.491961414790997</text:p>
          </table:table-cell>
          <table:table-cell table:number-columns-repeated="3" office:value-type="float" office:value="0.492765273311897" calcext:value-type="float">
            <text:p>0.492765273311897</text:p>
          </table:table-cell>
          <table:table-cell table:number-columns-repeated="2"/>
          <table:table-cell table:formula="of:=[.F70]*2" office:value-type="float" office:value="0.983922829581994" calcext:value-type="float">
            <text:p>0.983922829581994</text:p>
          </table:table-cell>
          <table:table-cell table:formula="of:=[.G70]*2" office:value-type="float" office:value="0.985530546623794" calcext:value-type="float">
            <text:p>0.985530546623794</text:p>
          </table:table-cell>
          <table:table-cell table:formula="of:=[.H70]*2" office:value-type="float" office:value="0.985530546623794" calcext:value-type="float">
            <text:p>0.985530546623794</text:p>
          </table:table-cell>
          <table:table-cell table:formula="of:=[.I70]*2" office:value-type="float" office:value="0.985530546623794" calcext:value-type="float">
            <text:p>0.98553054662379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229793977813" calcext:value-type="float">
            <text:p>0.5229793977813</text:p>
          </table:table-cell>
          <table:table-cell office:value-type="float" office:value="0.515055467511886" calcext:value-type="float">
            <text:p>0.515055467511886</text:p>
          </table:table-cell>
          <table:table-cell office:value-type="float" office:value="0.511093502377179" calcext:value-type="float">
            <text:p>0.511093502377179</text:p>
          </table:table-cell>
          <table:table-cell table:formula="of:=[.B71]+[.C71]-[.D71]" office:value-type="float" office:value="0.526941362916007" calcext:value-type="float">
            <text:p>0.526941362916007</text:p>
          </table:table-cell>
          <table:table-cell office:value-type="float" office:value="0.48811410459588" calcext:value-type="float">
            <text:p>0.48811410459588</text:p>
          </table:table-cell>
          <table:table-cell table:number-columns-repeated="3" office:value-type="float" office:value="0.49445324881141" calcext:value-type="float">
            <text:p>0.49445324881141</text:p>
          </table:table-cell>
          <table:table-cell table:number-columns-repeated="2"/>
          <table:table-cell table:formula="of:=[.F71]*2" office:value-type="float" office:value="0.97622820919176" calcext:value-type="float">
            <text:p>0.97622820919176</text:p>
          </table:table-cell>
          <table:table-cell table:formula="of:=[.G71]*2" office:value-type="float" office:value="0.98890649762282" calcext:value-type="float">
            <text:p>0.98890649762282</text:p>
          </table:table-cell>
          <table:table-cell table:formula="of:=[.H71]*2" office:value-type="float" office:value="0.98890649762282" calcext:value-type="float">
            <text:p>0.98890649762282</text:p>
          </table:table-cell>
          <table:table-cell table:formula="of:=[.I71]*2" office:value-type="float" office:value="0.98890649762282" calcext:value-type="float">
            <text:p>0.988906497622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71875" calcext:value-type="float">
            <text:p>0.5171875</text:p>
          </table:table-cell>
          <table:table-cell office:value-type="float" office:value="0.51328125" calcext:value-type="float">
            <text:p>0.51328125</text:p>
          </table:table-cell>
          <table:table-cell table:formula="of:=[.B72]+[.C72]-[.D72]" office:value-type="float" office:value="0.52890625" calcext:value-type="float">
            <text:p>0.52890625</text:p>
          </table:table-cell>
          <table:table-cell office:value-type="float" office:value="0.4890625" calcext:value-type="float">
            <text:p>0.4890625</text:p>
          </table:table-cell>
          <table:table-cell table:number-columns-repeated="3" office:value-type="float" office:value="0.503125" calcext:value-type="float">
            <text:p>0.503125</text:p>
          </table:table-cell>
          <table:table-cell table:number-columns-repeated="2"/>
          <table:table-cell table:formula="of:=[.F72]*2" office:value-type="float" office:value="0.978125" calcext:value-type="float">
            <text:p>0.978125</text:p>
          </table:table-cell>
          <table:table-cell table:formula="of:=[.G72]*2" office:value-type="float" office:value="1.00625" calcext:value-type="float">
            <text:p>1.00625</text:p>
          </table:table-cell>
          <table:table-cell table:formula="of:=[.H72]*2" office:value-type="float" office:value="1.00625" calcext:value-type="float">
            <text:p>1.00625</text:p>
          </table:table-cell>
          <table:table-cell table:formula="of:=[.I72]*2" office:value-type="float" office:value="1.00625" calcext:value-type="float">
            <text:p>1.00625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23882896764253" calcext:value-type="float">
            <text:p>0.523882896764253</text:p>
          </table:table-cell>
          <table:table-cell office:value-type="float" office:value="0.514637904468413" calcext:value-type="float">
            <text:p>0.514637904468413</text:p>
          </table:table-cell>
          <table:table-cell office:value-type="float" office:value="0.51386748844376" calcext:value-type="float">
            <text:p>0.51386748844376</text:p>
          </table:table-cell>
          <table:table-cell table:formula="of:=[.B73]+[.C73]-[.D73]" office:value-type="float" office:value="0.524653312788906" calcext:value-type="float">
            <text:p>0.524653312788906</text:p>
          </table:table-cell>
          <table:table-cell office:value-type="float" office:value="0.486902927580894" calcext:value-type="float">
            <text:p>0.486902927580894</text:p>
          </table:table-cell>
          <table:table-cell table:number-columns-repeated="3" office:value-type="float" office:value="0.494607087827427" calcext:value-type="float">
            <text:p>0.494607087827427</text:p>
          </table:table-cell>
          <table:table-cell table:number-columns-repeated="2"/>
          <table:table-cell table:formula="of:=[.F73]*2" office:value-type="float" office:value="0.973805855161788" calcext:value-type="float">
            <text:p>0.973805855161788</text:p>
          </table:table-cell>
          <table:table-cell table:formula="of:=[.G73]*2" office:value-type="float" office:value="0.989214175654854" calcext:value-type="float">
            <text:p>0.989214175654854</text:p>
          </table:table-cell>
          <table:table-cell table:formula="of:=[.H73]*2" office:value-type="float" office:value="0.989214175654854" calcext:value-type="float">
            <text:p>0.989214175654854</text:p>
          </table:table-cell>
          <table:table-cell table:formula="of:=[.I73]*2" office:value-type="float" office:value="0.989214175654854" calcext:value-type="float">
            <text:p>0.98921417565485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5835866261398" calcext:value-type="float">
            <text:p>0.525835866261398</text:p>
          </table:table-cell>
          <table:table-cell office:value-type="float" office:value="0.519756838905775" calcext:value-type="float">
            <text:p>0.519756838905775</text:p>
          </table:table-cell>
          <table:table-cell office:value-type="float" office:value="0.513677811550152" calcext:value-type="float">
            <text:p>0.513677811550152</text:p>
          </table:table-cell>
          <table:table-cell table:formula="of:=[.B74]+[.C74]-[.D74]" office:value-type="float" office:value="0.531914893617021" calcext:value-type="float">
            <text:p>0.531914893617021</text:p>
          </table:table-cell>
          <table:table-cell office:value-type="float" office:value="0.498480243161094" calcext:value-type="float">
            <text:p>0.498480243161094</text:p>
          </table:table-cell>
          <table:table-cell table:number-columns-repeated="3" office:value-type="float" office:value="0.499240121580547" calcext:value-type="float">
            <text:p>0.499240121580547</text:p>
          </table:table-cell>
          <table:table-cell table:number-columns-repeated="2"/>
          <table:table-cell table:formula="of:=[.F74]*2" office:value-type="float" office:value="0.996960486322188" calcext:value-type="float">
            <text:p>0.996960486322188</text:p>
          </table:table-cell>
          <table:table-cell table:formula="of:=[.G74]*2" office:value-type="float" office:value="0.998480243161094" calcext:value-type="float">
            <text:p>0.998480243161094</text:p>
          </table:table-cell>
          <table:table-cell table:formula="of:=[.H74]*2" office:value-type="float" office:value="0.998480243161094" calcext:value-type="float">
            <text:p>0.998480243161094</text:p>
          </table:table-cell>
          <table:table-cell table:formula="of:=[.I74]*2" office:value-type="float" office:value="0.998480243161094" calcext:value-type="float">
            <text:p>0.99848024316109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23238380809595" calcext:value-type="float">
            <text:p>0.52323838080959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509745127436282" calcext:value-type="float">
            <text:p>0.509745127436282</text:p>
          </table:table-cell>
          <table:table-cell table:formula="of:=[.B75]+[.C75]-[.D75]" office:value-type="float" office:value="0.530734632683658" calcext:value-type="float">
            <text:p>0.530734632683658</text:p>
          </table:table-cell>
          <table:table-cell office:value-type="float" office:value="0.497751124437781" calcext:value-type="float">
            <text:p>0.49775112443778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/>
          <table:table-cell table:formula="of:=[.F75]*2" office:value-type="float" office:value="0.995502248875562" calcext:value-type="float">
            <text:p>0.995502248875562</text:p>
          </table:table-cell>
          <table:table-cell table:formula="of:=[.G75]*2" office:value-type="float" office:value="1" calcext:value-type="float">
            <text:p>1</text:p>
          </table:table-cell>
          <table:table-cell table:formula="of:=[.H75]*2" office:value-type="float" office:value="1" calcext:value-type="float">
            <text:p>1</text:p>
          </table:table-cell>
          <table:table-cell table:formula="of:=[.I75]*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22189349112426" calcext:value-type="float">
            <text:p>0.522189349112426</text:p>
          </table:table-cell>
          <table:table-cell office:value-type="float" office:value="0.519230769230769" calcext:value-type="float">
            <text:p>0.519230769230769</text:p>
          </table:table-cell>
          <table:table-cell office:value-type="float" office:value="0.507396449704142" calcext:value-type="float">
            <text:p>0.507396449704142</text:p>
          </table:table-cell>
          <table:table-cell table:formula="of:=[.B76]+[.C76]-[.D76]" office:value-type="float" office:value="0.534023668639053" calcext:value-type="float">
            <text:p>0.534023668639053</text:p>
          </table:table-cell>
          <table:table-cell office:value-type="float" office:value="0.498520710059172" calcext:value-type="float">
            <text:p>0.498520710059172</text:p>
          </table:table-cell>
          <table:table-cell table:number-columns-repeated="3" office:value-type="float" office:value="0.495562130177515" calcext:value-type="float">
            <text:p>0.495562130177515</text:p>
          </table:table-cell>
          <table:table-cell table:number-columns-repeated="2"/>
          <table:table-cell table:formula="of:=[.F76]*2" office:value-type="float" office:value="0.997041420118344" calcext:value-type="float">
            <text:p>0.997041420118344</text:p>
          </table:table-cell>
          <table:table-cell table:formula="of:=[.G76]*2" office:value-type="float" office:value="0.99112426035503" calcext:value-type="float">
            <text:p>0.99112426035503</text:p>
          </table:table-cell>
          <table:table-cell table:formula="of:=[.H76]*2" office:value-type="float" office:value="0.99112426035503" calcext:value-type="float">
            <text:p>0.99112426035503</text:p>
          </table:table-cell>
          <table:table-cell table:formula="of:=[.I76]*2" office:value-type="float" office:value="0.99112426035503" calcext:value-type="float">
            <text:p>0.9911242603550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1970802919708" calcext:value-type="float">
            <text:p>0.51970802919708</text:p>
          </table:table-cell>
          <table:table-cell office:value-type="float" office:value="0.518248175182482" calcext:value-type="float">
            <text:p>0.518248175182482</text:p>
          </table:table-cell>
          <table:table-cell office:value-type="float" office:value="0.51021897810219" calcext:value-type="float">
            <text:p>0.51021897810219</text:p>
          </table:table-cell>
          <table:table-cell table:formula="of:=[.B77]+[.C77]-[.D77]" office:value-type="float" office:value="0.527737226277372" calcext:value-type="float">
            <text:p>0.527737226277372</text:p>
          </table:table-cell>
          <table:table-cell office:value-type="float" office:value="0.496350364963504" calcext:value-type="float">
            <text:p>0.496350364963504</text:p>
          </table:table-cell>
          <table:table-cell table:number-columns-repeated="3" office:value-type="float" office:value="0.493430656934307" calcext:value-type="float">
            <text:p>0.493430656934307</text:p>
          </table:table-cell>
          <table:table-cell table:number-columns-repeated="2"/>
          <table:table-cell table:formula="of:=[.F77]*2" office:value-type="float" office:value="0.992700729927008" calcext:value-type="float">
            <text:p>0.992700729927008</text:p>
          </table:table-cell>
          <table:table-cell table:formula="of:=[.G77]*2" office:value-type="float" office:value="0.986861313868614" calcext:value-type="float">
            <text:p>0.986861313868614</text:p>
          </table:table-cell>
          <table:table-cell table:formula="of:=[.H77]*2" office:value-type="float" office:value="0.986861313868614" calcext:value-type="float">
            <text:p>0.986861313868614</text:p>
          </table:table-cell>
          <table:table-cell table:formula="of:=[.I77]*2" office:value-type="float" office:value="0.986861313868614" calcext:value-type="float">
            <text:p>0.98686131386861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23054755043228" calcext:value-type="float">
            <text:p>0.523054755043228</text:p>
          </table:table-cell>
          <table:table-cell office:value-type="float" office:value="0.520172910662824" calcext:value-type="float">
            <text:p>0.520172910662824</text:p>
          </table:table-cell>
          <table:table-cell office:value-type="float" office:value="0.513688760806916" calcext:value-type="float">
            <text:p>0.513688760806916</text:p>
          </table:table-cell>
          <table:table-cell table:formula="of:=[.B78]+[.C78]-[.D78]" office:value-type="float" office:value="0.529538904899136" calcext:value-type="float">
            <text:p>0.529538904899136</text:p>
          </table:table-cell>
          <table:table-cell office:value-type="float" office:value="0.501440922190202" calcext:value-type="float">
            <text:p>0.501440922190202</text:p>
          </table:table-cell>
          <table:table-cell table:number-columns-repeated="3" office:value-type="float" office:value="0.504322766570605" calcext:value-type="float">
            <text:p>0.504322766570605</text:p>
          </table:table-cell>
          <table:table-cell table:number-columns-repeated="2"/>
          <table:table-cell table:formula="of:=[.F78]*2" office:value-type="float" office:value="1.0028818443804" calcext:value-type="float">
            <text:p>1.0028818443804</text:p>
          </table:table-cell>
          <table:table-cell table:formula="of:=[.G78]*2" office:value-type="float" office:value="1.00864553314121" calcext:value-type="float">
            <text:p>1.00864553314121</text:p>
          </table:table-cell>
          <table:table-cell table:formula="of:=[.H78]*2" office:value-type="float" office:value="1.00864553314121" calcext:value-type="float">
            <text:p>1.00864553314121</text:p>
          </table:table-cell>
          <table:table-cell table:formula="of:=[.I78]*2" office:value-type="float" office:value="1.00864553314121" calcext:value-type="float">
            <text:p>1.0086455331412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20625889046942" calcext:value-type="float">
            <text:p>0.520625889046942</text:p>
          </table:table-cell>
          <table:table-cell office:value-type="float" office:value="0.51778093883357" calcext:value-type="float">
            <text:p>0.51778093883357</text:p>
          </table:table-cell>
          <table:table-cell office:value-type="float" office:value="0.508534850640114" calcext:value-type="float">
            <text:p>0.508534850640114</text:p>
          </table:table-cell>
          <table:table-cell table:formula="of:=[.B79]+[.C79]-[.D79]" office:value-type="float" office:value="0.529871977240398" calcext:value-type="float">
            <text:p>0.529871977240398</text:p>
          </table:table-cell>
          <table:table-cell office:value-type="float" office:value="0.499288762446657" calcext:value-type="float">
            <text:p>0.499288762446657</text:p>
          </table:table-cell>
          <table:table-cell table:number-columns-repeated="3" office:value-type="float" office:value="0.502133712660029" calcext:value-type="float">
            <text:p>0.502133712660029</text:p>
          </table:table-cell>
          <table:table-cell table:number-columns-repeated="2"/>
          <table:table-cell table:formula="of:=[.F79]*2" office:value-type="float" office:value="0.998577524893314" calcext:value-type="float">
            <text:p>0.998577524893314</text:p>
          </table:table-cell>
          <table:table-cell table:formula="of:=[.G79]*2" office:value-type="float" office:value="1.00426742532006" calcext:value-type="float">
            <text:p>1.00426742532006</text:p>
          </table:table-cell>
          <table:table-cell table:formula="of:=[.H79]*2" office:value-type="float" office:value="1.00426742532006" calcext:value-type="float">
            <text:p>1.00426742532006</text:p>
          </table:table-cell>
          <table:table-cell table:formula="of:=[.I79]*2" office:value-type="float" office:value="1.00426742532006" calcext:value-type="float">
            <text:p>1.0042674253200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18258426966292" calcext:value-type="float">
            <text:p>0.518258426966292</text:p>
          </table:table-cell>
          <table:table-cell office:value-type="float" office:value="0.515449438202247" calcext:value-type="float">
            <text:p>0.515449438202247</text:p>
          </table:table-cell>
          <table:table-cell office:value-type="float" office:value="0.511938202247191" calcext:value-type="float">
            <text:p>0.511938202247191</text:p>
          </table:table-cell>
          <table:table-cell table:formula="of:=[.B80]+[.C80]-[.D80]" office:value-type="float" office:value="0.521769662921348" calcext:value-type="float">
            <text:p>0.521769662921348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/>
          <table:table-cell table:formula="of:=[.F80]*2" office:value-type="float" office:value="1" calcext:value-type="float">
            <text:p>1</text:p>
          </table:table-cell>
          <table:table-cell table:formula="of:=[.G80]*2" office:value-type="float" office:value="1" calcext:value-type="float">
            <text:p>1</text:p>
          </table:table-cell>
          <table:table-cell table:formula="of:=[.H80]*2" office:value-type="float" office:value="1" calcext:value-type="float">
            <text:p>1</text:p>
          </table:table-cell>
          <table:table-cell table:formula="of:=[.I80]*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517337031900139" calcext:value-type="float">
            <text:p>0.517337031900139</text:p>
          </table:table-cell>
          <table:table-cell office:value-type="float" office:value="0.513176144244105" calcext:value-type="float">
            <text:p>0.513176144244105</text:p>
          </table:table-cell>
          <table:table-cell office:value-type="float" office:value="0.510402219140083" calcext:value-type="float">
            <text:p>0.510402219140083</text:p>
          </table:table-cell>
          <table:table-cell table:formula="of:=[.B81]+[.C81]-[.D81]" office:value-type="float" office:value="0.520110957004161" calcext:value-type="float">
            <text:p>0.520110957004161</text:p>
          </table:table-cell>
          <table:table-cell office:value-type="float" office:value="0.500693481276005" calcext:value-type="float">
            <text:p>0.500693481276005</text:p>
          </table:table-cell>
          <table:table-cell table:number-columns-repeated="3" office:value-type="float" office:value="0.502080443828017" calcext:value-type="float">
            <text:p>0.502080443828017</text:p>
          </table:table-cell>
          <table:table-cell table:number-columns-repeated="2"/>
          <table:table-cell table:formula="of:=[.F81]*2" office:value-type="float" office:value="1.00138696255201" calcext:value-type="float">
            <text:p>1.00138696255201</text:p>
          </table:table-cell>
          <table:table-cell table:formula="of:=[.G81]*2" office:value-type="float" office:value="1.00416088765603" calcext:value-type="float">
            <text:p>1.00416088765603</text:p>
          </table:table-cell>
          <table:table-cell table:formula="of:=[.H81]*2" office:value-type="float" office:value="1.00416088765603" calcext:value-type="float">
            <text:p>1.00416088765603</text:p>
          </table:table-cell>
          <table:table-cell table:formula="of:=[.I81]*2" office:value-type="float" office:value="1.00416088765603" calcext:value-type="float">
            <text:p>1.0041608876560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20547945205479" calcext:value-type="float">
            <text:p>0.520547945205479</text:p>
          </table:table-cell>
          <table:table-cell office:value-type="float" office:value="0.516438356164384" calcext:value-type="float">
            <text:p>0.516438356164384</text:p>
          </table:table-cell>
          <table:table-cell office:value-type="float" office:value="0.510958904109589" calcext:value-type="float">
            <text:p>0.510958904109589</text:p>
          </table:table-cell>
          <table:table-cell table:formula="of:=[.B82]+[.C82]-[.D82]" office:value-type="float" office:value="0.526027397260274" calcext:value-type="float">
            <text:p>0.52602739726027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03424657534247" calcext:value-type="float">
            <text:p>0.503424657534247</text:p>
          </table:table-cell>
          <table:table-cell table:number-columns-repeated="2"/>
          <table:table-cell table:formula="of:=[.F82]*2" office:value-type="float" office:value="1" calcext:value-type="float">
            <text:p>1</text:p>
          </table:table-cell>
          <table:table-cell table:formula="of:=[.G82]*2" office:value-type="float" office:value="1.00684931506849" calcext:value-type="float">
            <text:p>1.00684931506849</text:p>
          </table:table-cell>
          <table:table-cell table:formula="of:=[.H82]*2" office:value-type="float" office:value="1.00684931506849" calcext:value-type="float">
            <text:p>1.00684931506849</text:p>
          </table:table-cell>
          <table:table-cell table:formula="of:=[.I82]*2" office:value-type="float" office:value="1.00684931506849" calcext:value-type="float">
            <text:p>1.00684931506849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18267929634641" calcext:value-type="float">
            <text:p>0.518267929634641</text:p>
          </table:table-cell>
          <table:table-cell office:value-type="float" office:value="0.515561569688769" calcext:value-type="float">
            <text:p>0.515561569688769</text:p>
          </table:table-cell>
          <table:table-cell office:value-type="float" office:value="0.509472259810555" calcext:value-type="float">
            <text:p>0.509472259810555</text:p>
          </table:table-cell>
          <table:table-cell table:formula="of:=[.B83]+[.C83]-[.D83]" office:value-type="float" office:value="0.524357239512855" calcext:value-type="float">
            <text:p>0.524357239512855</text:p>
          </table:table-cell>
          <table:table-cell office:value-type="float" office:value="0.497970230040595" calcext:value-type="float">
            <text:p>0.497970230040595</text:p>
          </table:table-cell>
          <table:table-cell table:number-columns-repeated="3" office:value-type="float" office:value="0.505412719891746" calcext:value-type="float">
            <text:p>0.505412719891746</text:p>
          </table:table-cell>
          <table:table-cell table:number-columns-repeated="2"/>
          <table:table-cell table:formula="of:=[.F83]*2" office:value-type="float" office:value="0.99594046008119" calcext:value-type="float">
            <text:p>0.99594046008119</text:p>
          </table:table-cell>
          <table:table-cell table:formula="of:=[.G83]*2" office:value-type="float" office:value="1.01082543978349" calcext:value-type="float">
            <text:p>1.01082543978349</text:p>
          </table:table-cell>
          <table:table-cell table:formula="of:=[.H83]*2" office:value-type="float" office:value="1.01082543978349" calcext:value-type="float">
            <text:p>1.01082543978349</text:p>
          </table:table-cell>
          <table:table-cell table:formula="of:=[.I83]*2" office:value-type="float" office:value="1.01082543978349" calcext:value-type="float">
            <text:p>1.01082543978349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522727272727273" calcext:value-type="float">
            <text:p>0.522727272727273</text:p>
          </table:table-cell>
          <table:table-cell office:value-type="float" office:value="0.518716577540107" calcext:value-type="float">
            <text:p>0.518716577540107</text:p>
          </table:table-cell>
          <table:table-cell office:value-type="float" office:value="0.507352941176471" calcext:value-type="float">
            <text:p>0.507352941176471</text:p>
          </table:table-cell>
          <table:table-cell table:formula="of:=[.B84]+[.C84]-[.D84]" office:value-type="float" office:value="0.534090909090909" calcext:value-type="float">
            <text:p>0.534090909090909</text:p>
          </table:table-cell>
          <table:table-cell office:value-type="float" office:value="0.49331550802139" calcext:value-type="float">
            <text:p>0.49331550802139</text:p>
          </table:table-cell>
          <table:table-cell table:number-columns-repeated="3" office:value-type="float" office:value="0.501336898395722" calcext:value-type="float">
            <text:p>0.501336898395722</text:p>
          </table:table-cell>
          <table:table-cell table:number-columns-repeated="2"/>
          <table:table-cell table:formula="of:=[.F84]*2" office:value-type="float" office:value="0.98663101604278" calcext:value-type="float">
            <text:p>0.98663101604278</text:p>
          </table:table-cell>
          <table:table-cell table:formula="of:=[.G84]*2" office:value-type="float" office:value="1.00267379679144" calcext:value-type="float">
            <text:p>1.00267379679144</text:p>
          </table:table-cell>
          <table:table-cell table:formula="of:=[.H84]*2" office:value-type="float" office:value="1.00267379679144" calcext:value-type="float">
            <text:p>1.00267379679144</text:p>
          </table:table-cell>
          <table:table-cell table:formula="of:=[.I84]*2" office:value-type="float" office:value="1.00267379679144" calcext:value-type="float">
            <text:p>1.0026737967914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520475561426684" calcext:value-type="float">
            <text:p>0.520475561426684</text:p>
          </table:table-cell>
          <table:table-cell table:number-columns-repeated="2" office:value-type="float" office:value="0.512549537648613" calcext:value-type="float">
            <text:p>0.512549537648613</text:p>
          </table:table-cell>
          <table:table-cell table:formula="of:=[.B85]+[.C85]-[.D85]" office:value-type="float" office:value="0.520475561426684" calcext:value-type="float">
            <text:p>0.520475561426684</text:p>
          </table:table-cell>
          <table:table-cell office:value-type="float" office:value="0.498018494055482" calcext:value-type="float">
            <text:p>0.498018494055482</text:p>
          </table:table-cell>
          <table:table-cell table:number-columns-repeated="3" office:value-type="float" office:value="0.507265521796565" calcext:value-type="float">
            <text:p>0.507265521796565</text:p>
          </table:table-cell>
          <table:table-cell table:number-columns-repeated="2"/>
          <table:table-cell table:formula="of:=[.F85]*2" office:value-type="float" office:value="0.996036988110964" calcext:value-type="float">
            <text:p>0.996036988110964</text:p>
          </table:table-cell>
          <table:table-cell table:formula="of:=[.G85]*2" office:value-type="float" office:value="1.01453104359313" calcext:value-type="float">
            <text:p>1.01453104359313</text:p>
          </table:table-cell>
          <table:table-cell table:formula="of:=[.H85]*2" office:value-type="float" office:value="1.01453104359313" calcext:value-type="float">
            <text:p>1.01453104359313</text:p>
          </table:table-cell>
          <table:table-cell table:formula="of:=[.I85]*2" office:value-type="float" office:value="1.01453104359313" calcext:value-type="float">
            <text:p>1.0145310435931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518276762402089" calcext:value-type="float">
            <text:p>0.518276762402089</text:p>
          </table:table-cell>
          <table:table-cell office:value-type="float" office:value="0.515665796344647" calcext:value-type="float">
            <text:p>0.515665796344647</text:p>
          </table:table-cell>
          <table:table-cell office:value-type="float" office:value="0.512402088772846" calcext:value-type="float">
            <text:p>0.512402088772846</text:p>
          </table:table-cell>
          <table:table-cell table:formula="of:=[.B86]+[.C86]-[.D86]" office:value-type="float" office:value="0.52154046997389" calcext:value-type="float">
            <text:p>0.52154046997389</text:p>
          </table:table-cell>
          <table:table-cell office:value-type="float" office:value="0.497389033942559" calcext:value-type="float">
            <text:p>0.497389033942559</text:p>
          </table:table-cell>
          <table:table-cell table:number-columns-repeated="3" office:value-type="float" office:value="0.501958224543081" calcext:value-type="float">
            <text:p>0.501958224543081</text:p>
          </table:table-cell>
          <table:table-cell table:number-columns-repeated="2"/>
          <table:table-cell table:formula="of:=[.F86]*2" office:value-type="float" office:value="0.994778067885118" calcext:value-type="float">
            <text:p>0.994778067885118</text:p>
          </table:table-cell>
          <table:table-cell table:formula="of:=[.G86]*2" office:value-type="float" office:value="1.00391644908616" calcext:value-type="float">
            <text:p>1.00391644908616</text:p>
          </table:table-cell>
          <table:table-cell table:formula="of:=[.H86]*2" office:value-type="float" office:value="1.00391644908616" calcext:value-type="float">
            <text:p>1.00391644908616</text:p>
          </table:table-cell>
          <table:table-cell table:formula="of:=[.I86]*2" office:value-type="float" office:value="1.00391644908616" calcext:value-type="float">
            <text:p>1.0039164490861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21290322580645" calcext:value-type="float">
            <text:p>0.521290322580645</text:p>
          </table:table-cell>
          <table:table-cell office:value-type="float" office:value="0.513548387096774" calcext:value-type="float">
            <text:p>0.513548387096774</text:p>
          </table:table-cell>
          <table:table-cell office:value-type="float" office:value="0.508387096774194" calcext:value-type="float">
            <text:p>0.508387096774194</text:p>
          </table:table-cell>
          <table:table-cell table:formula="of:=[.B87]+[.C87]-[.D87]" office:value-type="float" office:value="0.526451612903225" calcext:value-type="float">
            <text:p>0.526451612903225</text:p>
          </table:table-cell>
          <table:table-cell office:value-type="float" office:value="0.500645161290322" calcext:value-type="float">
            <text:p>0.500645161290322</text:p>
          </table:table-cell>
          <table:table-cell table:number-columns-repeated="3" office:value-type="float" office:value="0.492258064516129" calcext:value-type="float">
            <text:p>0.492258064516129</text:p>
          </table:table-cell>
          <table:table-cell table:number-columns-repeated="2"/>
          <table:table-cell table:formula="of:=[.F87]*2" office:value-type="float" office:value="1.00129032258064" calcext:value-type="float">
            <text:p>1.00129032258064</text:p>
          </table:table-cell>
          <table:table-cell table:formula="of:=[.G87]*2" office:value-type="float" office:value="0.984516129032258" calcext:value-type="float">
            <text:p>0.984516129032258</text:p>
          </table:table-cell>
          <table:table-cell table:formula="of:=[.H87]*2" office:value-type="float" office:value="0.984516129032258" calcext:value-type="float">
            <text:p>0.984516129032258</text:p>
          </table:table-cell>
          <table:table-cell table:formula="of:=[.I87]*2" office:value-type="float" office:value="0.984516129032258" calcext:value-type="float">
            <text:p>0.9845161290322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524234693877551" calcext:value-type="float">
            <text:p>0.524234693877551</text:p>
          </table:table-cell>
          <table:table-cell office:value-type="float" office:value="0.516581632653061" calcext:value-type="float">
            <text:p>0.516581632653061</text:p>
          </table:table-cell>
          <table:table-cell office:value-type="float" office:value="0.509566326530612" calcext:value-type="float">
            <text:p>0.509566326530612</text:p>
          </table:table-cell>
          <table:table-cell table:formula="of:=[.B88]+[.C88]-[.D88]" office:value-type="float" office:value="0.53125" calcext:value-type="float">
            <text:p>0.53125</text:p>
          </table:table-cell>
          <table:table-cell office:value-type="float" office:value="0.497448979591837" calcext:value-type="float">
            <text:p>0.497448979591837</text:p>
          </table:table-cell>
          <table:table-cell table:number-columns-repeated="3" office:value-type="float" office:value="0.49234693877551" calcext:value-type="float">
            <text:p>0.49234693877551</text:p>
          </table:table-cell>
          <table:table-cell table:number-columns-repeated="2"/>
          <table:table-cell table:formula="of:=[.F88]*2" office:value-type="float" office:value="0.994897959183674" calcext:value-type="float">
            <text:p>0.994897959183674</text:p>
          </table:table-cell>
          <table:table-cell table:formula="of:=[.G88]*2" office:value-type="float" office:value="0.98469387755102" calcext:value-type="float">
            <text:p>0.98469387755102</text:p>
          </table:table-cell>
          <table:table-cell table:formula="of:=[.H88]*2" office:value-type="float" office:value="0.98469387755102" calcext:value-type="float">
            <text:p>0.98469387755102</text:p>
          </table:table-cell>
          <table:table-cell table:formula="of:=[.I88]*2" office:value-type="float" office:value="0.98469387755102" calcext:value-type="float">
            <text:p>0.9846938775510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23329129886507" calcext:value-type="float">
            <text:p>0.523329129886507</text:p>
          </table:table-cell>
          <table:table-cell office:value-type="float" office:value="0.514501891551072" calcext:value-type="float">
            <text:p>0.514501891551072</text:p>
          </table:table-cell>
          <table:table-cell office:value-type="float" office:value="0.506935687263556" calcext:value-type="float">
            <text:p>0.506935687263556</text:p>
          </table:table-cell>
          <table:table-cell table:formula="of:=[.B89]+[.C89]-[.D89]" office:value-type="float" office:value="0.530895334174023" calcext:value-type="float">
            <text:p>0.530895334174023</text:p>
          </table:table-cell>
          <table:table-cell office:value-type="float" office:value="0.496847414880202" calcext:value-type="float">
            <text:p>0.496847414880202</text:p>
          </table:table-cell>
          <table:table-cell table:number-columns-repeated="3" office:value-type="float" office:value="0.491172761664565" calcext:value-type="float">
            <text:p>0.491172761664565</text:p>
          </table:table-cell>
          <table:table-cell table:number-columns-repeated="2"/>
          <table:table-cell table:formula="of:=[.F89]*2" office:value-type="float" office:value="0.993694829760404" calcext:value-type="float">
            <text:p>0.993694829760404</text:p>
          </table:table-cell>
          <table:table-cell table:formula="of:=[.G89]*2" office:value-type="float" office:value="0.98234552332913" calcext:value-type="float">
            <text:p>0.98234552332913</text:p>
          </table:table-cell>
          <table:table-cell table:formula="of:=[.H89]*2" office:value-type="float" office:value="0.98234552332913" calcext:value-type="float">
            <text:p>0.98234552332913</text:p>
          </table:table-cell>
          <table:table-cell table:formula="of:=[.I89]*2" office:value-type="float" office:value="0.98234552332913" calcext:value-type="float">
            <text:p>0.98234552332913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21197007481297" calcext:value-type="float">
            <text:p>0.521197007481297</text:p>
          </table:table-cell>
          <table:table-cell office:value-type="float" office:value="0.512468827930175" calcext:value-type="float">
            <text:p>0.512468827930175</text:p>
          </table:table-cell>
          <table:table-cell office:value-type="float" office:value="0.511845386533666" calcext:value-type="float">
            <text:p>0.511845386533666</text:p>
          </table:table-cell>
          <table:table-cell table:formula="of:=[.B90]+[.C90]-[.D90]" office:value-type="float" office:value="0.521820448877806" calcext:value-type="float">
            <text:p>0.52182044887780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90648379052369" calcext:value-type="float">
            <text:p>0.490648379052369</text:p>
          </table:table-cell>
          <table:table-cell table:number-columns-repeated="2"/>
          <table:table-cell table:formula="of:=[.F90]*2" office:value-type="float" office:value="1" calcext:value-type="float">
            <text:p>1</text:p>
          </table:table-cell>
          <table:table-cell table:formula="of:=[.G90]*2" office:value-type="float" office:value="0.981296758104738" calcext:value-type="float">
            <text:p>0.981296758104738</text:p>
          </table:table-cell>
          <table:table-cell table:formula="of:=[.H90]*2" office:value-type="float" office:value="0.981296758104738" calcext:value-type="float">
            <text:p>0.981296758104738</text:p>
          </table:table-cell>
          <table:table-cell table:formula="of:=[.I90]*2" office:value-type="float" office:value="0.981296758104738" calcext:value-type="float">
            <text:p>0.98129675810473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519112207151665" calcext:value-type="float">
            <text:p>0.519112207151665</text:p>
          </table:table-cell>
          <table:table-cell office:value-type="float" office:value="0.515413070283601" calcext:value-type="float">
            <text:p>0.515413070283601</text:p>
          </table:table-cell>
          <table:table-cell office:value-type="float" office:value="0.507398273736128" calcext:value-type="float">
            <text:p>0.507398273736128</text:p>
          </table:table-cell>
          <table:table-cell table:formula="of:=[.B91]+[.C91]-[.D91]" office:value-type="float" office:value="0.527127003699138" calcext:value-type="float">
            <text:p>0.527127003699138</text:p>
          </table:table-cell>
          <table:table-cell office:value-type="float" office:value="0.498150431565968" calcext:value-type="float">
            <text:p>0.498150431565968</text:p>
          </table:table-cell>
          <table:table-cell table:number-columns-repeated="3" office:value-type="float" office:value="0.490135635018496" calcext:value-type="float">
            <text:p>0.490135635018496</text:p>
          </table:table-cell>
          <table:table-cell table:number-columns-repeated="2"/>
          <table:table-cell table:formula="of:=[.F91]*2" office:value-type="float" office:value="0.996300863131936" calcext:value-type="float">
            <text:p>0.996300863131936</text:p>
          </table:table-cell>
          <table:table-cell table:formula="of:=[.G91]*2" office:value-type="float" office:value="0.980271270036992" calcext:value-type="float">
            <text:p>0.980271270036992</text:p>
          </table:table-cell>
          <table:table-cell table:formula="of:=[.H91]*2" office:value-type="float" office:value="0.980271270036992" calcext:value-type="float">
            <text:p>0.980271270036992</text:p>
          </table:table-cell>
          <table:table-cell table:formula="of:=[.I91]*2" office:value-type="float" office:value="0.980271270036992" calcext:value-type="float">
            <text:p>0.98027127003699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21951219512195" calcext:value-type="float">
            <text:p>0.521951219512195</text:p>
          </table:table-cell>
          <table:table-cell office:value-type="float" office:value="0.513414634146341" calcext:value-type="float">
            <text:p>0.513414634146341</text:p>
          </table:table-cell>
          <table:table-cell office:value-type="float" office:value="0.507926829268293" calcext:value-type="float">
            <text:p>0.507926829268293</text:p>
          </table:table-cell>
          <table:table-cell table:formula="of:=[.B92]+[.C92]-[.D92]" office:value-type="float" office:value="0.527439024390243" calcext:value-type="float">
            <text:p>0.527439024390243</text:p>
          </table:table-cell>
          <table:table-cell office:value-type="float" office:value="0.492682926829268" calcext:value-type="float">
            <text:p>0.492682926829268</text:p>
          </table:table-cell>
          <table:table-cell table:number-columns-repeated="3" office:value-type="float" office:value="0.492073170731707" calcext:value-type="float">
            <text:p>0.492073170731707</text:p>
          </table:table-cell>
          <table:table-cell table:number-columns-repeated="2"/>
          <table:table-cell table:formula="of:=[.F92]*2" office:value-type="float" office:value="0.985365853658536" calcext:value-type="float">
            <text:p>0.985365853658536</text:p>
          </table:table-cell>
          <table:table-cell table:formula="of:=[.G92]*2" office:value-type="float" office:value="0.984146341463414" calcext:value-type="float">
            <text:p>0.984146341463414</text:p>
          </table:table-cell>
          <table:table-cell table:formula="of:=[.H92]*2" office:value-type="float" office:value="0.984146341463414" calcext:value-type="float">
            <text:p>0.984146341463414</text:p>
          </table:table-cell>
          <table:table-cell table:formula="of:=[.I92]*2" office:value-type="float" office:value="0.984146341463414" calcext:value-type="float">
            <text:p>0.98414634146341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21109770808203" calcext:value-type="float">
            <text:p>0.521109770808203</text:p>
          </table:table-cell>
          <table:table-cell office:value-type="float" office:value="0.51145958986731" calcext:value-type="float">
            <text:p>0.51145958986731</text:p>
          </table:table-cell>
          <table:table-cell office:value-type="float" office:value="0.510856453558504" calcext:value-type="float">
            <text:p>0.510856453558504</text:p>
          </table:table-cell>
          <table:table-cell table:formula="of:=[.B93]+[.C93]-[.D93]" office:value-type="float" office:value="0.521712907117009" calcext:value-type="float">
            <text:p>0.521712907117009</text:p>
          </table:table-cell>
          <table:table-cell office:value-type="float" office:value="0.494571773220748" calcext:value-type="float">
            <text:p>0.494571773220748</text:p>
          </table:table-cell>
          <table:table-cell table:number-columns-repeated="3" office:value-type="float" office:value="0.489143546441496" calcext:value-type="float">
            <text:p>0.489143546441496</text:p>
          </table:table-cell>
          <table:table-cell table:number-columns-repeated="2"/>
          <table:table-cell table:formula="of:=[.F93]*2" office:value-type="float" office:value="0.989143546441496" calcext:value-type="float">
            <text:p>0.989143546441496</text:p>
          </table:table-cell>
          <table:table-cell table:formula="of:=[.G93]*2" office:value-type="float" office:value="0.978287092882992" calcext:value-type="float">
            <text:p>0.978287092882992</text:p>
          </table:table-cell>
          <table:table-cell table:formula="of:=[.H93]*2" office:value-type="float" office:value="0.978287092882992" calcext:value-type="float">
            <text:p>0.978287092882992</text:p>
          </table:table-cell>
          <table:table-cell table:formula="of:=[.I93]*2" office:value-type="float" office:value="0.978287092882992" calcext:value-type="float">
            <text:p>0.97828709288299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1909307875895" calcext:value-type="float">
            <text:p>0.51909307875895</text:p>
          </table:table-cell>
          <table:table-cell office:value-type="float" office:value="0.514319809069212" calcext:value-type="float">
            <text:p>0.514319809069212</text:p>
          </table:table-cell>
          <table:table-cell office:value-type="float" office:value="0.505369928400955" calcext:value-type="float">
            <text:p>0.505369928400955</text:p>
          </table:table-cell>
          <table:table-cell table:formula="of:=[.B94]+[.C94]-[.D94]" office:value-type="float" office:value="0.528042959427207" calcext:value-type="float">
            <text:p>0.528042959427207</text:p>
          </table:table-cell>
          <table:table-cell office:value-type="float" office:value="0.498806682577566" calcext:value-type="float">
            <text:p>0.498806682577566</text:p>
          </table:table-cell>
          <table:table-cell table:number-columns-repeated="3" office:value-type="float" office:value="0.492243436754177" calcext:value-type="float">
            <text:p>0.492243436754177</text:p>
          </table:table-cell>
          <table:table-cell table:number-columns-repeated="2"/>
          <table:table-cell table:formula="of:=[.F94]*2" office:value-type="float" office:value="0.997613365155132" calcext:value-type="float">
            <text:p>0.997613365155132</text:p>
          </table:table-cell>
          <table:table-cell table:formula="of:=[.G94]*2" office:value-type="float" office:value="0.984486873508354" calcext:value-type="float">
            <text:p>0.984486873508354</text:p>
          </table:table-cell>
          <table:table-cell table:formula="of:=[.H94]*2" office:value-type="float" office:value="0.984486873508354" calcext:value-type="float">
            <text:p>0.984486873508354</text:p>
          </table:table-cell>
          <table:table-cell table:formula="of:=[.I94]*2" office:value-type="float" office:value="0.984486873508354" calcext:value-type="float">
            <text:p>0.98448687350835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17119244391972" calcext:value-type="float">
            <text:p>0.517119244391972</text:p>
          </table:table-cell>
          <table:table-cell office:value-type="float" office:value="0.512396694214876" calcext:value-type="float">
            <text:p>0.512396694214876</text:p>
          </table:table-cell>
          <table:table-cell office:value-type="float" office:value="0.50590318772137" calcext:value-type="float">
            <text:p>0.50590318772137</text:p>
          </table:table-cell>
          <table:table-cell table:formula="of:=[.B95]+[.C95]-[.D95]" office:value-type="float" office:value="0.523612750885478" calcext:value-type="float">
            <text:p>0.523612750885478</text:p>
          </table:table-cell>
          <table:table-cell office:value-type="float" office:value="0.498229043683589" calcext:value-type="float">
            <text:p>0.498229043683589</text:p>
          </table:table-cell>
          <table:table-cell table:number-columns-repeated="3" office:value-type="float" office:value="0.501770956316411" calcext:value-type="float">
            <text:p>0.501770956316411</text:p>
          </table:table-cell>
          <table:table-cell table:number-columns-repeated="2"/>
          <table:table-cell table:formula="of:=[.F95]*2" office:value-type="float" office:value="0.996458087367178" calcext:value-type="float">
            <text:p>0.996458087367178</text:p>
          </table:table-cell>
          <table:table-cell table:formula="of:=[.G95]*2" office:value-type="float" office:value="1.00354191263282" calcext:value-type="float">
            <text:p>1.00354191263282</text:p>
          </table:table-cell>
          <table:table-cell table:formula="of:=[.H95]*2" office:value-type="float" office:value="1.00354191263282" calcext:value-type="float">
            <text:p>1.00354191263282</text:p>
          </table:table-cell>
          <table:table-cell table:formula="of:=[.I95]*2" office:value-type="float" office:value="1.00354191263282" calcext:value-type="float">
            <text:p>1.00354191263282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518691588785047" calcext:value-type="float">
            <text:p>0.518691588785047</text:p>
          </table:table-cell>
          <table:table-cell office:value-type="float" office:value="0.510514018691589" calcext:value-type="float">
            <text:p>0.510514018691589</text:p>
          </table:table-cell>
          <table:table-cell office:value-type="float" office:value="0.50642523364486" calcext:value-type="float">
            <text:p>0.50642523364486</text:p>
          </table:table-cell>
          <table:table-cell table:formula="of:=[.B96]+[.C96]-[.D96]" office:value-type="float" office:value="0.522780373831776" calcext:value-type="float">
            <text:p>0.522780373831776</text:p>
          </table:table-cell>
          <table:table-cell office:value-type="float" office:value="0.498831775700935" calcext:value-type="float">
            <text:p>0.498831775700935</text:p>
          </table:table-cell>
          <table:table-cell table:number-columns-repeated="3" office:value-type="float" office:value="0.499415887850467" calcext:value-type="float">
            <text:p>0.499415887850467</text:p>
          </table:table-cell>
          <table:table-cell table:number-columns-repeated="2"/>
          <table:table-cell table:formula="of:=[.F96]*2" office:value-type="float" office:value="0.99766355140187" calcext:value-type="float">
            <text:p>0.99766355140187</text:p>
          </table:table-cell>
          <table:table-cell table:formula="of:=[.G96]*2" office:value-type="float" office:value="0.998831775700934" calcext:value-type="float">
            <text:p>0.998831775700934</text:p>
          </table:table-cell>
          <table:table-cell table:formula="of:=[.H96]*2" office:value-type="float" office:value="0.998831775700934" calcext:value-type="float">
            <text:p>0.998831775700934</text:p>
          </table:table-cell>
          <table:table-cell table:formula="of:=[.I96]*2" office:value-type="float" office:value="0.998831775700934" calcext:value-type="float">
            <text:p>0.998831775700934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17919075144509" calcext:value-type="float">
            <text:p>0.517919075144509</text:p>
          </table:table-cell>
          <table:table-cell office:value-type="float" office:value="0.513294797687861" calcext:value-type="float">
            <text:p>0.513294797687861</text:p>
          </table:table-cell>
          <table:table-cell office:value-type="float" office:value="0.504624277456647" calcext:value-type="float">
            <text:p>0.504624277456647</text:p>
          </table:table-cell>
          <table:table-cell table:formula="of:=[.B97]+[.C97]-[.D97]" office:value-type="float" office:value="0.526589595375723" calcext:value-type="float">
            <text:p>0.526589595375723</text:p>
          </table:table-cell>
          <table:table-cell office:value-type="float" office:value="0.498265895953757" calcext:value-type="float">
            <text:p>0.498265895953757</text:p>
          </table:table-cell>
          <table:table-cell table:number-columns-repeated="3" office:value-type="float" office:value="0.493063583815029" calcext:value-type="float">
            <text:p>0.493063583815029</text:p>
          </table:table-cell>
          <table:table-cell table:number-columns-repeated="2"/>
          <table:table-cell table:formula="of:=[.F97]*2" office:value-type="float" office:value="0.996531791907514" calcext:value-type="float">
            <text:p>0.996531791907514</text:p>
          </table:table-cell>
          <table:table-cell table:formula="of:=[.G97]*2" office:value-type="float" office:value="0.986127167630058" calcext:value-type="float">
            <text:p>0.986127167630058</text:p>
          </table:table-cell>
          <table:table-cell table:formula="of:=[.H97]*2" office:value-type="float" office:value="0.986127167630058" calcext:value-type="float">
            <text:p>0.986127167630058</text:p>
          </table:table-cell>
          <table:table-cell table:formula="of:=[.I97]*2" office:value-type="float" office:value="0.986127167630058" calcext:value-type="float">
            <text:p>0.9861271676300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17162471395881" calcext:value-type="float">
            <text:p>0.517162471395881</text:p>
          </table:table-cell>
          <table:table-cell office:value-type="float" office:value="0.512585812356979" calcext:value-type="float">
            <text:p>0.512585812356979</text:p>
          </table:table-cell>
          <table:table-cell office:value-type="float" office:value="0.502860411899314" calcext:value-type="float">
            <text:p>0.502860411899314</text:p>
          </table:table-cell>
          <table:table-cell table:formula="of:=[.B98]+[.C98]-[.D98]" office:value-type="float" office:value="0.526887871853546" calcext:value-type="float">
            <text:p>0.526887871853546</text:p>
          </table:table-cell>
          <table:table-cell office:value-type="float" office:value="0.497711670480549" calcext:value-type="float">
            <text:p>0.497711670480549</text:p>
          </table:table-cell>
          <table:table-cell table:number-columns-repeated="3" office:value-type="float" office:value="0.494279176201373" calcext:value-type="float">
            <text:p>0.494279176201373</text:p>
          </table:table-cell>
          <table:table-cell table:number-columns-repeated="2"/>
          <table:table-cell table:formula="of:=[.F98]*2" office:value-type="float" office:value="0.995423340961098" calcext:value-type="float">
            <text:p>0.995423340961098</text:p>
          </table:table-cell>
          <table:table-cell table:formula="of:=[.G98]*2" office:value-type="float" office:value="0.988558352402746" calcext:value-type="float">
            <text:p>0.988558352402746</text:p>
          </table:table-cell>
          <table:table-cell table:formula="of:=[.H98]*2" office:value-type="float" office:value="0.988558352402746" calcext:value-type="float">
            <text:p>0.988558352402746</text:p>
          </table:table-cell>
          <table:table-cell table:formula="of:=[.I98]*2" office:value-type="float" office:value="0.988558352402746" calcext:value-type="float">
            <text:p>0.98855835240274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19818799546999" calcext:value-type="float">
            <text:p>0.519818799546999</text:p>
          </table:table-cell>
          <table:table-cell office:value-type="float" office:value="0.511891279728199" calcext:value-type="float">
            <text:p>0.511891279728199</text:p>
          </table:table-cell>
          <table:table-cell office:value-type="float" office:value="0.505096262740657" calcext:value-type="float">
            <text:p>0.505096262740657</text:p>
          </table:table-cell>
          <table:table-cell table:formula="of:=[.B99]+[.C99]-[.D99]" office:value-type="float" office:value="0.526613816534541" calcext:value-type="float">
            <text:p>0.526613816534541</text:p>
          </table:table-cell>
          <table:table-cell office:value-type="float" office:value="0.498301245753114" calcext:value-type="float">
            <text:p>0.498301245753114</text:p>
          </table:table-cell>
          <table:table-cell table:number-columns-repeated="3" office:value-type="float" office:value="0.492638731596829" calcext:value-type="float">
            <text:p>0.492638731596829</text:p>
          </table:table-cell>
          <table:table-cell table:number-columns-repeated="2"/>
          <table:table-cell table:formula="of:=[.F99]*2" office:value-type="float" office:value="0.996602491506228" calcext:value-type="float">
            <text:p>0.996602491506228</text:p>
          </table:table-cell>
          <table:table-cell table:formula="of:=[.G99]*2" office:value-type="float" office:value="0.985277463193658" calcext:value-type="float">
            <text:p>0.985277463193658</text:p>
          </table:table-cell>
          <table:table-cell table:formula="of:=[.H99]*2" office:value-type="float" office:value="0.985277463193658" calcext:value-type="float">
            <text:p>0.985277463193658</text:p>
          </table:table-cell>
          <table:table-cell table:formula="of:=[.I99]*2" office:value-type="float" office:value="0.985277463193658" calcext:value-type="float">
            <text:p>0.985277463193658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00110010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0011000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19058295964126" calcext:value-type="float">
            <text:p>0.519058295964126</text:p>
          </table:table-cell>
          <table:table-cell office:value-type="float" office:value="0.511210762331839" calcext:value-type="float">
            <text:p>0.511210762331839</text:p>
          </table:table-cell>
          <table:table-cell office:value-type="float" office:value="0.507286995515695" calcext:value-type="float">
            <text:p>0.507286995515695</text:p>
          </table:table-cell>
          <table:table-cell table:formula="of:=[.B100]+[.C100]-[.D100]" office:value-type="float" office:value="0.52298206278027" calcext:value-type="float">
            <text:p>0.52298206278027</text:p>
          </table:table-cell>
          <table:table-cell office:value-type="float" office:value="0.493273542600897" calcext:value-type="float">
            <text:p>0.493273542600897</text:p>
          </table:table-cell>
          <table:table-cell table:number-columns-repeated="3" office:value-type="float" office:value="0.492713004484305" calcext:value-type="float">
            <text:p>0.492713004484305</text:p>
          </table:table-cell>
          <table:table-cell table:number-columns-repeated="2"/>
          <table:table-cell table:formula="of:=[.F100]*2" office:value-type="float" office:value="0.986547085201794" calcext:value-type="float">
            <text:p>0.986547085201794</text:p>
          </table:table-cell>
          <table:table-cell table:formula="of:=[.G100]*2" office:value-type="float" office:value="0.98542600896861" calcext:value-type="float">
            <text:p>0.98542600896861</text:p>
          </table:table-cell>
          <table:table-cell table:formula="of:=[.H100]*2" office:value-type="float" office:value="0.98542600896861" calcext:value-type="float">
            <text:p>0.98542600896861</text:p>
          </table:table-cell>
          <table:table-cell table:formula="of:=[.I100]*2" office:value-type="float" office:value="0.98542600896861" calcext:value-type="float">
            <text:p>0.98542600896861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001100100101100101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0011000100110011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18312985571587" calcext:value-type="float">
            <text:p>0.518312985571587</text:p>
          </table:table-cell>
          <table:table-cell office:value-type="float" office:value="0.512763596004439" calcext:value-type="float">
            <text:p>0.512763596004439</text:p>
          </table:table-cell>
          <table:table-cell office:value-type="float" office:value="0.504439511653718" calcext:value-type="float">
            <text:p>0.504439511653718</text:p>
          </table:table-cell>
          <table:table-cell table:formula="of:=[.B101]+[.C101]-[.D101]" office:value-type="float" office:value="0.526637069922308" calcext:value-type="float">
            <text:p>0.526637069922308</text:p>
          </table:table-cell>
          <table:table-cell table:number-columns-repeated="4" office:value-type="float" office:value="0.492785793562708" calcext:value-type="float">
            <text:p>0.492785793562708</text:p>
          </table:table-cell>
          <table:table-cell table:number-columns-repeated="2"/>
          <table:table-cell table:formula="of:=[.F101]*2" office:value-type="float" office:value="0.985571587125416" calcext:value-type="float">
            <text:p>0.985571587125416</text:p>
          </table:table-cell>
          <table:table-cell table:formula="of:=[.G101]*2" office:value-type="float" office:value="0.985571587125416" calcext:value-type="float">
            <text:p>0.985571587125416</text:p>
          </table:table-cell>
          <table:table-cell table:formula="of:=[.H101]*2" office:value-type="float" office:value="0.985571587125416" calcext:value-type="float">
            <text:p>0.985571587125416</text:p>
          </table:table-cell>
          <table:table-cell table:formula="of:=[.I101]*2" office:value-type="float" office:value="0.985571587125416" calcext:value-type="float">
            <text:p>0.985571587125416</text:p>
          </table:table-cell>
          <table:table-cell table:number-columns-repeated="2"/>
          <table:table-cell office:value-type="string" calcext:value-type="string">
            <text:p>0001101100010001001010001011000011001011011101010010111001010110010101110001011011101101001001111111000011000011011001000011000000011101100110011001111101000111100110010010010100011010110100111001101110010101011101010101000111010001101100101101101000101101000010000001000001111110110001001100000100110001011111110110100111111100101101100100000100110101110001000101011000100011101011110010000110100010001000110011000001001110111110001001001011011110101001000110010110000011000110110011101011001000101100010001111000110001011110001110011100001111001010011110111110000111000110001110101110011110001011110101111001001011011111101010010001010001101011100110011101101001100111000010101110101100110000001010011111011010100001001111001010011111111011100101100101101101001000011101110000100000111010101101100010010001110010001101101101011001010000111110111101001101101101100110100001001100100101100101100000010</text:p>
          </table:table-cell>
          <table:table-cell office:value-type="string" calcext:value-type="string">
            <text:p>100001110110110001111110100001011001000011101001100101001110110011000100101101111000110011111001111101101010000101110110110100001110110011010100100001001110110001000110101111010010100001001111000111011010011010000010111010101111000001000011000100010001001110101110110100100111010010101110110101001110010101111101110000101111011010110101000111101000101011010001110000000000011111101011011100011011010101001110110111011010100110001110101000100001010000110001101100100010100101011010110001110011000101011010110110100101101001000000000100000011011100001000111110100010001000011001000100010010000101110000000010111010100110101000010101001001001110011000001100101100110011011011111001010111111101110110001011001111101011111000011010101100110010010011001110110101010010110110010110000100101100011111011101101111100101111010010000110001000110011001001000100010100101000110010101010000110001001100111110011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14:12:21.298053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13T15:22:53.897483590</dc:date>
    <meta:editing-duration>PT20H13M50S</meta:editing-duration>
    <meta:editing-cycles>7</meta:editing-cycles>
    <meta:document-statistic meta:table-count="1" meta:cell-count="151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335cm" svg:height="22.52cm" xlink:href=".." xlink:type="simple" chart:class="chart:line" chart:style-name="ch1">
        <chart:legend chart:legend-position="end" svg:x="28.408cm" svg:y="9.218cm" style:legend-expansion="high" chart:style-name="ch2"/>
        <chart:plot-area chart:style-name="ch3" table:cell-range-address="CrossedPropertyTest1.B1:CrossedPropertyTest1.I101" chart:data-source-has-labels="row" svg:x="0.706cm" svg:y="0.45cm" svg:width="26.996cm" svg:height="21.62cm">
          <chartooo:coordinate-region svg:x="1.433cm" svg:y="0.649cm" svg:width="26.269cm" svg:height="20.6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B2:CrossedPropertyTest1.B101" chart:label-cell-address="CrossedPropertyTest1.B1:CrossedPropertyTest1.B1" chart:class="chart:line">
            <chart:data-point chart:repeated="100"/>
          </chart:series>
          <chart:series chart:style-name="ch7" chart:values-cell-range-address="CrossedPropertyTest1.C2:CrossedPropertyTest1.C101" chart:label-cell-address="CrossedPropertyTest1.C1:CrossedPropertyTest1.C1" chart:class="chart:line">
            <chart:data-point chart:repeated="100"/>
          </chart:series>
          <chart:series chart:style-name="ch8" chart:values-cell-range-address="CrossedPropertyTest1.D2:CrossedPropertyTest1.D101" chart:label-cell-address="CrossedPropertyTest1.D1:CrossedPropertyTest1.D1" chart:class="chart:line">
            <chart:data-point chart:repeated="100"/>
          </chart:series>
          <chart:series chart:style-name="ch9" chart:values-cell-range-address="CrossedPropertyTest1.E2:CrossedPropertyTest1.E101" chart:label-cell-address="CrossedPropertyTest1.E1:CrossedPropertyTest1.E1" chart:class="chart:line">
            <chart:data-point chart:repeated="100"/>
          </chart:series>
          <chart:series chart:style-name="ch10" chart:values-cell-range-address="CrossedPropertyTest1.F2:CrossedPropertyTest1.F101" chart:label-cell-address="CrossedPropertyTest1.F1:CrossedPropertyTest1.F1" chart:class="chart:line">
            <chart:data-point chart:repeated="100"/>
          </chart:series>
          <chart:series chart:style-name="ch11" chart:values-cell-range-address="CrossedPropertyTest1.G2:CrossedPropertyTest1.G101" chart:label-cell-address="CrossedPropertyTest1.G1:CrossedPropertyTest1.G1" chart:class="chart:line">
            <chart:data-point chart:repeated="100"/>
          </chart:series>
          <chart:series chart:style-name="ch12" chart:values-cell-range-address="CrossedPropertyTest1.H2:CrossedPropertyTest1.H101" chart:label-cell-address="CrossedPropertyTest1.H1:CrossedPropertyTest1.H1" chart:class="chart:line">
            <chart:data-point chart:repeated="100"/>
          </chart:series>
          <chart:series chart:style-name="ch13" chart:values-cell-range-address="CrossedPropertyTest1.I2:CrossedPropertyTest1.I101" chart:label-cell-address="CrossedPropertyTest1.I1:CrossedPropertyTest1.I1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PropertyTest1.B1:CrossedPropertyTest1.B1</svg:desc>
                </draw:g>
              </table:table-cell>
              <table:table-cell office:value-type="string">
                <text:p> compression ratio of s2 </text:p>
                <draw:g>
                  <svg:desc>CrossedPropertyTest1.C1:CrossedPropertyTest1.C1</svg:desc>
                </draw:g>
              </table:table-cell>
              <table:table-cell office:value-type="string">
                <text:p> joint compression</text:p>
                <draw:g>
                  <svg:desc>CrossedPropertyTest1.D1:CrossedPropertyTest1.D1</svg:desc>
                </draw:g>
              </table:table-cell>
              <table:table-cell office:value-type="string">
                <text:p>1+2-12</text:p>
                <draw:g>
                  <svg:desc>CrossedPropertyTest1.E1:CrossedPropertyTest1.E1</svg:desc>
                </draw:g>
              </table:table-cell>
              <table:table-cell office:value-type="string">
                <text:p> Mutual compression crossed(s1:s1)</text:p>
                <draw:g>
                  <svg:desc>CrossedPropertyTest1.F1:CrossedPropertyTest1.F1</svg:desc>
                </draw:g>
              </table:table-cell>
              <table:table-cell office:value-type="string">
                <text:p> Mutual compression crossed(s2:s2)</text:p>
                <draw:g>
                  <svg:desc>CrossedPropertyTest1.G1:CrossedPropertyTest1.G1</svg:desc>
                </draw:g>
              </table:table-cell>
              <table:table-cell office:value-type="string">
                <text:p> Mutual compression crossed(s1:s2)</text:p>
                <draw:g>
                  <svg:desc>CrossedPropertyTest1.H1:CrossedPropertyTest1.H1</svg:desc>
                </draw:g>
              </table:table-cell>
              <table:table-cell office:value-type="string">
                <text:p> Mutual compression crossed(s2:s1)</text:p>
                <draw:g>
                  <svg:desc>CrossedPropertyTest1.I1:CrossedPropertyTes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PropertyTest1.B2:CrossedPropertyTest1.B101</svg:desc>
                </draw:g>
              </table:table-cell>
              <table:table-cell office:value-type="float" office:value="0.8">
                <text:p>0.8</text:p>
                <draw:g>
                  <svg:desc>CrossedPropertyTest1.C2:CrossedPropertyTest1.C101</svg:desc>
                </draw:g>
              </table:table-cell>
              <table:table-cell office:value-type="float" office:value="0.8">
                <text:p>0.8</text:p>
                <draw:g>
                  <svg:desc>CrossedPropertyTest1.D2:CrossedPropertyTest1.D101</svg:desc>
                </draw:g>
              </table:table-cell>
              <table:table-cell office:value-type="float" office:value="0.8">
                <text:p>0.8</text:p>
                <draw:g>
                  <svg:desc>CrossedPropertyTest1.E2:CrossedPropertyTest1.E101</svg:desc>
                </draw:g>
              </table:table-cell>
              <table:table-cell office:value-type="float" office:value="0.6">
                <text:p>0.6</text:p>
                <draw:g>
                  <svg:desc>CrossedPropertyTest1.F2:CrossedPropertyTest1.F101</svg:desc>
                </draw:g>
              </table:table-cell>
              <table:table-cell office:value-type="float" office:value="0.6">
                <text:p>0.6</text:p>
                <draw:g>
                  <svg:desc>CrossedPropertyTest1.G2:CrossedPropertyTest1.G101</svg:desc>
                </draw:g>
              </table:table-cell>
              <table:table-cell office:value-type="float" office:value="0.6">
                <text:p>0.6</text:p>
                <draw:g>
                  <svg:desc>CrossedPropertyTest1.H2:CrossedPropertyTest1.H101</svg:desc>
                </draw:g>
              </table:table-cell>
              <table:table-cell office:value-type="float" office:value="0.6">
                <text:p>0.6</text:p>
                <draw:g>
                  <svg:desc>CrossedPropertyTest1.I2:CrossedPropertyTes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0.868421052631579">
                <text:p>0.868421052631579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96428571428571">
                <text:p>0.696428571428571</text:p>
              </table:table-cell>
              <table:table-cell office:value-type="float" office:value="0.732142857142857">
                <text:p>0.73214285714285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662162162162162">
                <text:p>0.662162162162162</text:p>
              </table:table-cell>
              <table:table-cell office:value-type="float" office:value="0.797297297297298">
                <text:p>0.797297297297298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0.58695652173913">
                <text:p>0.58695652173913</text:p>
              </table:table-cell>
              <table:table-cell office:value-type="float" office:value="0.597826086956522">
                <text:p>0.597826086956522</text:p>
              </table:table-cell>
              <table:table-cell office:value-type="float" office:value="0.597826086956522">
                <text:p>0.597826086956522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45454545454546">
                <text:p>0.645454545454546</text:p>
              </table:table-cell>
              <table:table-cell office:value-type="float" office:value="0.736363636363636">
                <text:p>0.736363636363636</text:p>
              </table:table-cell>
              <table:table-cell office:value-type="float" office:value="0.6">
                <text:p>0.6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609090909090909">
                <text:p>0.6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703125">
                <text:p>0.703125</text:p>
              </table:table-cell>
              <table:table-cell office:value-type="float" office:value="0.625">
                <text:p>0.625</text:p>
              </table:table-cell>
              <table:table-cell office:value-type="float" office:value="0.765625">
                <text:p>0.76562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0.623287671232877">
                <text:p>0.623287671232877</text:p>
              </table:table-cell>
              <table:table-cell office:value-type="float" office:value="0.746575342465753">
                <text:p>0.746575342465753</text:p>
              </table:table-cell>
              <table:table-cell office:value-type="float" office:value="0.589041095890411">
                <text:p>0.589041095890411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0.582191780821918">
                <text:p>0.58219178082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628048780487805">
                <text:p>0.628048780487805</text:p>
              </table:table-cell>
              <table:table-cell office:value-type="float" office:value="0.713414634146341">
                <text:p>0.713414634146341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0.579268292682927">
                <text:p>0.579268292682927</text:p>
              </table:table-cell>
              <table:table-cell office:value-type="float" office:value="0.579268292682927">
                <text:p>0.579268292682927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620879120879121">
                <text:p>0.620879120879121</text:p>
              </table:table-cell>
              <table:table-cell office:value-type="float" office:value="0.697802197802197">
                <text:p>0.69780219780219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  <table:table-cell office:value-type="float" office:value="0.605">
                <text:p>0.605</text:p>
              </table:table-cell>
              <table:table-cell office:value-type="float" office:value="0.705">
                <text:p>0.705</text:p>
              </table:table-cell>
              <table:table-cell office:value-type="float" office:value="0.55">
                <text:p>0.55</text:p>
              </table:table-cell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1376146788991">
                <text:p>0.651376146788991</text:p>
              </table:table-cell>
              <table:table-cell office:value-type="float" office:value="0.623853211009174">
                <text:p>0.623853211009174</text:p>
              </table:table-cell>
              <table:table-cell office:value-type="float" office:value="0.610091743119266">
                <text:p>0.610091743119266</text:p>
              </table:table-cell>
              <table:table-cell office:value-type="float" office:value="0.665137614678899">
                <text:p>0.665137614678899</text:p>
              </table:table-cell>
              <table:table-cell office:value-type="float" office:value="0.568807339449541">
                <text:p>0.568807339449541</text:p>
              </table:table-cell>
              <table:table-cell office:value-type="float" office:value="0.545871559633028">
                <text:p>0.545871559633028</text:p>
              </table:table-cell>
              <table:table-cell office:value-type="float" office:value="0.545871559633028">
                <text:p>0.545871559633028</text:p>
              </table:table-cell>
              <table:table-cell office:value-type="float" office:value="0.545871559633028">
                <text:p>0.54587155963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597457627118644">
                <text:p>0.597457627118644</text:p>
              </table:table-cell>
              <table:table-cell office:value-type="float" office:value="0.673728813559322">
                <text:p>0.673728813559322</text:p>
              </table:table-cell>
              <table:table-cell office:value-type="float" office:value="0.550847457627119">
                <text:p>0.550847457627119</text:p>
              </table:table-cell>
              <table:table-cell office:value-type="float" office:value="0.546610169491525">
                <text:p>0.546610169491525</text:p>
              </table:table-cell>
              <table:table-cell office:value-type="float" office:value="0.546610169491525">
                <text:p>0.546610169491525</text:p>
              </table:table-cell>
              <table:table-cell office:value-type="float" office:value="0.546610169491525">
                <text:p>0.54661016949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622047244094488">
                <text:p>0.622047244094488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0.669291338582677">
                <text:p>0.669291338582677</text:p>
              </table:table-cell>
              <table:table-cell office:value-type="float" office:value="0.519685039370079">
                <text:p>0.519685039370079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51181102362205">
                <text:p>0.551181102362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625">
                <text:p>0.625</text:p>
              </table:table-cell>
              <table:table-cell office:value-type="float" office:value="0.584558823529412">
                <text:p>0.584558823529412</text:p>
              </table:table-cell>
              <table:table-cell office:value-type="float" office:value="0.658088235294117">
                <text:p>0.65808823529411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36764705882353">
                <text:p>0.536764705882353</text:p>
              </table:table-cell>
              <table:table-cell office:value-type="float" office:value="0.536764705882353">
                <text:p>0.536764705882353</text:p>
              </table:table-cell>
              <table:table-cell office:value-type="float" office:value="0.536764705882353">
                <text:p>0.536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579310344827586">
                <text:p>0.579310344827586</text:p>
              </table:table-cell>
              <table:table-cell office:value-type="float" office:value="0.66896551724138">
                <text:p>0.66896551724138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3896103896104">
                <text:p>0.603896103896104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564935064935065">
                <text:p>0.564935064935065</text:p>
              </table:table-cell>
              <table:table-cell office:value-type="float" office:value="0.662337662337662">
                <text:p>0.662337662337662</text:p>
              </table:table-cell>
              <table:table-cell office:value-type="float" office:value="0.506493506493506">
                <text:p>0.50649350649350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7361963190184">
                <text:p>0.607361963190184</text:p>
              </table:table-cell>
              <table:table-cell office:value-type="float" office:value="0.625766871165644">
                <text:p>0.625766871165644</text:p>
              </table:table-cell>
              <table:table-cell office:value-type="float" office:value="0.570552147239264">
                <text:p>0.570552147239264</text:p>
              </table:table-cell>
              <table:table-cell office:value-type="float" office:value="0.662576687116564">
                <text:p>0.662576687116564</text:p>
              </table:table-cell>
              <table:table-cell office:value-type="float" office:value="0.515337423312883">
                <text:p>0.515337423312883</text:p>
              </table:table-cell>
              <table:table-cell office:value-type="float" office:value="0.524539877300613">
                <text:p>0.524539877300613</text:p>
              </table:table-cell>
              <table:table-cell office:value-type="float" office:value="0.524539877300613">
                <text:p>0.524539877300613</text:p>
              </table:table-cell>
              <table:table-cell office:value-type="float" office:value="0.524539877300613">
                <text:p>0.524539877300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046511627907">
                <text:p>0.61046511627907</text:p>
              </table:table-cell>
              <table:table-cell office:value-type="float" office:value="0.627906976744186">
                <text:p>0.627906976744186</text:p>
              </table:table-cell>
              <table:table-cell office:value-type="float" office:value="0.566860465116279">
                <text:p>0.566860465116279</text:p>
              </table:table-cell>
              <table:table-cell office:value-type="float" office:value="0.671511627906977">
                <text:p>0.671511627906977</text:p>
              </table:table-cell>
              <table:table-cell office:value-type="float" office:value="0.505813953488372">
                <text:p>0.505813953488372</text:p>
              </table:table-cell>
              <table:table-cell office:value-type="float" office:value="0.51453488372093">
                <text:p>0.51453488372093</text:p>
              </table:table-cell>
              <table:table-cell office:value-type="float" office:value="0.51453488372093">
                <text:p>0.51453488372093</text:p>
              </table:table-cell>
              <table:table-cell office:value-type="float" office:value="0.51453488372093">
                <text:p>0.514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685082872928">
                <text:p>0.596685082872928</text:p>
              </table:table-cell>
              <table:table-cell office:value-type="float" office:value="0.613259668508287">
                <text:p>0.613259668508287</text:p>
              </table:table-cell>
              <table:table-cell office:value-type="float" office:value="0.57182320441989">
                <text:p>0.57182320441989</text:p>
              </table:table-cell>
              <table:table-cell office:value-type="float" office:value="0.638121546961325">
                <text:p>0.638121546961325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615789473684211">
                <text:p>0.615789473684211</text:p>
              </table:table-cell>
              <table:table-cell office:value-type="float" office:value="0.560526315789474">
                <text:p>0.560526315789474</text:p>
              </table:table-cell>
              <table:table-cell office:value-type="float" office:value="0.655263157894737">
                <text:p>0.655263157894737</text:p>
              </table:table-cell>
              <table:table-cell office:value-type="float" office:value="0.521052631578947">
                <text:p>0.521052631578947</text:p>
              </table:table-cell>
              <table:table-cell office:value-type="float" office:value="0.513157894736842">
                <text:p>0.513157894736842</text:p>
              </table:table-cell>
              <table:table-cell office:value-type="float" office:value="0.513157894736842">
                <text:p>0.513157894736842</text:p>
              </table:table-cell>
              <table:table-cell office:value-type="float" office:value="0.513157894736842">
                <text:p>0.513157894736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939698492462">
                <text:p>0.587939698492462</text:p>
              </table:table-cell>
              <table:table-cell office:value-type="float" office:value="0.618090452261306">
                <text:p>0.618090452261306</text:p>
              </table:table-cell>
              <table:table-cell office:value-type="float" office:value="0.557788944723618">
                <text:p>0.557788944723618</text:p>
              </table:table-cell>
              <table:table-cell office:value-type="float" office:value="0.64824120603015">
                <text:p>0.64824120603015</text:p>
              </table:table-cell>
              <table:table-cell office:value-type="float" office:value="0.512562814070352">
                <text:p>0.512562814070352</text:p>
              </table:table-cell>
              <table:table-cell office:value-type="float" office:value="0.505025125628141">
                <text:p>0.505025125628141</text:p>
              </table:table-cell>
              <table:table-cell office:value-type="float" office:value="0.505025125628141">
                <text:p>0.505025125628141</text:p>
              </table:table-cell>
              <table:table-cell office:value-type="float" office:value="0.505025125628141">
                <text:p>0.505025125628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346153846154">
                <text:p>0.591346153846154</text:p>
              </table:table-cell>
              <table:table-cell office:value-type="float" office:value="0.605769230769231">
                <text:p>0.605769230769231</text:p>
              </table:table-cell>
              <table:table-cell office:value-type="float" office:value="0.555288461538462">
                <text:p>0.555288461538462</text:p>
              </table:table-cell>
              <table:table-cell office:value-type="float" office:value="0.641826923076923">
                <text:p>0.641826923076923</text:p>
              </table:table-cell>
              <table:table-cell office:value-type="float" office:value="0.504807692307692">
                <text:p>0.504807692307692</text:p>
              </table:table-cell>
              <table:table-cell office:value-type="float" office:value="0.497596153846154">
                <text:p>0.497596153846154</text:p>
              </table:table-cell>
              <table:table-cell office:value-type="float" office:value="0.497596153846154">
                <text:p>0.497596153846154</text:p>
              </table:table-cell>
              <table:table-cell office:value-type="float" office:value="0.497596153846154">
                <text:p>0.49759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4470046082949">
                <text:p>0.594470046082949</text:p>
              </table:table-cell>
              <table:table-cell office:value-type="float" office:value="0.608294930875576">
                <text:p>0.608294930875576</text:p>
              </table:table-cell>
              <table:table-cell office:value-type="float" office:value="0.552995391705069">
                <text:p>0.552995391705069</text:p>
              </table:table-cell>
              <table:table-cell office:value-type="float" office:value="0.649769585253456">
                <text:p>0.649769585253456</text:p>
              </table:table-cell>
              <table:table-cell office:value-type="float" office:value="0.511520737327189">
                <text:p>0.511520737327189</text:p>
              </table:table-cell>
              <table:table-cell office:value-type="float" office:value="0.504608294930876">
                <text:p>0.504608294930876</text:p>
              </table:table-cell>
              <table:table-cell office:value-type="float" office:value="0.504608294930876">
                <text:p>0.504608294930876</text:p>
              </table:table-cell>
              <table:table-cell office:value-type="float" office:value="0.504608294930876">
                <text:p>0.50460829493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550884955752212">
                <text:p>0.550884955752212</text:p>
              </table:table-cell>
              <table:table-cell office:value-type="float" office:value="0.643805309734514">
                <text:p>0.643805309734514</text:p>
              </table:table-cell>
              <table:table-cell office:value-type="float" office:value="0.504424778761062">
                <text:p>0.504424778761062</text:p>
              </table:table-cell>
              <table:table-cell office:value-type="float" office:value="0.497787610619469">
                <text:p>0.497787610619469</text:p>
              </table:table-cell>
              <table:table-cell office:value-type="float" office:value="0.497787610619469">
                <text:p>0.497787610619469</text:p>
              </table:table-cell>
              <table:table-cell office:value-type="float" office:value="0.497787610619469">
                <text:p>0.497787610619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542553191489362">
                <text:p>0.542553191489362</text:p>
              </table:table-cell>
              <table:table-cell office:value-type="float" office:value="0.657446808510638">
                <text:p>0.657446808510638</text:p>
              </table:table-cell>
              <table:table-cell office:value-type="float" office:value="0.472340425531915">
                <text:p>0.472340425531915</text:p>
              </table:table-cell>
              <table:table-cell office:value-type="float" office:value="0.485106382978723">
                <text:p>0.485106382978723</text:p>
              </table:table-cell>
              <table:table-cell office:value-type="float" office:value="0.485106382978723">
                <text:p>0.485106382978723</text:p>
              </table:table-cell>
              <table:table-cell office:value-type="float" office:value="0.485106382978723">
                <text:p>0.485106382978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540983606557377">
                <text:p>0.540983606557377</text:p>
              </table:table-cell>
              <table:table-cell office:value-type="float" office:value="0.639344262295081">
                <text:p>0.639344262295081</text:p>
              </table:table-cell>
              <table:table-cell office:value-type="float" office:value="0.479508196721311">
                <text:p>0.479508196721311</text:p>
              </table:table-cell>
              <table:table-cell office:value-type="float" office:value="0.491803278688525">
                <text:p>0.491803278688525</text:p>
              </table:table-cell>
              <table:table-cell office:value-type="float" office:value="0.491803278688525">
                <text:p>0.491803278688525</text:p>
              </table:table-cell>
              <table:table-cell office:value-type="float" office:value="0.491803278688525">
                <text:p>0.491803278688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539525691699605">
                <text:p>0.539525691699605</text:p>
              </table:table-cell>
              <table:table-cell office:value-type="float" office:value="0.646245059288537">
                <text:p>0.646245059288537</text:p>
              </table:table-cell>
              <table:table-cell office:value-type="float" office:value="0.474308300395257">
                <text:p>0.474308300395257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86166007905138">
                <text:p>0.48616600790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595419847328244">
                <text:p>0.595419847328244</text:p>
              </table:table-cell>
              <table:table-cell office:value-type="float" office:value="0.532442748091603">
                <text:p>0.532442748091603</text:p>
              </table:table-cell>
              <table:table-cell office:value-type="float" office:value="0.646946564885496">
                <text:p>0.646946564885496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53690036900369">
                <text:p>0.53690036900369</text:p>
              </table:table-cell>
              <table:table-cell office:value-type="float" office:value="0.636531365313654">
                <text:p>0.636531365313654</text:p>
              </table:table-cell>
              <table:table-cell office:value-type="float" office:value="0.47970479704797">
                <text:p>0.47970479704797</text:p>
              </table:table-cell>
              <table:table-cell office:value-type="float" office:value="0.481549815498155">
                <text:p>0.481549815498155</text:p>
              </table:table-cell>
              <table:table-cell office:value-type="float" office:value="0.481549815498155">
                <text:p>0.481549815498155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642857142857142">
                <text:p>0.642857142857142</text:p>
              </table:table-cell>
              <table:table-cell office:value-type="float" office:value="0.475">
                <text:p>0.475</text:p>
              </table:table-cell>
              <table:table-cell office:value-type="float" office:value="0.478571428571429">
                <text:p>0.478571428571429</text:p>
              </table:table-cell>
              <table:table-cell office:value-type="float" office:value="0.478571428571429">
                <text:p>0.478571428571429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534602076124567">
                <text:p>0.534602076124567</text:p>
              </table:table-cell>
              <table:table-cell office:value-type="float" office:value="0.628027681660901">
                <text:p>0.628027681660901</text:p>
              </table:table-cell>
              <table:table-cell office:value-type="float" office:value="0.477508650519031">
                <text:p>0.477508650519031</text:p>
              </table:table-cell>
              <table:table-cell office:value-type="float" office:value="0.474048442906574">
                <text:p>0.474048442906574</text:p>
              </table:table-cell>
              <table:table-cell office:value-type="float" office:value="0.474048442906574">
                <text:p>0.474048442906574</text:p>
              </table:table-cell>
              <table:table-cell office:value-type="float" office:value="0.474048442906574">
                <text:p>0.47404844290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531879194630873">
                <text:p>0.531879194630873</text:p>
              </table:table-cell>
              <table:table-cell office:value-type="float" office:value="0.635906040268455">
                <text:p>0.635906040268455</text:p>
              </table:table-cell>
              <table:table-cell office:value-type="float" office:value="0.483221476510067">
                <text:p>0.483221476510067</text:p>
              </table:table-cell>
              <table:table-cell office:value-type="float" office:value="0.473154362416107">
                <text:p>0.473154362416107</text:p>
              </table:table-cell>
              <table:table-cell office:value-type="float" office:value="0.473154362416107">
                <text:p>0.473154362416107</text:p>
              </table:table-cell>
              <table:table-cell office:value-type="float" office:value="0.473154362416107">
                <text:p>0.473154362416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0.586319218241042">
                <text:p>0.586319218241042</text:p>
              </table:table-cell>
              <table:table-cell office:value-type="float" office:value="0.534201954397394">
                <text:p>0.534201954397394</text:p>
              </table:table-cell>
              <table:table-cell office:value-type="float" office:value="0.628664495114006">
                <text:p>0.628664495114006</text:p>
              </table:table-cell>
              <table:table-cell office:value-type="float" office:value="0.478827361563518">
                <text:p>0.478827361563518</text:p>
              </table:table-cell>
              <table:table-cell office:value-type="float" office:value="0.480456026058632">
                <text:p>0.480456026058632</text:p>
              </table:table-cell>
              <table:table-cell office:value-type="float" office:value="0.480456026058632">
                <text:p>0.480456026058632</text:p>
              </table:table-cell>
              <table:table-cell office:value-type="float" office:value="0.480456026058632">
                <text:p>0.48045602605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9620253164557">
                <text:p>0.569620253164557</text:p>
              </table:table-cell>
              <table:table-cell office:value-type="float" office:value="0.579113924050633">
                <text:p>0.579113924050633</text:p>
              </table:table-cell>
              <table:table-cell office:value-type="float" office:value="0.52373417721519">
                <text:p>0.52373417721519</text:p>
              </table:table-cell>
              <table:table-cell office:value-type="float" office:value="0.625">
                <text:p>0.625</text:p>
              </table:table-cell>
              <table:table-cell office:value-type="float" office:value="0.468354430379747">
                <text:p>0.468354430379747</text:p>
              </table:table-cell>
              <table:table-cell office:value-type="float" office:value="0.482594936708861">
                <text:p>0.482594936708861</text:p>
              </table:table-cell>
              <table:table-cell office:value-type="float" office:value="0.482594936708861">
                <text:p>0.482594936708861</text:p>
              </table:table-cell>
              <table:table-cell office:value-type="float" office:value="0.482594936708861">
                <text:p>0.482594936708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581538461538462">
                <text:p>0.581538461538462</text:p>
              </table:table-cell>
              <table:table-cell office:value-type="float" office:value="0.530769230769231">
                <text:p>0.530769230769231</text:p>
              </table:table-cell>
              <table:table-cell office:value-type="float" office:value="0.623076923076923">
                <text:p>0.623076923076923</text:p>
              </table:table-cell>
              <table:table-cell office:value-type="float" office:value="0.48">
                <text:p>0.48</text:p>
              </table:table-cell>
              <table:table-cell office:value-type="float" office:value="0.473846153846154">
                <text:p>0.473846153846154</text:p>
              </table:table-cell>
              <table:table-cell office:value-type="float" office:value="0.473846153846154">
                <text:p>0.473846153846154</text:p>
              </table:table-cell>
              <table:table-cell office:value-type="float" office:value="0.473846153846154">
                <text:p>0.47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526946107784431">
                <text:p>0.526946107784431</text:p>
              </table:table-cell>
              <table:table-cell office:value-type="float" office:value="0.622754491017965">
                <text:p>0.622754491017965</text:p>
              </table:table-cell>
              <table:table-cell office:value-type="float" office:value="0.470059880239521">
                <text:p>0.470059880239521</text:p>
              </table:table-cell>
              <table:table-cell office:value-type="float" office:value="0.477544910179641">
                <text:p>0.477544910179641</text:p>
              </table:table-cell>
              <table:table-cell office:value-type="float" office:value="0.477544910179641">
                <text:p>0.477544910179641</text:p>
              </table:table-cell>
              <table:table-cell office:value-type="float" office:value="0.477544910179641">
                <text:p>0.47754491017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8513119533528">
                <text:p>0.568513119533528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527696793002916">
                <text:p>0.527696793002916</text:p>
              </table:table-cell>
              <table:table-cell office:value-type="float" office:value="0.618075801749271">
                <text:p>0.618075801749271</text:p>
              </table:table-cell>
              <table:table-cell office:value-type="float" office:value="0.475218658892128">
                <text:p>0.475218658892128</text:p>
              </table:table-cell>
              <table:table-cell office:value-type="float" office:value="0.479591836734694">
                <text:p>0.479591836734694</text:p>
              </table:table-cell>
              <table:table-cell office:value-type="float" office:value="0.479591836734694">
                <text:p>0.479591836734694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25">
                <text:p>0.5625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528409090909091">
                <text:p>0.528409090909091</text:p>
              </table:table-cell>
              <table:table-cell office:value-type="float" office:value="0.605113636363636">
                <text:p>0.605113636363636</text:p>
              </table:table-cell>
              <table:table-cell office:value-type="float" office:value="0.471590909090909">
                <text:p>0.471590909090909</text:p>
              </table:table-cell>
              <table:table-cell office:value-type="float" office:value="0.474431818181818">
                <text:p>0.474431818181818</text:p>
              </table:table-cell>
              <table:table-cell office:value-type="float" office:value="0.474431818181818">
                <text:p>0.474431818181818</text:p>
              </table:table-cell>
              <table:table-cell office:value-type="float" office:value="0.474431818181818">
                <text:p>0.47443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5096952908587">
                <text:p>0.565096952908587</text:p>
              </table:table-cell>
              <table:table-cell office:value-type="float" office:value="0.573407202216066">
                <text:p>0.573407202216066</text:p>
              </table:table-cell>
              <table:table-cell office:value-type="float" office:value="0.515235457063712">
                <text:p>0.515235457063712</text:p>
              </table:table-cell>
              <table:table-cell office:value-type="float" office:value="0.623268698060941">
                <text:p>0.623268698060941</text:p>
              </table:table-cell>
              <table:table-cell office:value-type="float" office:value="0.481994459833795">
                <text:p>0.481994459833795</text:p>
              </table:table-cell>
              <table:table-cell office:value-type="float" office:value="0.472299168975069">
                <text:p>0.472299168975069</text:p>
              </table:table-cell>
              <table:table-cell office:value-type="float" office:value="0.472299168975069">
                <text:p>0.472299168975069</text:p>
              </table:table-cell>
              <table:table-cell office:value-type="float" office:value="0.472299168975069">
                <text:p>0.472299168975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613513513513514">
                <text:p>0.613513513513514</text:p>
              </table:table-cell>
              <table:table-cell office:value-type="float" office:value="0.478378378378378">
                <text:p>0.478378378378378</text:p>
              </table:table-cell>
              <table:table-cell office:value-type="float" office:value="0.474324324324324">
                <text:p>0.474324324324324</text:p>
              </table:table-cell>
              <table:table-cell office:value-type="float" office:value="0.474324324324324">
                <text:p>0.474324324324324</text:p>
              </table:table-cell>
              <table:table-cell office:value-type="float" office:value="0.474324324324324">
                <text:p>0.47432432432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005277044855">
                <text:p>0.562005277044855</text:p>
              </table:table-cell>
              <table:table-cell office:value-type="float" office:value="0.569920844327177">
                <text:p>0.569920844327177</text:p>
              </table:table-cell>
              <table:table-cell office:value-type="float" office:value="0.523746701846966">
                <text:p>0.523746701846966</text:p>
              </table:table-cell>
              <table:table-cell office:value-type="float" office:value="0.608179419525066">
                <text:p>0.608179419525066</text:p>
              </table:table-cell>
              <table:table-cell office:value-type="float" office:value="0.45910290237467">
                <text:p>0.45910290237467</text:p>
              </table:table-cell>
              <table:table-cell office:value-type="float" office:value="0.485488126649077">
                <text:p>0.485488126649077</text:p>
              </table:table-cell>
              <table:table-cell office:value-type="float" office:value="0.485488126649077">
                <text:p>0.485488126649077</text:p>
              </table:table-cell>
              <table:table-cell office:value-type="float" office:value="0.485488126649077">
                <text:p>0.48548812664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564432989690722">
                <text:p>0.564432989690722</text:p>
              </table:table-cell>
              <table:table-cell office:value-type="float" office:value="0.510309278350515">
                <text:p>0.510309278350515</text:p>
              </table:table-cell>
              <table:table-cell office:value-type="float" office:value="0.610824742268042">
                <text:p>0.610824742268042</text:p>
              </table:table-cell>
              <table:table-cell office:value-type="float" office:value="0.47680412371134">
                <text:p>0.47680412371134</text:p>
              </table:table-cell>
              <table:table-cell office:value-type="float" office:value="0.475515463917526">
                <text:p>0.475515463917526</text:p>
              </table:table-cell>
              <table:table-cell office:value-type="float" office:value="0.475515463917526">
                <text:p>0.475515463917526</text:p>
              </table:table-cell>
              <table:table-cell office:value-type="float" office:value="0.475515463917526">
                <text:p>0.47551546391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51007556675063">
                <text:p>0.51007556675063</text:p>
              </table:table-cell>
              <table:table-cell office:value-type="float" office:value="0.60831234256927">
                <text:p>0.60831234256927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561576354679803">
                <text:p>0.561576354679803</text:p>
              </table:table-cell>
              <table:table-cell office:value-type="float" office:value="0.50615763546798">
                <text:p>0.50615763546798</text:p>
              </table:table-cell>
              <table:table-cell office:value-type="float" office:value="0.60960591133005">
                <text:p>0.60960591133005</text:p>
              </table:table-cell>
              <table:table-cell office:value-type="float" office:value="0.467980295566503">
                <text:p>0.467980295566503</text:p>
              </table:table-cell>
              <table:table-cell office:value-type="float" office:value="0.475369458128079">
                <text:p>0.475369458128079</text:p>
              </table:table-cell>
              <table:table-cell office:value-type="float" office:value="0.475369458128079">
                <text:p>0.475369458128079</text:p>
              </table:table-cell>
              <table:table-cell office:value-type="float" office:value="0.475369458128079">
                <text:p>0.475369458128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524096385542169">
                <text:p>0.524096385542169</text:p>
              </table:table-cell>
              <table:table-cell office:value-type="float" office:value="0.589156626506023">
                <text:p>0.589156626506023</text:p>
              </table:table-cell>
              <table:table-cell office:value-type="float" office:value="0.472289156626506">
                <text:p>0.472289156626506</text:p>
              </table:table-cell>
              <table:table-cell office:value-type="float" office:value="0.490361445783133">
                <text:p>0.490361445783133</text:p>
              </table:table-cell>
              <table:table-cell office:value-type="float" office:value="0.490361445783133">
                <text:p>0.490361445783133</text:p>
              </table:table-cell>
              <table:table-cell office:value-type="float" office:value="0.490361445783133">
                <text:p>0.490361445783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511792452830189">
                <text:p>0.511792452830189</text:p>
              </table:table-cell>
              <table:table-cell office:value-type="float" office:value="0.591981132075471">
                <text:p>0.591981132075471</text:p>
              </table:table-cell>
              <table:table-cell office:value-type="float" office:value="0.47877358490566">
                <text:p>0.47877358490566</text:p>
              </table:table-cell>
              <table:table-cell office:value-type="float" office:value="0.487028301886793">
                <text:p>0.487028301886793</text:p>
              </table:table-cell>
              <table:table-cell office:value-type="float" office:value="0.487028301886793">
                <text:p>0.487028301886793</text:p>
              </table:table-cell>
              <table:table-cell office:value-type="float" office:value="0.487028301886793">
                <text:p>0.48702830188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510392609699769">
                <text:p>0.510392609699769</text:p>
              </table:table-cell>
              <table:table-cell office:value-type="float" office:value="0.584295612009237">
                <text:p>0.584295612009237</text:p>
              </table:table-cell>
              <table:table-cell office:value-type="float" office:value="0.480369515011547">
                <text:p>0.480369515011547</text:p>
              </table:table-cell>
              <table:table-cell office:value-type="float" office:value="0.484988452655889">
                <text:p>0.484988452655889</text:p>
              </table:table-cell>
              <table:table-cell office:value-type="float" office:value="0.484988452655889">
                <text:p>0.484988452655889</text:p>
              </table:table-cell>
              <table:table-cell office:value-type="float" office:value="0.484988452655889">
                <text:p>0.484988452655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516968325791855">
                <text:p>0.516968325791855</text:p>
              </table:table-cell>
              <table:table-cell office:value-type="float" office:value="0.582579185520363">
                <text:p>0.582579185520363</text:p>
              </table:table-cell>
              <table:table-cell office:value-type="float" office:value="0.481900452488688">
                <text:p>0.481900452488688</text:p>
              </table:table-cell>
              <table:table-cell office:value-type="float" office:value="0.48868778280543">
                <text:p>0.48868778280543</text:p>
              </table:table-cell>
              <table:table-cell office:value-type="float" office:value="0.48868778280543">
                <text:p>0.48868778280543</text:p>
              </table:table-cell>
              <table:table-cell office:value-type="float" office:value="0.48868778280543">
                <text:p>0.48868778280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1330376940133">
                <text:p>0.51330376940133</text:p>
              </table:table-cell>
              <table:table-cell office:value-type="float" office:value="0.57760532150776">
                <text:p>0.57760532150776</text:p>
              </table:table-cell>
              <table:table-cell office:value-type="float" office:value="0.478935698447894">
                <text:p>0.478935698447894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541304347826087">
                <text:p>0.541304347826087</text:p>
              </table:table-cell>
              <table:table-cell office:value-type="float" office:value="0.518478260869565">
                <text:p>0.518478260869565</text:p>
              </table:table-cell>
              <table:table-cell office:value-type="float" office:value="0.570652173913044">
                <text:p>0.570652173913044</text:p>
              </table:table-cell>
              <table:table-cell office:value-type="float" office:value="0.495652173913043">
                <text:p>0.495652173913043</text:p>
              </table:table-cell>
              <table:table-cell office:value-type="float" office:value="0.483695652173913">
                <text:p>0.483695652173913</text:p>
              </table:table-cell>
              <table:table-cell office:value-type="float" office:value="0.483695652173913">
                <text:p>0.483695652173913</text:p>
              </table:table-cell>
              <table:table-cell office:value-type="float" office:value="0.483695652173913">
                <text:p>0.483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507462686567164">
                <text:p>0.507462686567164</text:p>
              </table:table-cell>
              <table:table-cell office:value-type="float" office:value="0.57995735607676">
                <text:p>0.57995735607676</text:p>
              </table:table-cell>
              <table:table-cell office:value-type="float" office:value="0.498933901918976">
                <text:p>0.498933901918976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486140724946695">
                <text:p>0.486140724946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539748953974895">
                <text:p>0.539748953974895</text:p>
              </table:table-cell>
              <table:table-cell office:value-type="float" office:value="0.51255230125523">
                <text:p>0.51255230125523</text:p>
              </table:table-cell>
              <table:table-cell office:value-type="float" office:value="0.573221757322175">
                <text:p>0.573221757322175</text:p>
              </table:table-cell>
              <table:table-cell office:value-type="float" office:value="0.49163179916318">
                <text:p>0.49163179916318</text:p>
              </table:table-cell>
              <table:table-cell office:value-type="float" office:value="0.486401673640167">
                <text:p>0.486401673640167</text:p>
              </table:table-cell>
              <table:table-cell office:value-type="float" office:value="0.486401673640167">
                <text:p>0.486401673640167</text:p>
              </table:table-cell>
              <table:table-cell office:value-type="float" office:value="0.486401673640167">
                <text:p>0.486401673640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535934291581109">
                <text:p>0.535934291581109</text:p>
              </table:table-cell>
              <table:table-cell office:value-type="float" office:value="0.507186858316222">
                <text:p>0.507186858316222</text:p>
              </table:table-cell>
              <table:table-cell office:value-type="float" office:value="0.570841889117043">
                <text:p>0.570841889117043</text:p>
              </table:table-cell>
              <table:table-cell office:value-type="float" office:value="0.48870636550308">
                <text:p>0.48870636550308</text:p>
              </table:table-cell>
              <table:table-cell office:value-type="float" office:value="0.491786447638604">
                <text:p>0.491786447638604</text:p>
              </table:table-cell>
              <table:table-cell office:value-type="float" office:value="0.491786447638604">
                <text:p>0.491786447638604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306451612903">
                <text:p>0.538306451612903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0.554435483870967">
                <text:p>0.554435483870967</text:p>
              </table:table-cell>
              <table:table-cell office:value-type="float" office:value="0.481854838709678">
                <text:p>0.481854838709678</text:p>
              </table:table-cell>
              <table:table-cell office:value-type="float" office:value="0.493951612903226">
                <text:p>0.493951612903226</text:p>
              </table:table-cell>
              <table:table-cell office:value-type="float" office:value="0.493951612903226">
                <text:p>0.493951612903226</text:p>
              </table:table-cell>
              <table:table-cell office:value-type="float" office:value="0.493951612903226">
                <text:p>0.493951612903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528712871287129">
                <text:p>0.528712871287129</text:p>
              </table:table-cell>
              <table:table-cell office:value-type="float" office:value="0.513861386138614">
                <text:p>0.513861386138614</text:p>
              </table:table-cell>
              <table:table-cell office:value-type="float" office:value="0.555445544554456">
                <text:p>0.555445544554456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531128404669261">
                <text:p>0.531128404669261</text:p>
              </table:table-cell>
              <table:table-cell office:value-type="float" office:value="0.512645914396887">
                <text:p>0.512645914396887</text:p>
              </table:table-cell>
              <table:table-cell office:value-type="float" office:value="0.555447470817121">
                <text:p>0.555447470817121</text:p>
              </table:table-cell>
              <table:table-cell office:value-type="float" office:value="0.496108949416342">
                <text:p>0.496108949416342</text:p>
              </table:table-cell>
              <table:table-cell office:value-type="float" office:value="0.487354085603113">
                <text:p>0.487354085603113</text:p>
              </table:table-cell>
              <table:table-cell office:value-type="float" office:value="0.487354085603113">
                <text:p>0.487354085603113</text:p>
              </table:table-cell>
              <table:table-cell office:value-type="float" office:value="0.487354085603113">
                <text:p>0.487354085603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3460803059273">
                <text:p>0.533460803059273</text:p>
              </table:table-cell>
              <table:table-cell office:value-type="float" office:value="0.527724665391969">
                <text:p>0.527724665391969</text:p>
              </table:table-cell>
              <table:table-cell office:value-type="float" office:value="0.509560229445507">
                <text:p>0.509560229445507</text:p>
              </table:table-cell>
              <table:table-cell office:value-type="float" office:value="0.551625239005735">
                <text:p>0.551625239005735</text:p>
              </table:table-cell>
              <table:table-cell office:value-type="float" office:value="0.493307839388145">
                <text:p>0.493307839388145</text:p>
              </table:table-cell>
              <table:table-cell office:value-type="float" office:value="0.486615678776291">
                <text:p>0.486615678776291</text:p>
              </table:table-cell>
              <table:table-cell office:value-type="float" office:value="0.486615678776291">
                <text:p>0.486615678776291</text:p>
              </table:table-cell>
              <table:table-cell office:value-type="float" office:value="0.486615678776291">
                <text:p>0.486615678776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24436090225564">
                <text:p>0.524436090225564</text:p>
              </table:table-cell>
              <table:table-cell office:value-type="float" office:value="0.509398496240602">
                <text:p>0.509398496240602</text:p>
              </table:table-cell>
              <table:table-cell office:value-type="float" office:value="0.550751879699248">
                <text:p>0.550751879699248</text:p>
              </table:table-cell>
              <table:table-cell office:value-type="float" office:value="0.492481203007519">
                <text:p>0.492481203007519</text:p>
              </table:table-cell>
              <table:table-cell office:value-type="float" office:value="0.493421052631579">
                <text:p>0.493421052631579</text:p>
              </table:table-cell>
              <table:table-cell office:value-type="float" office:value="0.493421052631579">
                <text:p>0.493421052631579</text:p>
              </table:table-cell>
              <table:table-cell office:value-type="float" office:value="0.493421052631579">
                <text:p>0.49342105263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2347504621072">
                <text:p>0.532347504621072</text:p>
              </table:table-cell>
              <table:table-cell office:value-type="float" office:value="0.526802218114603">
                <text:p>0.526802218114603</text:p>
              </table:table-cell>
              <table:table-cell office:value-type="float" office:value="0.511090573012939">
                <text:p>0.511090573012939</text:p>
              </table:table-cell>
              <table:table-cell office:value-type="float" office:value="0.548059149722736">
                <text:p>0.548059149722736</text:p>
              </table:table-cell>
              <table:table-cell office:value-type="float" office:value="0.497227356746765">
                <text:p>0.497227356746765</text:p>
              </table:table-cell>
              <table:table-cell office:value-type="float" office:value="0.482439926062847">
                <text:p>0.482439926062847</text:p>
              </table:table-cell>
              <table:table-cell office:value-type="float" office:value="0.482439926062847">
                <text:p>0.482439926062847</text:p>
              </table:table-cell>
              <table:table-cell office:value-type="float" office:value="0.482439926062847">
                <text:p>0.482439926062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9090909090909">
                <text:p>0.529090909090909</text:p>
              </table:table-cell>
              <table:table-cell office:value-type="float" office:value="0.523636363636364">
                <text:p>0.523636363636364</text:p>
              </table:table-cell>
              <table:table-cell office:value-type="float" office:value="0.506363636363636">
                <text:p>0.506363636363636</text:p>
              </table:table-cell>
              <table:table-cell office:value-type="float" office:value="0.546363636363637">
                <text:p>0.546363636363637</text:p>
              </table:table-cell>
              <table:table-cell office:value-type="float" office:value="0.503636363636364">
                <text:p>0.503636363636364</text:p>
              </table:table-cell>
              <table:table-cell office:value-type="float" office:value="0.483636363636364">
                <text:p>0.483636363636364</text:p>
              </table:table-cell>
              <table:table-cell office:value-type="float" office:value="0.483636363636364">
                <text:p>0.483636363636364</text:p>
              </table:table-cell>
              <table:table-cell office:value-type="float" office:value="0.483636363636364">
                <text:p>0.48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305903398927">
                <text:p>0.531305903398927</text:p>
              </table:table-cell>
              <table:table-cell office:value-type="float" office:value="0.520572450805009">
                <text:p>0.520572450805009</text:p>
              </table:table-cell>
              <table:table-cell office:value-type="float" office:value="0.505366726296959">
                <text:p>0.505366726296959</text:p>
              </table:table-cell>
              <table:table-cell office:value-type="float" office:value="0.546511627906977">
                <text:p>0.546511627906977</text:p>
              </table:table-cell>
              <table:table-cell office:value-type="float" office:value="0.48479427549195">
                <text:p>0.48479427549195</text:p>
              </table:table-cell>
              <table:table-cell office:value-type="float" office:value="0.491055456171735">
                <text:p>0.491055456171735</text:p>
              </table:table-cell>
              <table:table-cell office:value-type="float" office:value="0.491055456171735">
                <text:p>0.491055456171735</text:p>
              </table:table-cell>
              <table:table-cell office:value-type="float" office:value="0.491055456171735">
                <text:p>0.491055456171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522887323943662">
                <text:p>0.522887323943662</text:p>
              </table:table-cell>
              <table:table-cell office:value-type="float" office:value="0.505281690140845">
                <text:p>0.505281690140845</text:p>
              </table:table-cell>
              <table:table-cell office:value-type="float" office:value="0.545774647887324">
                <text:p>0.545774647887324</text:p>
              </table:table-cell>
              <table:table-cell office:value-type="float" office:value="0.494718309859155">
                <text:p>0.494718309859155</text:p>
              </table:table-cell>
              <table:table-cell office:value-type="float" office:value="0.492077464788732">
                <text:p>0.492077464788732</text:p>
              </table:table-cell>
              <table:table-cell office:value-type="float" office:value="0.492077464788732">
                <text:p>0.492077464788732</text:p>
              </table:table-cell>
              <table:table-cell office:value-type="float" office:value="0.492077464788732">
                <text:p>0.4920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0329289428076">
                <text:p>0.530329289428076</text:p>
              </table:table-cell>
              <table:table-cell office:value-type="float" office:value="0.519930675909879">
                <text:p>0.519930675909879</text:p>
              </table:table-cell>
              <table:table-cell office:value-type="float" office:value="0.509532062391681">
                <text:p>0.509532062391681</text:p>
              </table:table-cell>
              <table:table-cell office:value-type="float" office:value="0.540727902946274">
                <text:p>0.540727902946274</text:p>
              </table:table-cell>
              <table:table-cell office:value-type="float" office:value="0.493934142114385">
                <text:p>0.493934142114385</text:p>
              </table:table-cell>
              <table:table-cell office:value-type="float" office:value="0.490467937608319">
                <text:p>0.490467937608319</text:p>
              </table:table-cell>
              <table:table-cell office:value-type="float" office:value="0.490467937608319">
                <text:p>0.490467937608319</text:p>
              </table:table-cell>
              <table:table-cell office:value-type="float" office:value="0.490467937608319">
                <text:p>0.490467937608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7303754266212">
                <text:p>0.527303754266212</text:p>
              </table:table-cell>
              <table:table-cell office:value-type="float" office:value="0.51877133105802">
                <text:p>0.51877133105802</text:p>
              </table:table-cell>
              <table:table-cell office:value-type="float" office:value="0.510238907849829">
                <text:p>0.510238907849829</text:p>
              </table:table-cell>
              <table:table-cell office:value-type="float" office:value="0.535836177474403">
                <text:p>0.535836177474403</text:p>
              </table:table-cell>
              <table:table-cell office:value-type="float" office:value="0.5">
                <text:p>0.5</text:p>
              </table:table-cell>
              <table:table-cell office:value-type="float" office:value="0.489761092150171">
                <text:p>0.489761092150171</text:p>
              </table:table-cell>
              <table:table-cell office:value-type="float" office:value="0.489761092150171">
                <text:p>0.489761092150171</text:p>
              </table:table-cell>
              <table:table-cell office:value-type="float" office:value="0.489761092150171">
                <text:p>0.48976109215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21008403361345">
                <text:p>0.521008403361345</text:p>
              </table:table-cell>
              <table:table-cell office:value-type="float" office:value="0.505882352941176">
                <text:p>0.505882352941176</text:p>
              </table:table-cell>
              <table:table-cell office:value-type="float" office:value="0.544537815126051">
                <text:p>0.544537815126051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489075630252101">
                <text:p>0.489075630252101</text:p>
              </table:table-cell>
              <table:table-cell office:value-type="float" office:value="0.489075630252101">
                <text:p>0.489075630252101</text:p>
              </table:table-cell>
              <table:table-cell office:value-type="float" office:value="0.489075630252101">
                <text:p>0.48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6490066225166">
                <text:p>0.526490066225166</text:p>
              </table:table-cell>
              <table:table-cell office:value-type="float" office:value="0.518211920529801">
                <text:p>0.518211920529801</text:p>
              </table:table-cell>
              <table:table-cell office:value-type="float" office:value="0.513245033112583">
                <text:p>0.513245033112583</text:p>
              </table:table-cell>
              <table:table-cell office:value-type="float" office:value="0.531456953642384">
                <text:p>0.531456953642384</text:p>
              </table:table-cell>
              <table:table-cell office:value-type="float" office:value="0.485099337748344">
                <text:p>0.485099337748344</text:p>
              </table:table-cell>
              <table:table-cell office:value-type="float" office:value="0.490066225165563">
                <text:p>0.490066225165563</text:p>
              </table:table-cell>
              <table:table-cell office:value-type="float" office:value="0.490066225165563">
                <text:p>0.490066225165563</text:p>
              </table:table-cell>
              <table:table-cell office:value-type="float" office:value="0.490066225165563">
                <text:p>0.490066225165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8548123980424">
                <text:p>0.528548123980424</text:p>
              </table:table-cell>
              <table:table-cell office:value-type="float" office:value="0.515497553017944">
                <text:p>0.515497553017944</text:p>
              </table:table-cell>
              <table:table-cell office:value-type="float" office:value="0.512234910277325">
                <text:p>0.512234910277325</text:p>
              </table:table-cell>
              <table:table-cell office:value-type="float" office:value="0.531810766721043">
                <text:p>0.531810766721043</text:p>
              </table:table-cell>
              <table:table-cell office:value-type="float" office:value="0.492659053833605">
                <text:p>0.492659053833605</text:p>
              </table:table-cell>
              <table:table-cell office:value-type="float" office:value="0.49673735725938">
                <text:p>0.49673735725938</text:p>
              </table:table-cell>
              <table:table-cell office:value-type="float" office:value="0.49673735725938">
                <text:p>0.49673735725938</text:p>
              </table:table-cell>
              <table:table-cell office:value-type="float" office:value="0.49673735725938">
                <text:p>0.49673735725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572347266881">
                <text:p>0.52572347266881</text:p>
              </table:table-cell>
              <table:table-cell office:value-type="float" office:value="0.517684887459807">
                <text:p>0.517684887459807</text:p>
              </table:table-cell>
              <table:table-cell office:value-type="float" office:value="0.506430868167203">
                <text:p>0.506430868167203</text:p>
              </table:table-cell>
              <table:table-cell office:value-type="float" office:value="0.536977491961414">
                <text:p>0.536977491961414</text:p>
              </table:table-cell>
              <table:table-cell office:value-type="float" office:value="0.491961414790997">
                <text:p>0.491961414790997</text:p>
              </table:table-cell>
              <table:table-cell office:value-type="float" office:value="0.492765273311897">
                <text:p>0.492765273311897</text:p>
              </table:table-cell>
              <table:table-cell office:value-type="float" office:value="0.492765273311897">
                <text:p>0.492765273311897</text:p>
              </table:table-cell>
              <table:table-cell office:value-type="float" office:value="0.492765273311897">
                <text:p>0.492765273311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29793977813">
                <text:p>0.5229793977813</text:p>
              </table:table-cell>
              <table:table-cell office:value-type="float" office:value="0.515055467511886">
                <text:p>0.515055467511886</text:p>
              </table:table-cell>
              <table:table-cell office:value-type="float" office:value="0.511093502377179">
                <text:p>0.511093502377179</text:p>
              </table:table-cell>
              <table:table-cell office:value-type="float" office:value="0.526941362916007">
                <text:p>0.526941362916007</text:p>
              </table:table-cell>
              <table:table-cell office:value-type="float" office:value="0.48811410459588">
                <text:p>0.48811410459588</text:p>
              </table:table-cell>
              <table:table-cell office:value-type="float" office:value="0.49445324881141">
                <text:p>0.49445324881141</text:p>
              </table:table-cell>
              <table:table-cell office:value-type="float" office:value="0.49445324881141">
                <text:p>0.49445324881141</text:p>
              </table:table-cell>
              <table:table-cell office:value-type="float" office:value="0.49445324881141">
                <text:p>0.49445324881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5">
                <text:p>0.525</text:p>
              </table:table-cell>
              <table:table-cell office:value-type="float" office:value="0.5171875">
                <text:p>0.5171875</text:p>
              </table:table-cell>
              <table:table-cell office:value-type="float" office:value="0.51328125">
                <text:p>0.51328125</text:p>
              </table:table-cell>
              <table:table-cell office:value-type="float" office:value="0.52890625">
                <text:p>0.52890625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03125">
                <text:p>0.503125</text:p>
              </table:table-cell>
              <table:table-cell office:value-type="float" office:value="0.503125">
                <text:p>0.503125</text:p>
              </table:table-cell>
              <table:table-cell office:value-type="float" office:value="0.503125">
                <text:p>0.5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3882896764253">
                <text:p>0.523882896764253</text:p>
              </table:table-cell>
              <table:table-cell office:value-type="float" office:value="0.514637904468413">
                <text:p>0.514637904468413</text:p>
              </table:table-cell>
              <table:table-cell office:value-type="float" office:value="0.51386748844376">
                <text:p>0.51386748844376</text:p>
              </table:table-cell>
              <table:table-cell office:value-type="float" office:value="0.524653312788906">
                <text:p>0.524653312788906</text:p>
              </table:table-cell>
              <table:table-cell office:value-type="float" office:value="0.486902927580894">
                <text:p>0.486902927580894</text:p>
              </table:table-cell>
              <table:table-cell office:value-type="float" office:value="0.494607087827427">
                <text:p>0.494607087827427</text:p>
              </table:table-cell>
              <table:table-cell office:value-type="float" office:value="0.494607087827427">
                <text:p>0.494607087827427</text:p>
              </table:table-cell>
              <table:table-cell office:value-type="float" office:value="0.494607087827427">
                <text:p>0.494607087827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5835866261398">
                <text:p>0.525835866261398</text:p>
              </table:table-cell>
              <table:table-cell office:value-type="float" office:value="0.519756838905775">
                <text:p>0.519756838905775</text:p>
              </table:table-cell>
              <table:table-cell office:value-type="float" office:value="0.513677811550152">
                <text:p>0.513677811550152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0.498480243161094">
                <text:p>0.498480243161094</text:p>
              </table:table-cell>
              <table:table-cell office:value-type="float" office:value="0.499240121580547">
                <text:p>0.499240121580547</text:p>
              </table:table-cell>
              <table:table-cell office:value-type="float" office:value="0.499240121580547">
                <text:p>0.499240121580547</text:p>
              </table:table-cell>
              <table:table-cell office:value-type="float" office:value="0.499240121580547">
                <text:p>0.499240121580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3238380809595">
                <text:p>0.52323838080959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509745127436282">
                <text:p>0.509745127436282</text:p>
              </table:table-cell>
              <table:table-cell office:value-type="float" office:value="0.530734632683658">
                <text:p>0.530734632683658</text:p>
              </table:table-cell>
              <table:table-cell office:value-type="float" office:value="0.497751124437781">
                <text:p>0.49775112443778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2189349112426">
                <text:p>0.522189349112426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507396449704142">
                <text:p>0.507396449704142</text:p>
              </table:table-cell>
              <table:table-cell office:value-type="float" office:value="0.534023668639053">
                <text:p>0.534023668639053</text:p>
              </table:table-cell>
              <table:table-cell office:value-type="float" office:value="0.498520710059172">
                <text:p>0.498520710059172</text:p>
              </table:table-cell>
              <table:table-cell office:value-type="float" office:value="0.495562130177515">
                <text:p>0.495562130177515</text:p>
              </table:table-cell>
              <table:table-cell office:value-type="float" office:value="0.495562130177515">
                <text:p>0.495562130177515</text:p>
              </table:table-cell>
              <table:table-cell office:value-type="float" office:value="0.495562130177515">
                <text:p>0.495562130177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970802919708">
                <text:p>0.51970802919708</text:p>
              </table:table-cell>
              <table:table-cell office:value-type="float" office:value="0.518248175182482">
                <text:p>0.518248175182482</text:p>
              </table:table-cell>
              <table:table-cell office:value-type="float" office:value="0.51021897810219">
                <text:p>0.51021897810219</text:p>
              </table:table-cell>
              <table:table-cell office:value-type="float" office:value="0.527737226277372">
                <text:p>0.527737226277372</text:p>
              </table:table-cell>
              <table:table-cell office:value-type="float" office:value="0.496350364963504">
                <text:p>0.496350364963504</text:p>
              </table:table-cell>
              <table:table-cell office:value-type="float" office:value="0.493430656934307">
                <text:p>0.493430656934307</text:p>
              </table:table-cell>
              <table:table-cell office:value-type="float" office:value="0.493430656934307">
                <text:p>0.493430656934307</text:p>
              </table:table-cell>
              <table:table-cell office:value-type="float" office:value="0.493430656934307">
                <text:p>0.493430656934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3054755043228">
                <text:p>0.523054755043228</text:p>
              </table:table-cell>
              <table:table-cell office:value-type="float" office:value="0.520172910662824">
                <text:p>0.520172910662824</text:p>
              </table:table-cell>
              <table:table-cell office:value-type="float" office:value="0.513688760806916">
                <text:p>0.513688760806916</text:p>
              </table:table-cell>
              <table:table-cell office:value-type="float" office:value="0.529538904899136">
                <text:p>0.529538904899136</text:p>
              </table:table-cell>
              <table:table-cell office:value-type="float" office:value="0.501440922190202">
                <text:p>0.501440922190202</text:p>
              </table:table-cell>
              <table:table-cell office:value-type="float" office:value="0.504322766570605">
                <text:p>0.504322766570605</text:p>
              </table:table-cell>
              <table:table-cell office:value-type="float" office:value="0.504322766570605">
                <text:p>0.504322766570605</text:p>
              </table:table-cell>
              <table:table-cell office:value-type="float" office:value="0.504322766570605">
                <text:p>0.504322766570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0625889046942">
                <text:p>0.520625889046942</text:p>
              </table:table-cell>
              <table:table-cell office:value-type="float" office:value="0.51778093883357">
                <text:p>0.51778093883357</text:p>
              </table:table-cell>
              <table:table-cell office:value-type="float" office:value="0.508534850640114">
                <text:p>0.508534850640114</text:p>
              </table:table-cell>
              <table:table-cell office:value-type="float" office:value="0.529871977240398">
                <text:p>0.529871977240398</text:p>
              </table:table-cell>
              <table:table-cell office:value-type="float" office:value="0.499288762446657">
                <text:p>0.499288762446657</text:p>
              </table:table-cell>
              <table:table-cell office:value-type="float" office:value="0.502133712660029">
                <text:p>0.502133712660029</text:p>
              </table:table-cell>
              <table:table-cell office:value-type="float" office:value="0.502133712660029">
                <text:p>0.502133712660029</text:p>
              </table:table-cell>
              <table:table-cell office:value-type="float" office:value="0.502133712660029">
                <text:p>0.50213371266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8258426966292">
                <text:p>0.518258426966292</text:p>
              </table:table-cell>
              <table:table-cell office:value-type="float" office:value="0.515449438202247">
                <text:p>0.515449438202247</text:p>
              </table:table-cell>
              <table:table-cell office:value-type="float" office:value="0.511938202247191">
                <text:p>0.511938202247191</text:p>
              </table:table-cell>
              <table:table-cell office:value-type="float" office:value="0.521769662921348">
                <text:p>0.521769662921348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7337031900139">
                <text:p>0.517337031900139</text:p>
              </table:table-cell>
              <table:table-cell office:value-type="float" office:value="0.513176144244105">
                <text:p>0.513176144244105</text:p>
              </table:table-cell>
              <table:table-cell office:value-type="float" office:value="0.510402219140083">
                <text:p>0.510402219140083</text:p>
              </table:table-cell>
              <table:table-cell office:value-type="float" office:value="0.520110957004161">
                <text:p>0.520110957004161</text:p>
              </table:table-cell>
              <table:table-cell office:value-type="float" office:value="0.500693481276005">
                <text:p>0.500693481276005</text:p>
              </table:table-cell>
              <table:table-cell office:value-type="float" office:value="0.502080443828017">
                <text:p>0.502080443828017</text:p>
              </table:table-cell>
              <table:table-cell office:value-type="float" office:value="0.502080443828017">
                <text:p>0.502080443828017</text:p>
              </table:table-cell>
              <table:table-cell office:value-type="float" office:value="0.502080443828017">
                <text:p>0.502080443828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16438356164384">
                <text:p>0.516438356164384</text:p>
              </table:table-cell>
              <table:table-cell office:value-type="float" office:value="0.510958904109589">
                <text:p>0.510958904109589</text:p>
              </table:table-cell>
              <table:table-cell office:value-type="float" office:value="0.526027397260274">
                <text:p>0.526027397260274</text:p>
              </table:table-cell>
              <table:table-cell office:value-type="float" office:value="0.5">
                <text:p>0.5</text:p>
              </table:table-cell>
              <table:table-cell office:value-type="float" office:value="0.503424657534247">
                <text:p>0.503424657534247</text:p>
              </table:table-cell>
              <table:table-cell office:value-type="float" office:value="0.503424657534247">
                <text:p>0.503424657534247</text:p>
              </table:table-cell>
              <table:table-cell office:value-type="float" office:value="0.503424657534247">
                <text:p>0.503424657534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8267929634641">
                <text:p>0.518267929634641</text:p>
              </table:table-cell>
              <table:table-cell office:value-type="float" office:value="0.515561569688769">
                <text:p>0.515561569688769</text:p>
              </table:table-cell>
              <table:table-cell office:value-type="float" office:value="0.509472259810555">
                <text:p>0.509472259810555</text:p>
              </table:table-cell>
              <table:table-cell office:value-type="float" office:value="0.524357239512855">
                <text:p>0.524357239512855</text:p>
              </table:table-cell>
              <table:table-cell office:value-type="float" office:value="0.497970230040595">
                <text:p>0.497970230040595</text:p>
              </table:table-cell>
              <table:table-cell office:value-type="float" office:value="0.505412719891746">
                <text:p>0.505412719891746</text:p>
              </table:table-cell>
              <table:table-cell office:value-type="float" office:value="0.505412719891746">
                <text:p>0.505412719891746</text:p>
              </table:table-cell>
              <table:table-cell office:value-type="float" office:value="0.505412719891746">
                <text:p>0.505412719891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727272727273">
                <text:p>0.522727272727273</text:p>
              </table:table-cell>
              <table:table-cell office:value-type="float" office:value="0.518716577540107">
                <text:p>0.518716577540107</text:p>
              </table:table-cell>
              <table:table-cell office:value-type="float" office:value="0.507352941176471">
                <text:p>0.507352941176471</text:p>
              </table:table-cell>
              <table:table-cell office:value-type="float" office:value="0.534090909090909">
                <text:p>0.534090909090909</text:p>
              </table:table-cell>
              <table:table-cell office:value-type="float" office:value="0.49331550802139">
                <text:p>0.49331550802139</text:p>
              </table:table-cell>
              <table:table-cell office:value-type="float" office:value="0.501336898395722">
                <text:p>0.501336898395722</text:p>
              </table:table-cell>
              <table:table-cell office:value-type="float" office:value="0.501336898395722">
                <text:p>0.501336898395722</text:p>
              </table:table-cell>
              <table:table-cell office:value-type="float" office:value="0.501336898395722">
                <text:p>0.501336898395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512549537648613">
                <text:p>0.512549537648613</text:p>
              </table:table-cell>
              <table:table-cell office:value-type="float" office:value="0.512549537648613">
                <text:p>0.512549537648613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498018494055482">
                <text:p>0.498018494055482</text:p>
              </table:table-cell>
              <table:table-cell office:value-type="float" office:value="0.507265521796565">
                <text:p>0.507265521796565</text:p>
              </table:table-cell>
              <table:table-cell office:value-type="float" office:value="0.507265521796565">
                <text:p>0.507265521796565</text:p>
              </table:table-cell>
              <table:table-cell office:value-type="float" office:value="0.507265521796565">
                <text:p>0.507265521796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276762402089">
                <text:p>0.518276762402089</text:p>
              </table:table-cell>
              <table:table-cell office:value-type="float" office:value="0.515665796344647">
                <text:p>0.515665796344647</text:p>
              </table:table-cell>
              <table:table-cell office:value-type="float" office:value="0.512402088772846">
                <text:p>0.512402088772846</text:p>
              </table:table-cell>
              <table:table-cell office:value-type="float" office:value="0.52154046997389">
                <text:p>0.52154046997389</text:p>
              </table:table-cell>
              <table:table-cell office:value-type="float" office:value="0.497389033942559">
                <text:p>0.497389033942559</text:p>
              </table:table-cell>
              <table:table-cell office:value-type="float" office:value="0.501958224543081">
                <text:p>0.501958224543081</text:p>
              </table:table-cell>
              <table:table-cell office:value-type="float" office:value="0.501958224543081">
                <text:p>0.501958224543081</text:p>
              </table:table-cell>
              <table:table-cell office:value-type="float" office:value="0.501958224543081">
                <text:p>0.501958224543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1290322580645">
                <text:p>0.521290322580645</text:p>
              </table:table-cell>
              <table:table-cell office:value-type="float" office:value="0.513548387096774">
                <text:p>0.513548387096774</text:p>
              </table:table-cell>
              <table:table-cell office:value-type="float" office:value="0.508387096774194">
                <text:p>0.508387096774194</text:p>
              </table:table-cell>
              <table:table-cell office:value-type="float" office:value="0.526451612903225">
                <text:p>0.526451612903225</text:p>
              </table:table-cell>
              <table:table-cell office:value-type="float" office:value="0.500645161290322">
                <text:p>0.500645161290322</text:p>
              </table:table-cell>
              <table:table-cell office:value-type="float" office:value="0.492258064516129">
                <text:p>0.492258064516129</text:p>
              </table:table-cell>
              <table:table-cell office:value-type="float" office:value="0.492258064516129">
                <text:p>0.492258064516129</text:p>
              </table:table-cell>
              <table:table-cell office:value-type="float" office:value="0.492258064516129">
                <text:p>0.492258064516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4234693877551">
                <text:p>0.524234693877551</text:p>
              </table:table-cell>
              <table:table-cell office:value-type="float" office:value="0.516581632653061">
                <text:p>0.516581632653061</text:p>
              </table:table-cell>
              <table:table-cell office:value-type="float" office:value="0.509566326530612">
                <text:p>0.509566326530612</text:p>
              </table:table-cell>
              <table:table-cell office:value-type="float" office:value="0.53125">
                <text:p>0.53125</text:p>
              </table:table-cell>
              <table:table-cell office:value-type="float" office:value="0.497448979591837">
                <text:p>0.497448979591837</text:p>
              </table:table-cell>
              <table:table-cell office:value-type="float" office:value="0.49234693877551">
                <text:p>0.49234693877551</text:p>
              </table:table-cell>
              <table:table-cell office:value-type="float" office:value="0.49234693877551">
                <text:p>0.49234693877551</text:p>
              </table:table-cell>
              <table:table-cell office:value-type="float" office:value="0.49234693877551">
                <text:p>0.49234693877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3329129886507">
                <text:p>0.523329129886507</text:p>
              </table:table-cell>
              <table:table-cell office:value-type="float" office:value="0.514501891551072">
                <text:p>0.514501891551072</text:p>
              </table:table-cell>
              <table:table-cell office:value-type="float" office:value="0.506935687263556">
                <text:p>0.506935687263556</text:p>
              </table:table-cell>
              <table:table-cell office:value-type="float" office:value="0.530895334174023">
                <text:p>0.530895334174023</text:p>
              </table:table-cell>
              <table:table-cell office:value-type="float" office:value="0.496847414880202">
                <text:p>0.496847414880202</text:p>
              </table:table-cell>
              <table:table-cell office:value-type="float" office:value="0.491172761664565">
                <text:p>0.491172761664565</text:p>
              </table:table-cell>
              <table:table-cell office:value-type="float" office:value="0.491172761664565">
                <text:p>0.491172761664565</text:p>
              </table:table-cell>
              <table:table-cell office:value-type="float" office:value="0.491172761664565">
                <text:p>0.49117276166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1197007481297">
                <text:p>0.521197007481297</text:p>
              </table:table-cell>
              <table:table-cell office:value-type="float" office:value="0.512468827930175">
                <text:p>0.512468827930175</text:p>
              </table:table-cell>
              <table:table-cell office:value-type="float" office:value="0.511845386533666">
                <text:p>0.511845386533666</text:p>
              </table:table-cell>
              <table:table-cell office:value-type="float" office:value="0.521820448877806">
                <text:p>0.521820448877806</text:p>
              </table:table-cell>
              <table:table-cell office:value-type="float" office:value="0.5">
                <text:p>0.5</text:p>
              </table:table-cell>
              <table:table-cell office:value-type="float" office:value="0.490648379052369">
                <text:p>0.490648379052369</text:p>
              </table:table-cell>
              <table:table-cell office:value-type="float" office:value="0.490648379052369">
                <text:p>0.490648379052369</text:p>
              </table:table-cell>
              <table:table-cell office:value-type="float" office:value="0.490648379052369">
                <text:p>0.49064837905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112207151665">
                <text:p>0.519112207151665</text:p>
              </table:table-cell>
              <table:table-cell office:value-type="float" office:value="0.515413070283601">
                <text:p>0.515413070283601</text:p>
              </table:table-cell>
              <table:table-cell office:value-type="float" office:value="0.507398273736128">
                <text:p>0.507398273736128</text:p>
              </table:table-cell>
              <table:table-cell office:value-type="float" office:value="0.527127003699138">
                <text:p>0.527127003699138</text:p>
              </table:table-cell>
              <table:table-cell office:value-type="float" office:value="0.498150431565968">
                <text:p>0.498150431565968</text:p>
              </table:table-cell>
              <table:table-cell office:value-type="float" office:value="0.490135635018496">
                <text:p>0.490135635018496</text:p>
              </table:table-cell>
              <table:table-cell office:value-type="float" office:value="0.490135635018496">
                <text:p>0.490135635018496</text:p>
              </table:table-cell>
              <table:table-cell office:value-type="float" office:value="0.490135635018496">
                <text:p>0.490135635018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1951219512195">
                <text:p>0.521951219512195</text:p>
              </table:table-cell>
              <table:table-cell office:value-type="float" office:value="0.513414634146341">
                <text:p>0.513414634146341</text:p>
              </table:table-cell>
              <table:table-cell office:value-type="float" office:value="0.507926829268293">
                <text:p>0.507926829268293</text:p>
              </table:table-cell>
              <table:table-cell office:value-type="float" office:value="0.527439024390243">
                <text:p>0.527439024390243</text:p>
              </table:table-cell>
              <table:table-cell office:value-type="float" office:value="0.492682926829268">
                <text:p>0.492682926829268</text:p>
              </table:table-cell>
              <table:table-cell office:value-type="float" office:value="0.492073170731707">
                <text:p>0.492073170731707</text:p>
              </table:table-cell>
              <table:table-cell office:value-type="float" office:value="0.492073170731707">
                <text:p>0.492073170731707</text:p>
              </table:table-cell>
              <table:table-cell office:value-type="float" office:value="0.492073170731707">
                <text:p>0.49207317073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1109770808203">
                <text:p>0.521109770808203</text:p>
              </table:table-cell>
              <table:table-cell office:value-type="float" office:value="0.51145958986731">
                <text:p>0.51145958986731</text:p>
              </table:table-cell>
              <table:table-cell office:value-type="float" office:value="0.510856453558504">
                <text:p>0.510856453558504</text:p>
              </table:table-cell>
              <table:table-cell office:value-type="float" office:value="0.521712907117009">
                <text:p>0.521712907117009</text:p>
              </table:table-cell>
              <table:table-cell office:value-type="float" office:value="0.494571773220748">
                <text:p>0.494571773220748</text:p>
              </table:table-cell>
              <table:table-cell office:value-type="float" office:value="0.489143546441496">
                <text:p>0.489143546441496</text:p>
              </table:table-cell>
              <table:table-cell office:value-type="float" office:value="0.489143546441496">
                <text:p>0.489143546441496</text:p>
              </table:table-cell>
              <table:table-cell office:value-type="float" office:value="0.489143546441496">
                <text:p>0.489143546441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909307875895">
                <text:p>0.51909307875895</text:p>
              </table:table-cell>
              <table:table-cell office:value-type="float" office:value="0.514319809069212">
                <text:p>0.514319809069212</text:p>
              </table:table-cell>
              <table:table-cell office:value-type="float" office:value="0.505369928400955">
                <text:p>0.505369928400955</text:p>
              </table:table-cell>
              <table:table-cell office:value-type="float" office:value="0.528042959427207">
                <text:p>0.528042959427207</text:p>
              </table:table-cell>
              <table:table-cell office:value-type="float" office:value="0.498806682577566">
                <text:p>0.498806682577566</text:p>
              </table:table-cell>
              <table:table-cell office:value-type="float" office:value="0.492243436754177">
                <text:p>0.492243436754177</text:p>
              </table:table-cell>
              <table:table-cell office:value-type="float" office:value="0.492243436754177">
                <text:p>0.492243436754177</text:p>
              </table:table-cell>
              <table:table-cell office:value-type="float" office:value="0.492243436754177">
                <text:p>0.492243436754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7119244391972">
                <text:p>0.517119244391972</text:p>
              </table:table-cell>
              <table:table-cell office:value-type="float" office:value="0.512396694214876">
                <text:p>0.512396694214876</text:p>
              </table:table-cell>
              <table:table-cell office:value-type="float" office:value="0.50590318772137">
                <text:p>0.50590318772137</text:p>
              </table:table-cell>
              <table:table-cell office:value-type="float" office:value="0.523612750885478">
                <text:p>0.523612750885478</text:p>
              </table:table-cell>
              <table:table-cell office:value-type="float" office:value="0.498229043683589">
                <text:p>0.498229043683589</text:p>
              </table:table-cell>
              <table:table-cell office:value-type="float" office:value="0.501770956316411">
                <text:p>0.501770956316411</text:p>
              </table:table-cell>
              <table:table-cell office:value-type="float" office:value="0.501770956316411">
                <text:p>0.501770956316411</text:p>
              </table:table-cell>
              <table:table-cell office:value-type="float" office:value="0.501770956316411">
                <text:p>0.5017709563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8691588785047">
                <text:p>0.518691588785047</text:p>
              </table:table-cell>
              <table:table-cell office:value-type="float" office:value="0.510514018691589">
                <text:p>0.510514018691589</text:p>
              </table:table-cell>
              <table:table-cell office:value-type="float" office:value="0.50642523364486">
                <text:p>0.50642523364486</text:p>
              </table:table-cell>
              <table:table-cell office:value-type="float" office:value="0.522780373831776">
                <text:p>0.522780373831776</text:p>
              </table:table-cell>
              <table:table-cell office:value-type="float" office:value="0.498831775700935">
                <text:p>0.498831775700935</text:p>
              </table:table-cell>
              <table:table-cell office:value-type="float" office:value="0.499415887850467">
                <text:p>0.499415887850467</text:p>
              </table:table-cell>
              <table:table-cell office:value-type="float" office:value="0.499415887850467">
                <text:p>0.499415887850467</text:p>
              </table:table-cell>
              <table:table-cell office:value-type="float" office:value="0.499415887850467">
                <text:p>0.499415887850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7919075144509">
                <text:p>0.517919075144509</text:p>
              </table:table-cell>
              <table:table-cell office:value-type="float" office:value="0.513294797687861">
                <text:p>0.513294797687861</text:p>
              </table:table-cell>
              <table:table-cell office:value-type="float" office:value="0.504624277456647">
                <text:p>0.504624277456647</text:p>
              </table:table-cell>
              <table:table-cell office:value-type="float" office:value="0.526589595375723">
                <text:p>0.526589595375723</text:p>
              </table:table-cell>
              <table:table-cell office:value-type="float" office:value="0.498265895953757">
                <text:p>0.498265895953757</text:p>
              </table:table-cell>
              <table:table-cell office:value-type="float" office:value="0.493063583815029">
                <text:p>0.493063583815029</text:p>
              </table:table-cell>
              <table:table-cell office:value-type="float" office:value="0.493063583815029">
                <text:p>0.493063583815029</text:p>
              </table:table-cell>
              <table:table-cell office:value-type="float" office:value="0.493063583815029">
                <text:p>0.493063583815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7162471395881">
                <text:p>0.517162471395881</text:p>
              </table:table-cell>
              <table:table-cell office:value-type="float" office:value="0.512585812356979">
                <text:p>0.512585812356979</text:p>
              </table:table-cell>
              <table:table-cell office:value-type="float" office:value="0.502860411899314">
                <text:p>0.502860411899314</text:p>
              </table:table-cell>
              <table:table-cell office:value-type="float" office:value="0.526887871853546">
                <text:p>0.526887871853546</text:p>
              </table:table-cell>
              <table:table-cell office:value-type="float" office:value="0.497711670480549">
                <text:p>0.497711670480549</text:p>
              </table:table-cell>
              <table:table-cell office:value-type="float" office:value="0.494279176201373">
                <text:p>0.494279176201373</text:p>
              </table:table-cell>
              <table:table-cell office:value-type="float" office:value="0.494279176201373">
                <text:p>0.494279176201373</text:p>
              </table:table-cell>
              <table:table-cell office:value-type="float" office:value="0.494279176201373">
                <text:p>0.494279176201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9818799546999">
                <text:p>0.519818799546999</text:p>
              </table:table-cell>
              <table:table-cell office:value-type="float" office:value="0.511891279728199">
                <text:p>0.511891279728199</text:p>
              </table:table-cell>
              <table:table-cell office:value-type="float" office:value="0.505096262740657">
                <text:p>0.505096262740657</text:p>
              </table:table-cell>
              <table:table-cell office:value-type="float" office:value="0.526613816534541">
                <text:p>0.526613816534541</text:p>
              </table:table-cell>
              <table:table-cell office:value-type="float" office:value="0.498301245753114">
                <text:p>0.498301245753114</text:p>
              </table:table-cell>
              <table:table-cell office:value-type="float" office:value="0.492638731596829">
                <text:p>0.492638731596829</text:p>
              </table:table-cell>
              <table:table-cell office:value-type="float" office:value="0.492638731596829">
                <text:p>0.492638731596829</text:p>
              </table:table-cell>
              <table:table-cell office:value-type="float" office:value="0.492638731596829">
                <text:p>0.492638731596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9058295964126">
                <text:p>0.519058295964126</text:p>
              </table:table-cell>
              <table:table-cell office:value-type="float" office:value="0.511210762331839">
                <text:p>0.511210762331839</text:p>
              </table:table-cell>
              <table:table-cell office:value-type="float" office:value="0.507286995515695">
                <text:p>0.507286995515695</text:p>
              </table:table-cell>
              <table:table-cell office:value-type="float" office:value="0.52298206278027">
                <text:p>0.52298206278027</text:p>
              </table:table-cell>
              <table:table-cell office:value-type="float" office:value="0.493273542600897">
                <text:p>0.493273542600897</text:p>
              </table:table-cell>
              <table:table-cell office:value-type="float" office:value="0.492713004484305">
                <text:p>0.492713004484305</text:p>
              </table:table-cell>
              <table:table-cell office:value-type="float" office:value="0.492713004484305">
                <text:p>0.492713004484305</text:p>
              </table:table-cell>
              <table:table-cell office:value-type="float" office:value="0.492713004484305">
                <text:p>0.49271300448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8312985571587">
                <text:p>0.518312985571587</text:p>
              </table:table-cell>
              <table:table-cell office:value-type="float" office:value="0.512763596004439">
                <text:p>0.512763596004439</text:p>
              </table:table-cell>
              <table:table-cell office:value-type="float" office:value="0.504439511653718">
                <text:p>0.504439511653718</text:p>
              </table:table-cell>
              <table:table-cell office:value-type="float" office:value="0.526637069922308">
                <text:p>0.526637069922308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756cm" svg:height="24.066cm" xlink:href=".." xlink:type="simple" chart:class="chart:line" chart:style-name="ch1">
        <chart:legend chart:legend-position="end" svg:x="30.829cm" svg:y="11.485cm" style:legend-expansion="high" chart:style-name="ch2"/>
        <chart:plot-area chart:style-name="ch3" table:cell-range-address="CrossedPropertyTest1.H1:CrossedPropertyTest1.I101" chart:data-source-has-labels="row" svg:x="0.754cm" svg:y="0.48cm" svg:width="29.316cm" svg:height="23.103cm">
          <chartooo:coordinate-region svg:x="1.481cm" svg:y="0.679cm" svg:width="28.589cm" svg:height="22.1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H2:CrossedPropertyTest1.H101" chart:label-cell-address="CrossedPropertyTest1.H1:CrossedPropertyTest1.H1" chart:class="chart:line">
            <chart:data-point chart:repeated="100"/>
          </chart:series>
          <chart:series chart:style-name="ch7" chart:values-cell-range-address="CrossedPropertyTest1.I2:CrossedPropertyTest1.I101" chart:label-cell-address="CrossedPropertyTest1.I1:CrossedPropertyTest1.I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 compression crossed(s1:s2)</text:p>
                <draw:g>
                  <svg:desc>CrossedPropertyTest1.H1:CrossedPropertyTest1.H1</svg:desc>
                </draw:g>
              </table:table-cell>
              <table:table-cell office:value-type="string">
                <text:p> Mutual compression crossed(s2:s1)</text:p>
                <draw:g>
                  <svg:desc>CrossedPropertyTest1.I1:CrossedPropertyTes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CrossedPropertyTest1.H2:CrossedPropertyTest1.H101</svg:desc>
                </draw:g>
              </table:table-cell>
              <table:table-cell office:value-type="float" office:value="0.6">
                <text:p>0.6</text:p>
                <draw:g>
                  <svg:desc>CrossedPropertyTest1.I2:CrossedPropertyTest1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8108108108108">
                <text:p>0.608108108108108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826086956522">
                <text:p>0.597826086956522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609090909090909">
                <text:p>0.6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25">
                <text:p>0.56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2191780821918">
                <text:p>0.582191780821918</text:p>
              </table:table-cell>
              <table:table-cell office:value-type="float" office:value="0.582191780821918">
                <text:p>0.58219178082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9268292682927">
                <text:p>0.579268292682927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5871559633028">
                <text:p>0.545871559633028</text:p>
              </table:table-cell>
              <table:table-cell office:value-type="float" office:value="0.545871559633028">
                <text:p>0.54587155963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6610169491525">
                <text:p>0.546610169491525</text:p>
              </table:table-cell>
              <table:table-cell office:value-type="float" office:value="0.546610169491525">
                <text:p>0.54661016949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51181102362205">
                <text:p>0.551181102362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6764705882353">
                <text:p>0.536764705882353</text:p>
              </table:table-cell>
              <table:table-cell office:value-type="float" office:value="0.536764705882353">
                <text:p>0.536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448275862069">
                <text:p>0.53448275862069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539877300613">
                <text:p>0.524539877300613</text:p>
              </table:table-cell>
              <table:table-cell office:value-type="float" office:value="0.524539877300613">
                <text:p>0.524539877300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453488372093">
                <text:p>0.51453488372093</text:p>
              </table:table-cell>
              <table:table-cell office:value-type="float" office:value="0.51453488372093">
                <text:p>0.514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3812154696133">
                <text:p>0.513812154696133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3157894736842">
                <text:p>0.513157894736842</text:p>
              </table:table-cell>
              <table:table-cell office:value-type="float" office:value="0.513157894736842">
                <text:p>0.513157894736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5025125628141">
                <text:p>0.505025125628141</text:p>
              </table:table-cell>
              <table:table-cell office:value-type="float" office:value="0.505025125628141">
                <text:p>0.505025125628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7596153846154">
                <text:p>0.497596153846154</text:p>
              </table:table-cell>
              <table:table-cell office:value-type="float" office:value="0.497596153846154">
                <text:p>0.49759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4608294930876">
                <text:p>0.504608294930876</text:p>
              </table:table-cell>
              <table:table-cell office:value-type="float" office:value="0.504608294930876">
                <text:p>0.50460829493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7787610619469">
                <text:p>0.497787610619469</text:p>
              </table:table-cell>
              <table:table-cell office:value-type="float" office:value="0.497787610619469">
                <text:p>0.497787610619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5106382978723">
                <text:p>0.485106382978723</text:p>
              </table:table-cell>
              <table:table-cell office:value-type="float" office:value="0.485106382978723">
                <text:p>0.485106382978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1803278688525">
                <text:p>0.491803278688525</text:p>
              </table:table-cell>
              <table:table-cell office:value-type="float" office:value="0.491803278688525">
                <text:p>0.491803278688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6166007905138">
                <text:p>0.486166007905138</text:p>
              </table:table-cell>
              <table:table-cell office:value-type="float" office:value="0.486166007905138">
                <text:p>0.48616600790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0916030534351">
                <text:p>0.480916030534351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549815498155">
                <text:p>0.481549815498155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8571428571429">
                <text:p>0.478571428571429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4048442906574">
                <text:p>0.474048442906574</text:p>
              </table:table-cell>
              <table:table-cell office:value-type="float" office:value="0.474048442906574">
                <text:p>0.47404844290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73154362416107">
                <text:p>0.473154362416107</text:p>
              </table:table-cell>
              <table:table-cell office:value-type="float" office:value="0.473154362416107">
                <text:p>0.473154362416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0456026058632">
                <text:p>0.480456026058632</text:p>
              </table:table-cell>
              <table:table-cell office:value-type="float" office:value="0.480456026058632">
                <text:p>0.48045602605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2594936708861">
                <text:p>0.482594936708861</text:p>
              </table:table-cell>
              <table:table-cell office:value-type="float" office:value="0.482594936708861">
                <text:p>0.482594936708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3846153846154">
                <text:p>0.473846153846154</text:p>
              </table:table-cell>
              <table:table-cell office:value-type="float" office:value="0.473846153846154">
                <text:p>0.47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7544910179641">
                <text:p>0.477544910179641</text:p>
              </table:table-cell>
              <table:table-cell office:value-type="float" office:value="0.477544910179641">
                <text:p>0.47754491017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9591836734694">
                <text:p>0.479591836734694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4431818181818">
                <text:p>0.474431818181818</text:p>
              </table:table-cell>
              <table:table-cell office:value-type="float" office:value="0.474431818181818">
                <text:p>0.47443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2299168975069">
                <text:p>0.472299168975069</text:p>
              </table:table-cell>
              <table:table-cell office:value-type="float" office:value="0.472299168975069">
                <text:p>0.472299168975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4324324324324">
                <text:p>0.474324324324324</text:p>
              </table:table-cell>
              <table:table-cell office:value-type="float" office:value="0.474324324324324">
                <text:p>0.47432432432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5488126649077">
                <text:p>0.485488126649077</text:p>
              </table:table-cell>
              <table:table-cell office:value-type="float" office:value="0.485488126649077">
                <text:p>0.48548812664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75515463917526">
                <text:p>0.475515463917526</text:p>
              </table:table-cell>
              <table:table-cell office:value-type="float" office:value="0.475515463917526">
                <text:p>0.47551546391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103274559194">
                <text:p>0.47103274559194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5369458128079">
                <text:p>0.475369458128079</text:p>
              </table:table-cell>
              <table:table-cell office:value-type="float" office:value="0.475369458128079">
                <text:p>0.475369458128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90361445783133">
                <text:p>0.490361445783133</text:p>
              </table:table-cell>
              <table:table-cell office:value-type="float" office:value="0.490361445783133">
                <text:p>0.490361445783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87028301886793">
                <text:p>0.487028301886793</text:p>
              </table:table-cell>
              <table:table-cell office:value-type="float" office:value="0.487028301886793">
                <text:p>0.48702830188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4988452655889">
                <text:p>0.484988452655889</text:p>
              </table:table-cell>
              <table:table-cell office:value-type="float" office:value="0.484988452655889">
                <text:p>0.484988452655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868778280543">
                <text:p>0.48868778280543</text:p>
              </table:table-cell>
              <table:table-cell office:value-type="float" office:value="0.48868778280543">
                <text:p>0.48868778280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3695652173913">
                <text:p>0.483695652173913</text:p>
              </table:table-cell>
              <table:table-cell office:value-type="float" office:value="0.483695652173913">
                <text:p>0.483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6140724946695">
                <text:p>0.486140724946695</text:p>
              </table:table-cell>
              <table:table-cell office:value-type="float" office:value="0.486140724946695">
                <text:p>0.486140724946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6401673640167">
                <text:p>0.486401673640167</text:p>
              </table:table-cell>
              <table:table-cell office:value-type="float" office:value="0.486401673640167">
                <text:p>0.486401673640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1786447638604">
                <text:p>0.491786447638604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3951612903226">
                <text:p>0.493951612903226</text:p>
              </table:table-cell>
              <table:table-cell office:value-type="float" office:value="0.493951612903226">
                <text:p>0.493951612903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5148514851485">
                <text:p>0.485148514851485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87354085603113">
                <text:p>0.487354085603113</text:p>
              </table:table-cell>
              <table:table-cell office:value-type="float" office:value="0.487354085603113">
                <text:p>0.487354085603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86615678776291">
                <text:p>0.486615678776291</text:p>
              </table:table-cell>
              <table:table-cell office:value-type="float" office:value="0.486615678776291">
                <text:p>0.486615678776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3421052631579">
                <text:p>0.493421052631579</text:p>
              </table:table-cell>
              <table:table-cell office:value-type="float" office:value="0.493421052631579">
                <text:p>0.49342105263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2439926062847">
                <text:p>0.482439926062847</text:p>
              </table:table-cell>
              <table:table-cell office:value-type="float" office:value="0.482439926062847">
                <text:p>0.482439926062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3636363636364">
                <text:p>0.483636363636364</text:p>
              </table:table-cell>
              <table:table-cell office:value-type="float" office:value="0.483636363636364">
                <text:p>0.48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1055456171735">
                <text:p>0.491055456171735</text:p>
              </table:table-cell>
              <table:table-cell office:value-type="float" office:value="0.491055456171735">
                <text:p>0.491055456171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2077464788732">
                <text:p>0.492077464788732</text:p>
              </table:table-cell>
              <table:table-cell office:value-type="float" office:value="0.492077464788732">
                <text:p>0.4920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0467937608319">
                <text:p>0.490467937608319</text:p>
              </table:table-cell>
              <table:table-cell office:value-type="float" office:value="0.490467937608319">
                <text:p>0.490467937608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9761092150171">
                <text:p>0.489761092150171</text:p>
              </table:table-cell>
              <table:table-cell office:value-type="float" office:value="0.489761092150171">
                <text:p>0.48976109215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9075630252101">
                <text:p>0.489075630252101</text:p>
              </table:table-cell>
              <table:table-cell office:value-type="float" office:value="0.489075630252101">
                <text:p>0.48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0066225165563">
                <text:p>0.490066225165563</text:p>
              </table:table-cell>
              <table:table-cell office:value-type="float" office:value="0.490066225165563">
                <text:p>0.490066225165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673735725938">
                <text:p>0.49673735725938</text:p>
              </table:table-cell>
              <table:table-cell office:value-type="float" office:value="0.49673735725938">
                <text:p>0.49673735725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2765273311897">
                <text:p>0.492765273311897</text:p>
              </table:table-cell>
              <table:table-cell office:value-type="float" office:value="0.492765273311897">
                <text:p>0.492765273311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445324881141">
                <text:p>0.49445324881141</text:p>
              </table:table-cell>
              <table:table-cell office:value-type="float" office:value="0.49445324881141">
                <text:p>0.49445324881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3125">
                <text:p>0.503125</text:p>
              </table:table-cell>
              <table:table-cell office:value-type="float" office:value="0.503125">
                <text:p>0.5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4607087827427">
                <text:p>0.494607087827427</text:p>
              </table:table-cell>
              <table:table-cell office:value-type="float" office:value="0.494607087827427">
                <text:p>0.494607087827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9240121580547">
                <text:p>0.499240121580547</text:p>
              </table:table-cell>
              <table:table-cell office:value-type="float" office:value="0.499240121580547">
                <text:p>0.499240121580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5562130177515">
                <text:p>0.495562130177515</text:p>
              </table:table-cell>
              <table:table-cell office:value-type="float" office:value="0.495562130177515">
                <text:p>0.495562130177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3430656934307">
                <text:p>0.493430656934307</text:p>
              </table:table-cell>
              <table:table-cell office:value-type="float" office:value="0.493430656934307">
                <text:p>0.493430656934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4322766570605">
                <text:p>0.504322766570605</text:p>
              </table:table-cell>
              <table:table-cell office:value-type="float" office:value="0.504322766570605">
                <text:p>0.504322766570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2133712660029">
                <text:p>0.502133712660029</text:p>
              </table:table-cell>
              <table:table-cell office:value-type="float" office:value="0.502133712660029">
                <text:p>0.50213371266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2080443828017">
                <text:p>0.502080443828017</text:p>
              </table:table-cell>
              <table:table-cell office:value-type="float" office:value="0.502080443828017">
                <text:p>0.502080443828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3424657534247">
                <text:p>0.503424657534247</text:p>
              </table:table-cell>
              <table:table-cell office:value-type="float" office:value="0.503424657534247">
                <text:p>0.503424657534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05412719891746">
                <text:p>0.505412719891746</text:p>
              </table:table-cell>
              <table:table-cell office:value-type="float" office:value="0.505412719891746">
                <text:p>0.505412719891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01336898395722">
                <text:p>0.501336898395722</text:p>
              </table:table-cell>
              <table:table-cell office:value-type="float" office:value="0.501336898395722">
                <text:p>0.501336898395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07265521796565">
                <text:p>0.507265521796565</text:p>
              </table:table-cell>
              <table:table-cell office:value-type="float" office:value="0.507265521796565">
                <text:p>0.507265521796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1958224543081">
                <text:p>0.501958224543081</text:p>
              </table:table-cell>
              <table:table-cell office:value-type="float" office:value="0.501958224543081">
                <text:p>0.501958224543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2258064516129">
                <text:p>0.492258064516129</text:p>
              </table:table-cell>
              <table:table-cell office:value-type="float" office:value="0.492258064516129">
                <text:p>0.492258064516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234693877551">
                <text:p>0.49234693877551</text:p>
              </table:table-cell>
              <table:table-cell office:value-type="float" office:value="0.49234693877551">
                <text:p>0.49234693877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1172761664565">
                <text:p>0.491172761664565</text:p>
              </table:table-cell>
              <table:table-cell office:value-type="float" office:value="0.491172761664565">
                <text:p>0.49117276166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0648379052369">
                <text:p>0.490648379052369</text:p>
              </table:table-cell>
              <table:table-cell office:value-type="float" office:value="0.490648379052369">
                <text:p>0.49064837905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0135635018496">
                <text:p>0.490135635018496</text:p>
              </table:table-cell>
              <table:table-cell office:value-type="float" office:value="0.490135635018496">
                <text:p>0.490135635018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2073170731707">
                <text:p>0.492073170731707</text:p>
              </table:table-cell>
              <table:table-cell office:value-type="float" office:value="0.492073170731707">
                <text:p>0.49207317073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9143546441496">
                <text:p>0.489143546441496</text:p>
              </table:table-cell>
              <table:table-cell office:value-type="float" office:value="0.489143546441496">
                <text:p>0.489143546441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2243436754177">
                <text:p>0.492243436754177</text:p>
              </table:table-cell>
              <table:table-cell office:value-type="float" office:value="0.492243436754177">
                <text:p>0.492243436754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1770956316411">
                <text:p>0.501770956316411</text:p>
              </table:table-cell>
              <table:table-cell office:value-type="float" office:value="0.501770956316411">
                <text:p>0.5017709563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9415887850467">
                <text:p>0.499415887850467</text:p>
              </table:table-cell>
              <table:table-cell office:value-type="float" office:value="0.499415887850467">
                <text:p>0.499415887850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3063583815029">
                <text:p>0.493063583815029</text:p>
              </table:table-cell>
              <table:table-cell office:value-type="float" office:value="0.493063583815029">
                <text:p>0.493063583815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4279176201373">
                <text:p>0.494279176201373</text:p>
              </table:table-cell>
              <table:table-cell office:value-type="float" office:value="0.494279176201373">
                <text:p>0.494279176201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2638731596829">
                <text:p>0.492638731596829</text:p>
              </table:table-cell>
              <table:table-cell office:value-type="float" office:value="0.492638731596829">
                <text:p>0.492638731596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2713004484305">
                <text:p>0.492713004484305</text:p>
              </table:table-cell>
              <table:table-cell office:value-type="float" office:value="0.492713004484305">
                <text:p>0.49271300448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2785793562708">
                <text:p>0.492785793562708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751cm" svg:height="24.06cm" xlink:href=".." xlink:type="simple" chart:class="chart:line" chart:style-name="ch1">
        <chart:legend chart:legend-position="end" svg:x="30.824cm" svg:y="11.482cm" style:legend-expansion="high" chart:style-name="ch2"/>
        <chart:plot-area chart:style-name="ch3" table:cell-range-address="CrossedPropertyTest1.B1:CrossedPropertyTest1.B101 CrossedPropertyTest1.F1:CrossedPropertyTest1.F101" chart:data-source-has-labels="row" svg:x="0.646cm" svg:y="0.561cm" svg:width="29.313cm" svg:height="23.097cm">
          <chartooo:coordinate-region svg:x="1.373cm" svg:y="0.76cm" svg:width="28.586cm" svg:height="22.1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B2:CrossedPropertyTest1.B101" chart:label-cell-address="CrossedPropertyTest1.B1:CrossedPropertyTest1.B1" chart:class="chart:line">
            <chart:data-point chart:repeated="100"/>
          </chart:series>
          <chart:series chart:style-name="ch7" chart:values-cell-range-address="CrossedPropertyTest1.F2:CrossedPropertyTest1.F101" chart:label-cell-address="CrossedPropertyTest1.F1:CrossedPropertyTest1.F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PropertyTest1.B1:CrossedPropertyTest1.B1</svg:desc>
                </draw:g>
              </table:table-cell>
              <table:table-cell office:value-type="string">
                <text:p> Mutual compression crossed(s1:s1)</text:p>
                <draw:g>
                  <svg:desc>CrossedPropertyTest1.F1:CrossedPropertyTes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PropertyTest1.B2:CrossedPropertyTest1.B101</svg:desc>
                </draw:g>
              </table:table-cell>
              <table:table-cell office:value-type="float" office:value="0.6">
                <text:p>0.6</text:p>
                <draw:g>
                  <svg:desc>CrossedPropertyTest1.F2:CrossedPropertyTes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567567567567568">
                <text:p>0.567567567567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58695652173913">
                <text:p>0.5869565217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4545454545455">
                <text:p>0.6545454545454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75">
                <text:p>0.6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232876712329">
                <text:p>0.671232876712329</text:p>
              </table:table-cell>
              <table:table-cell office:value-type="float" office:value="0.589041095890411">
                <text:p>0.589041095890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1376146788991">
                <text:p>0.651376146788991</text:p>
              </table:table-cell>
              <table:table-cell office:value-type="float" office:value="0.568807339449541">
                <text:p>0.568807339449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550847457627119">
                <text:p>0.550847457627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795275590551">
                <text:p>0.637795275590551</text:p>
              </table:table-cell>
              <table:table-cell office:value-type="float" office:value="0.519685039370079">
                <text:p>0.519685039370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3896103896104">
                <text:p>0.603896103896104</text:p>
              </table:table-cell>
              <table:table-cell office:value-type="float" office:value="0.506493506493506">
                <text:p>0.506493506493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7361963190184">
                <text:p>0.607361963190184</text:p>
              </table:table-cell>
              <table:table-cell office:value-type="float" office:value="0.515337423312883">
                <text:p>0.515337423312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046511627907">
                <text:p>0.61046511627907</text:p>
              </table:table-cell>
              <table:table-cell office:value-type="float" office:value="0.505813953488372">
                <text:p>0.505813953488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685082872928">
                <text:p>0.596685082872928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521052631578947">
                <text:p>0.521052631578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939698492462">
                <text:p>0.587939698492462</text:p>
              </table:table-cell>
              <table:table-cell office:value-type="float" office:value="0.512562814070352">
                <text:p>0.512562814070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1346153846154">
                <text:p>0.591346153846154</text:p>
              </table:table-cell>
              <table:table-cell office:value-type="float" office:value="0.504807692307692">
                <text:p>0.504807692307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4470046082949">
                <text:p>0.594470046082949</text:p>
              </table:table-cell>
              <table:table-cell office:value-type="float" office:value="0.511520737327189">
                <text:p>0.511520737327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504424778761062">
                <text:p>0.504424778761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0.472340425531915">
                <text:p>0.472340425531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479508196721311">
                <text:p>0.479508196721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474308300395257">
                <text:p>0.474308300395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47970479704797">
                <text:p>0.47970479704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477508650519031">
                <text:p>0.477508650519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483221476510067">
                <text:p>0.4832214765100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0.478827361563518">
                <text:p>0.478827361563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9620253164557">
                <text:p>0.569620253164557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470059880239521">
                <text:p>0.470059880239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8513119533528">
                <text:p>0.568513119533528</text:p>
              </table:table-cell>
              <table:table-cell office:value-type="float" office:value="0.475218658892128">
                <text:p>0.475218658892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25">
                <text:p>0.5625</text:p>
              </table:table-cell>
              <table:table-cell office:value-type="float" office:value="0.471590909090909">
                <text:p>0.471590909090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5096952908587">
                <text:p>0.565096952908587</text:p>
              </table:table-cell>
              <table:table-cell office:value-type="float" office:value="0.481994459833795">
                <text:p>0.481994459833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478378378378378">
                <text:p>0.478378378378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005277044855">
                <text:p>0.562005277044855</text:p>
              </table:table-cell>
              <table:table-cell office:value-type="float" office:value="0.45910290237467">
                <text:p>0.459102902374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6701030927835">
                <text:p>0.556701030927835</text:p>
              </table:table-cell>
              <table:table-cell office:value-type="float" office:value="0.47680412371134">
                <text:p>0.47680412371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467980295566503">
                <text:p>0.467980295566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472289156626506">
                <text:p>0.4722891566265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47877358490566">
                <text:p>0.478773584905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480369515011547">
                <text:p>0.480369515011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481900452488688">
                <text:p>0.481900452488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478935698447894">
                <text:p>0.478935698447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495652173913043">
                <text:p>0.495652173913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498933901918976">
                <text:p>0.498933901918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49163179916318">
                <text:p>0.49163179916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48870636550308">
                <text:p>0.48870636550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8306451612903">
                <text:p>0.538306451612903</text:p>
              </table:table-cell>
              <table:table-cell office:value-type="float" office:value="0.481854838709678">
                <text:p>0.481854838709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6964980544747">
                <text:p>0.536964980544747</text:p>
              </table:table-cell>
              <table:table-cell office:value-type="float" office:value="0.496108949416342">
                <text:p>0.496108949416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3460803059273">
                <text:p>0.533460803059273</text:p>
              </table:table-cell>
              <table:table-cell office:value-type="float" office:value="0.493307839388145">
                <text:p>0.493307839388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492481203007519">
                <text:p>0.492481203007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2347504621072">
                <text:p>0.532347504621072</text:p>
              </table:table-cell>
              <table:table-cell office:value-type="float" office:value="0.497227356746765">
                <text:p>0.4972273567467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9090909090909">
                <text:p>0.529090909090909</text:p>
              </table:table-cell>
              <table:table-cell office:value-type="float" office:value="0.503636363636364">
                <text:p>0.50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1305903398927">
                <text:p>0.531305903398927</text:p>
              </table:table-cell>
              <table:table-cell office:value-type="float" office:value="0.48479427549195">
                <text:p>0.484794275491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8169014084507">
                <text:p>0.528169014084507</text:p>
              </table:table-cell>
              <table:table-cell office:value-type="float" office:value="0.494718309859155">
                <text:p>0.494718309859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0329289428076">
                <text:p>0.530329289428076</text:p>
              </table:table-cell>
              <table:table-cell office:value-type="float" office:value="0.493934142114385">
                <text:p>0.493934142114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7303754266212">
                <text:p>0.527303754266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6490066225166">
                <text:p>0.526490066225166</text:p>
              </table:table-cell>
              <table:table-cell office:value-type="float" office:value="0.485099337748344">
                <text:p>0.485099337748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8548123980424">
                <text:p>0.528548123980424</text:p>
              </table:table-cell>
              <table:table-cell office:value-type="float" office:value="0.492659053833605">
                <text:p>0.4926590538336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572347266881">
                <text:p>0.52572347266881</text:p>
              </table:table-cell>
              <table:table-cell office:value-type="float" office:value="0.491961414790997">
                <text:p>0.491961414790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29793977813">
                <text:p>0.5229793977813</text:p>
              </table:table-cell>
              <table:table-cell office:value-type="float" office:value="0.48811410459588">
                <text:p>0.48811410459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5">
                <text:p>0.525</text:p>
              </table:table-cell>
              <table:table-cell office:value-type="float" office:value="0.4890625">
                <text:p>0.489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3882896764253">
                <text:p>0.523882896764253</text:p>
              </table:table-cell>
              <table:table-cell office:value-type="float" office:value="0.486902927580894">
                <text:p>0.486902927580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5835866261398">
                <text:p>0.525835866261398</text:p>
              </table:table-cell>
              <table:table-cell office:value-type="float" office:value="0.498480243161094">
                <text:p>0.498480243161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3238380809595">
                <text:p>0.523238380809595</text:p>
              </table:table-cell>
              <table:table-cell office:value-type="float" office:value="0.497751124437781">
                <text:p>0.497751124437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2189349112426">
                <text:p>0.522189349112426</text:p>
              </table:table-cell>
              <table:table-cell office:value-type="float" office:value="0.498520710059172">
                <text:p>0.498520710059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970802919708">
                <text:p>0.51970802919708</text:p>
              </table:table-cell>
              <table:table-cell office:value-type="float" office:value="0.496350364963504">
                <text:p>0.496350364963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3054755043228">
                <text:p>0.523054755043228</text:p>
              </table:table-cell>
              <table:table-cell office:value-type="float" office:value="0.501440922190202">
                <text:p>0.501440922190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0625889046942">
                <text:p>0.520625889046942</text:p>
              </table:table-cell>
              <table:table-cell office:value-type="float" office:value="0.499288762446657">
                <text:p>0.4992887624466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8258426966292">
                <text:p>0.518258426966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7337031900139">
                <text:p>0.517337031900139</text:p>
              </table:table-cell>
              <table:table-cell office:value-type="float" office:value="0.500693481276005">
                <text:p>0.500693481276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0547945205479">
                <text:p>0.5205479452054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8267929634641">
                <text:p>0.518267929634641</text:p>
              </table:table-cell>
              <table:table-cell office:value-type="float" office:value="0.497970230040595">
                <text:p>0.4979702300405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2727272727273">
                <text:p>0.522727272727273</text:p>
              </table:table-cell>
              <table:table-cell office:value-type="float" office:value="0.49331550802139">
                <text:p>0.49331550802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0475561426684">
                <text:p>0.520475561426684</text:p>
              </table:table-cell>
              <table:table-cell office:value-type="float" office:value="0.498018494055482">
                <text:p>0.4980184940554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8276762402089">
                <text:p>0.518276762402089</text:p>
              </table:table-cell>
              <table:table-cell office:value-type="float" office:value="0.497389033942559">
                <text:p>0.4973890339425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1290322580645">
                <text:p>0.521290322580645</text:p>
              </table:table-cell>
              <table:table-cell office:value-type="float" office:value="0.500645161290322">
                <text:p>0.500645161290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4234693877551">
                <text:p>0.524234693877551</text:p>
              </table:table-cell>
              <table:table-cell office:value-type="float" office:value="0.497448979591837">
                <text:p>0.4974489795918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3329129886507">
                <text:p>0.523329129886507</text:p>
              </table:table-cell>
              <table:table-cell office:value-type="float" office:value="0.496847414880202">
                <text:p>0.4968474148802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1197007481297">
                <text:p>0.5211970074812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112207151665">
                <text:p>0.519112207151665</text:p>
              </table:table-cell>
              <table:table-cell office:value-type="float" office:value="0.498150431565968">
                <text:p>0.498150431565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1951219512195">
                <text:p>0.521951219512195</text:p>
              </table:table-cell>
              <table:table-cell office:value-type="float" office:value="0.492682926829268">
                <text:p>0.4926829268292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1109770808203">
                <text:p>0.521109770808203</text:p>
              </table:table-cell>
              <table:table-cell office:value-type="float" office:value="0.494571773220748">
                <text:p>0.494571773220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909307875895">
                <text:p>0.51909307875895</text:p>
              </table:table-cell>
              <table:table-cell office:value-type="float" office:value="0.498806682577566">
                <text:p>0.498806682577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7119244391972">
                <text:p>0.517119244391972</text:p>
              </table:table-cell>
              <table:table-cell office:value-type="float" office:value="0.498229043683589">
                <text:p>0.498229043683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8691588785047">
                <text:p>0.518691588785047</text:p>
              </table:table-cell>
              <table:table-cell office:value-type="float" office:value="0.498831775700935">
                <text:p>0.498831775700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7919075144509">
                <text:p>0.517919075144509</text:p>
              </table:table-cell>
              <table:table-cell office:value-type="float" office:value="0.498265895953757">
                <text:p>0.498265895953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7162471395881">
                <text:p>0.517162471395881</text:p>
              </table:table-cell>
              <table:table-cell office:value-type="float" office:value="0.497711670480549">
                <text:p>0.4977116704805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9818799546999">
                <text:p>0.519818799546999</text:p>
              </table:table-cell>
              <table:table-cell office:value-type="float" office:value="0.498301245753114">
                <text:p>0.4983012457531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9058295964126">
                <text:p>0.519058295964126</text:p>
              </table:table-cell>
              <table:table-cell office:value-type="float" office:value="0.493273542600897">
                <text:p>0.493273542600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8312985571587">
                <text:p>0.518312985571587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751cm" svg:height="24.06cm" xlink:href=".." xlink:type="simple" chart:class="chart:line" chart:style-name="ch1">
        <chart:legend chart:legend-position="end" svg:x="30.824cm" svg:y="11.482cm" style:legend-expansion="high" chart:style-name="ch2"/>
        <chart:plot-area chart:style-name="ch3" table:cell-range-address="CrossedPropertyTest1.C1:CrossedPropertyTest1.C101 CrossedPropertyTest1.G1:CrossedPropertyTest1.G101" chart:data-source-has-labels="row" svg:x="0.755cm" svg:y="0.481cm" svg:width="29.314cm" svg:height="23.098cm">
          <chartooo:coordinate-region svg:x="1.482cm" svg:y="0.68cm" svg:width="28.587cm" svg:height="22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PropertyTest1.C2:CrossedPropertyTest1.C101" chart:label-cell-address="CrossedPropertyTest1.C1:CrossedPropertyTest1.C1" chart:class="chart:line">
            <chart:data-point chart:repeated="100"/>
          </chart:series>
          <chart:series chart:style-name="ch7" chart:values-cell-range-address="CrossedPropertyTest1.G2:CrossedPropertyTest1.G101" chart:label-cell-address="CrossedPropertyTest1.G1:CrossedPropertyTest1.G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2 </text:p>
                <draw:g>
                  <svg:desc>CrossedPropertyTest1.C1:CrossedPropertyTest1.C1</svg:desc>
                </draw:g>
              </table:table-cell>
              <table:table-cell office:value-type="string">
                <text:p> Mutual compression crossed(s2:s2)</text:p>
                <draw:g>
                  <svg:desc>CrossedPropertyTest1.G1:CrossedPropertyTes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CrossedPropertyTest1.C2:CrossedPropertyTest1.C101</svg:desc>
                </draw:g>
              </table:table-cell>
              <table:table-cell office:value-type="float" office:value="0.6">
                <text:p>0.6</text:p>
                <draw:g>
                  <svg:desc>CrossedPropertyTest1.G2:CrossedPropertyTest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0869565217391">
                <text:p>0.760869565217391</text:p>
              </table:table-cell>
              <table:table-cell office:value-type="float" office:value="0.597826086956522">
                <text:p>0.597826086956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09090909090909">
                <text:p>0.6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3125">
                <text:p>0.70312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8630136986301">
                <text:p>0.698630136986301</text:p>
              </table:table-cell>
              <table:table-cell office:value-type="float" office:value="0.582191780821918">
                <text:p>0.58219178082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31707317073">
                <text:p>0.670731707317073</text:p>
              </table:table-cell>
              <table:table-cell office:value-type="float" office:value="0.579268292682927">
                <text:p>0.579268292682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9340659340659">
                <text:p>0.659340659340659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853211009174">
                <text:p>0.623853211009174</text:p>
              </table:table-cell>
              <table:table-cell office:value-type="float" office:value="0.545871559633028">
                <text:p>0.54587155963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546610169491525">
                <text:p>0.54661016949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2047244094488">
                <text:p>0.622047244094488</text:p>
              </table:table-cell>
              <table:table-cell office:value-type="float" office:value="0.551181102362205">
                <text:p>0.551181102362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5">
                <text:p>0.625</text:p>
              </table:table-cell>
              <table:table-cell office:value-type="float" office:value="0.536764705882353">
                <text:p>0.536764705882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586206896552">
                <text:p>0.627586206896552</text:p>
              </table:table-cell>
              <table:table-cell office:value-type="float" office:value="0.53448275862069">
                <text:p>0.5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5766871165644">
                <text:p>0.625766871165644</text:p>
              </table:table-cell>
              <table:table-cell office:value-type="float" office:value="0.524539877300613">
                <text:p>0.524539877300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7906976744186">
                <text:p>0.627906976744186</text:p>
              </table:table-cell>
              <table:table-cell office:value-type="float" office:value="0.51453488372093">
                <text:p>0.5145348837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3259668508287">
                <text:p>0.613259668508287</text:p>
              </table:table-cell>
              <table:table-cell office:value-type="float" office:value="0.513812154696133">
                <text:p>0.513812154696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5789473684211">
                <text:p>0.615789473684211</text:p>
              </table:table-cell>
              <table:table-cell office:value-type="float" office:value="0.513157894736842">
                <text:p>0.513157894736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18090452261306">
                <text:p>0.618090452261306</text:p>
              </table:table-cell>
              <table:table-cell office:value-type="float" office:value="0.505025125628141">
                <text:p>0.505025125628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5769230769231">
                <text:p>0.605769230769231</text:p>
              </table:table-cell>
              <table:table-cell office:value-type="float" office:value="0.497596153846154">
                <text:p>0.497596153846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8294930875576">
                <text:p>0.608294930875576</text:p>
              </table:table-cell>
              <table:table-cell office:value-type="float" office:value="0.504608294930876">
                <text:p>0.504608294930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497787610619469">
                <text:p>0.4977876106194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0.485106382978723">
                <text:p>0.485106382978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491803278688525">
                <text:p>0.491803278688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486166007905138">
                <text:p>0.486166007905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5419847328244">
                <text:p>0.595419847328244</text:p>
              </table:table-cell>
              <table:table-cell office:value-type="float" office:value="0.480916030534351">
                <text:p>0.48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481549815498155">
                <text:p>0.481549815498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478571428571429">
                <text:p>0.478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474048442906574">
                <text:p>0.474048442906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473154362416107">
                <text:p>0.473154362416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6319218241042">
                <text:p>0.586319218241042</text:p>
              </table:table-cell>
              <table:table-cell office:value-type="float" office:value="0.480456026058632">
                <text:p>0.48045602605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9113924050633">
                <text:p>0.579113924050633</text:p>
              </table:table-cell>
              <table:table-cell office:value-type="float" office:value="0.482594936708861">
                <text:p>0.482594936708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538461538462">
                <text:p>0.581538461538462</text:p>
              </table:table-cell>
              <table:table-cell office:value-type="float" office:value="0.473846153846154">
                <text:p>0.47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4850299401198">
                <text:p>0.574850299401198</text:p>
              </table:table-cell>
              <table:table-cell office:value-type="float" office:value="0.477544910179641">
                <text:p>0.47754491017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7259475218659">
                <text:p>0.577259475218659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474431818181818">
                <text:p>0.47443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3407202216066">
                <text:p>0.573407202216066</text:p>
              </table:table-cell>
              <table:table-cell office:value-type="float" office:value="0.472299168975069">
                <text:p>0.472299168975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474324324324324">
                <text:p>0.474324324324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9920844327177">
                <text:p>0.569920844327177</text:p>
              </table:table-cell>
              <table:table-cell office:value-type="float" office:value="0.485488126649077">
                <text:p>0.48548812664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4432989690722">
                <text:p>0.564432989690722</text:p>
              </table:table-cell>
              <table:table-cell office:value-type="float" office:value="0.475515463917526">
                <text:p>0.47551546391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47103274559194">
                <text:p>0.47103274559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1576354679803">
                <text:p>0.561576354679803</text:p>
              </table:table-cell>
              <table:table-cell office:value-type="float" office:value="0.475369458128079">
                <text:p>0.475369458128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490361445783133">
                <text:p>0.490361445783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487028301886793">
                <text:p>0.48702830188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47344110854503">
                <text:p>0.547344110854503</text:p>
              </table:table-cell>
              <table:table-cell office:value-type="float" office:value="0.484988452655889">
                <text:p>0.484988452655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48868778280543">
                <text:p>0.48868778280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1304347826087">
                <text:p>0.541304347826087</text:p>
              </table:table-cell>
              <table:table-cell office:value-type="float" office:value="0.483695652173913">
                <text:p>0.483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486140724946695">
                <text:p>0.486140724946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9748953974895">
                <text:p>0.539748953974895</text:p>
              </table:table-cell>
              <table:table-cell office:value-type="float" office:value="0.486401673640167">
                <text:p>0.4864016736401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5934291581109">
                <text:p>0.535934291581109</text:p>
              </table:table-cell>
              <table:table-cell office:value-type="float" office:value="0.491786447638604">
                <text:p>0.491786447638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2258064516129">
                <text:p>0.532258064516129</text:p>
              </table:table-cell>
              <table:table-cell office:value-type="float" office:value="0.493951612903226">
                <text:p>0.493951612903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28712871287129">
                <text:p>0.528712871287129</text:p>
              </table:table-cell>
              <table:table-cell office:value-type="float" office:value="0.485148514851485">
                <text:p>0.4851485148514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1128404669261">
                <text:p>0.531128404669261</text:p>
              </table:table-cell>
              <table:table-cell office:value-type="float" office:value="0.487354085603113">
                <text:p>0.487354085603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7724665391969">
                <text:p>0.527724665391969</text:p>
              </table:table-cell>
              <table:table-cell office:value-type="float" office:value="0.486615678776291">
                <text:p>0.486615678776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24436090225564">
                <text:p>0.524436090225564</text:p>
              </table:table-cell>
              <table:table-cell office:value-type="float" office:value="0.493421052631579">
                <text:p>0.493421052631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26802218114603">
                <text:p>0.526802218114603</text:p>
              </table:table-cell>
              <table:table-cell office:value-type="float" office:value="0.482439926062847">
                <text:p>0.482439926062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23636363636364">
                <text:p>0.523636363636364</text:p>
              </table:table-cell>
              <table:table-cell office:value-type="float" office:value="0.483636363636364">
                <text:p>0.483636363636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0572450805009">
                <text:p>0.520572450805009</text:p>
              </table:table-cell>
              <table:table-cell office:value-type="float" office:value="0.491055456171735">
                <text:p>0.4910554561717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2887323943662">
                <text:p>0.522887323943662</text:p>
              </table:table-cell>
              <table:table-cell office:value-type="float" office:value="0.492077464788732">
                <text:p>0.4920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9930675909879">
                <text:p>0.519930675909879</text:p>
              </table:table-cell>
              <table:table-cell office:value-type="float" office:value="0.490467937608319">
                <text:p>0.490467937608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1877133105802">
                <text:p>0.51877133105802</text:p>
              </table:table-cell>
              <table:table-cell office:value-type="float" office:value="0.489761092150171">
                <text:p>0.48976109215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1008403361345">
                <text:p>0.521008403361345</text:p>
              </table:table-cell>
              <table:table-cell office:value-type="float" office:value="0.489075630252101">
                <text:p>0.48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18211920529801">
                <text:p>0.518211920529801</text:p>
              </table:table-cell>
              <table:table-cell office:value-type="float" office:value="0.490066225165563">
                <text:p>0.4900662251655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5497553017944">
                <text:p>0.515497553017944</text:p>
              </table:table-cell>
              <table:table-cell office:value-type="float" office:value="0.49673735725938">
                <text:p>0.496737357259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17684887459807">
                <text:p>0.517684887459807</text:p>
              </table:table-cell>
              <table:table-cell office:value-type="float" office:value="0.492765273311897">
                <text:p>0.4927652733118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15055467511886">
                <text:p>0.515055467511886</text:p>
              </table:table-cell>
              <table:table-cell office:value-type="float" office:value="0.49445324881141">
                <text:p>0.49445324881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71875">
                <text:p>0.5171875</text:p>
              </table:table-cell>
              <table:table-cell office:value-type="float" office:value="0.503125">
                <text:p>0.50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4637904468413">
                <text:p>0.514637904468413</text:p>
              </table:table-cell>
              <table:table-cell office:value-type="float" office:value="0.494607087827427">
                <text:p>0.494607087827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9756838905775">
                <text:p>0.519756838905775</text:p>
              </table:table-cell>
              <table:table-cell office:value-type="float" office:value="0.499240121580547">
                <text:p>0.499240121580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495562130177515">
                <text:p>0.4955621301775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8248175182482">
                <text:p>0.518248175182482</text:p>
              </table:table-cell>
              <table:table-cell office:value-type="float" office:value="0.493430656934307">
                <text:p>0.493430656934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0172910662824">
                <text:p>0.520172910662824</text:p>
              </table:table-cell>
              <table:table-cell office:value-type="float" office:value="0.504322766570605">
                <text:p>0.504322766570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778093883357">
                <text:p>0.51778093883357</text:p>
              </table:table-cell>
              <table:table-cell office:value-type="float" office:value="0.502133712660029">
                <text:p>0.5021337126600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5449438202247">
                <text:p>0.5154494382022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3176144244105">
                <text:p>0.513176144244105</text:p>
              </table:table-cell>
              <table:table-cell office:value-type="float" office:value="0.502080443828017">
                <text:p>0.502080443828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6438356164384">
                <text:p>0.516438356164384</text:p>
              </table:table-cell>
              <table:table-cell office:value-type="float" office:value="0.503424657534247">
                <text:p>0.503424657534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5561569688769">
                <text:p>0.515561569688769</text:p>
              </table:table-cell>
              <table:table-cell office:value-type="float" office:value="0.505412719891746">
                <text:p>0.505412719891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8716577540107">
                <text:p>0.518716577540107</text:p>
              </table:table-cell>
              <table:table-cell office:value-type="float" office:value="0.501336898395722">
                <text:p>0.501336898395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2549537648613">
                <text:p>0.512549537648613</text:p>
              </table:table-cell>
              <table:table-cell office:value-type="float" office:value="0.507265521796565">
                <text:p>0.5072655217965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5665796344647">
                <text:p>0.515665796344647</text:p>
              </table:table-cell>
              <table:table-cell office:value-type="float" office:value="0.501958224543081">
                <text:p>0.5019582245430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3548387096774">
                <text:p>0.513548387096774</text:p>
              </table:table-cell>
              <table:table-cell office:value-type="float" office:value="0.492258064516129">
                <text:p>0.492258064516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581632653061">
                <text:p>0.516581632653061</text:p>
              </table:table-cell>
              <table:table-cell office:value-type="float" office:value="0.49234693877551">
                <text:p>0.492346938775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4501891551072">
                <text:p>0.514501891551072</text:p>
              </table:table-cell>
              <table:table-cell office:value-type="float" office:value="0.491172761664565">
                <text:p>0.491172761664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2468827930175">
                <text:p>0.512468827930175</text:p>
              </table:table-cell>
              <table:table-cell office:value-type="float" office:value="0.490648379052369">
                <text:p>0.4906483790523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5413070283601">
                <text:p>0.515413070283601</text:p>
              </table:table-cell>
              <table:table-cell office:value-type="float" office:value="0.490135635018496">
                <text:p>0.4901356350184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3414634146341">
                <text:p>0.513414634146341</text:p>
              </table:table-cell>
              <table:table-cell office:value-type="float" office:value="0.492073170731707">
                <text:p>0.49207317073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145958986731">
                <text:p>0.51145958986731</text:p>
              </table:table-cell>
              <table:table-cell office:value-type="float" office:value="0.489143546441496">
                <text:p>0.489143546441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4319809069212">
                <text:p>0.514319809069212</text:p>
              </table:table-cell>
              <table:table-cell office:value-type="float" office:value="0.492243436754177">
                <text:p>0.492243436754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2396694214876">
                <text:p>0.512396694214876</text:p>
              </table:table-cell>
              <table:table-cell office:value-type="float" office:value="0.501770956316411">
                <text:p>0.501770956316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0514018691589">
                <text:p>0.510514018691589</text:p>
              </table:table-cell>
              <table:table-cell office:value-type="float" office:value="0.499415887850467">
                <text:p>0.499415887850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3294797687861">
                <text:p>0.513294797687861</text:p>
              </table:table-cell>
              <table:table-cell office:value-type="float" office:value="0.493063583815029">
                <text:p>0.4930635838150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2585812356979">
                <text:p>0.512585812356979</text:p>
              </table:table-cell>
              <table:table-cell office:value-type="float" office:value="0.494279176201373">
                <text:p>0.4942791762013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1891279728199">
                <text:p>0.511891279728199</text:p>
              </table:table-cell>
              <table:table-cell office:value-type="float" office:value="0.492638731596829">
                <text:p>0.492638731596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1210762331839">
                <text:p>0.511210762331839</text:p>
              </table:table-cell>
              <table:table-cell office:value-type="float" office:value="0.492713004484305">
                <text:p>0.49271300448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2763596004439">
                <text:p>0.512763596004439</text:p>
              </table:table-cell>
              <table:table-cell office:value-type="float" office:value="0.492785793562708">
                <text:p>0.4927857935627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